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1355AAB658229456.png" manifest:media-type="image/png"/>
  <manifest:file-entry manifest:full-path="Pictures/10000000000009C40000057EBA553E8AF74FE86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134f5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ff0000" draw:stroke-linejoin="round" draw:fill="solid" draw:fill-color="#134f5c"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134f5c"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a2c4c9" draw:textarea-vertical-align="bottom"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a4c2f4" draw:textarea-vertical-align="bottom"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dash" draw:stroke-dash="Dashed_20__28_var_29__20_4"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5"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b539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79cm" svg:stroke-color="#0000ff" draw:stroke-linejoin="round" draw:fill="solid" draw:fill-color="#134f5c"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00ff00" draw:stroke-linejoin="round" draw:fill="solid" draw:fill-color="#134f5c"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dash" draw:stroke-dash="Dashed_20__28_var_29__20_6"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a4c2f4"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79cm" svg:stroke-color="#ff9900" draw:stroke-linejoin="round" draw:fill="solid" draw:fill-color="#134f5c"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000000"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000000"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6aa84f"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6aa84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00000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00000" draw:stroke-linejoin="round" draw:fill="solid" draw:fill-color="#d0e0e3"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USTOM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CUSTOM_5f_1-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8"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9"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P10" style:family="paragraph">
      <loext:graphic-properties draw:fill="solid" draw:fill-color="#134f5c"/>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212cm" fo:margin-bottom="0cm" fo:line-height="115%" fo:text-align="start" fo:text-indent="0cm" style:writing-mode="lr-tb"/>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loext:graphic-properties draw:fill="solid" draw:fill-color="#a2c4c9"/>
      <style:paragraph-properties fo:text-align="start" style:font-independent-line-spacing="true"/>
      <style:text-properties fo:font-size="14pt"/>
    </style:style>
    <style:style style:name="P15" style:family="paragraph">
      <loext:graphic-properties draw:fill="solid" draw:fill-color="#a4c2f4"/>
      <style:paragraph-properties fo:text-align="start" style:font-independent-line-spacing="true"/>
      <style:text-properties fo:font-size="14pt"/>
    </style:style>
    <style:style style:name="P16" style:family="paragraph">
      <loext:graphic-properties draw:fill="none" draw:fill-color="#ffffff"/>
      <style:paragraph-properties fo:text-align="start" style:font-independent-line-spacing="true"/>
      <style:text-properties fo:font-size="11pt"/>
    </style:style>
    <style:style style:name="P17" style:family="paragraph">
      <loext:graphic-properties draw:fill="solid" draw:fill-color="#ffffff"/>
      <style:paragraph-properties fo:text-align="start" style:font-independent-line-spacing="true"/>
      <style:text-properties fo:font-size="14pt"/>
    </style:style>
    <style:style style:name="P18" style:family="paragraph">
      <loext:graphic-properties draw:fill="solid" draw:fill-color="#d9d9d9"/>
      <style:paragraph-properties fo:text-align="start" style:font-independent-line-spacing="true"/>
      <style:text-properties fo:font-size="14pt"/>
    </style:style>
    <style:style style:name="P19" style:family="paragraph">
      <loext:graphic-properties draw:fill="solid" draw:fill-color="#ffe599"/>
      <style:paragraph-properties fo:text-align="start" style:font-independent-line-spacing="true"/>
      <style:text-properties fo:font-size="14pt"/>
    </style:style>
    <style:style style:name="P20" style:family="paragraph">
      <loext:graphic-properties draw:fill="solid" draw:fill-color="#b6d7a8"/>
      <style:paragraph-properties fo:text-align="start" style:font-independent-line-spacing="true"/>
      <style:text-properties fo:font-size="14pt"/>
    </style:style>
    <style:style style:name="P21" style:family="paragraph">
      <style:paragraph-properties fo:margin-left="0cm" fo:margin-right="0cm" fo:margin-top="0.212cm" fo:margin-bottom="0cm" fo:line-height="115%" fo:text-align="start" fo:text-indent="1.27cm" style:writing-mode="lr-tb">
        <style:tab-stops>
          <style:tab-stop style:position="0cm"/>
        </style:tab-stops>
      </style:paragraph-properties>
    </style:style>
    <style:style style:name="P22" style:family="paragraph">
      <loext:graphic-properties draw:fill="solid" draw:fill-color="#ff0000"/>
      <style:paragraph-properties fo:text-align="start" style:font-independent-line-spacing="true"/>
      <style:text-properties fo:font-size="14pt"/>
    </style:style>
    <style:style style:name="P23" style:family="paragraph">
      <loext:graphic-properties draw:fill="solid" draw:fill-color="#d0e0e3"/>
      <style:paragraph-properties fo:text-align="start" style:font-independent-line-spacing="true"/>
      <style:text-properties fo:font-size="14pt"/>
    </style:style>
    <style:style style:name="P24"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Overpass" fo:font-size="36pt" fo:letter-spacing="normal" fo:font-style="normal" style:text-underline-style="none" fo:font-weight="bold" style:font-name-asian="Overpass" style:font-size-asian="36pt" style:font-style-asian="normal" style:font-weight-asian="bold" style:font-name-complex="Overpass"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Overpass" fo:font-size="36pt" fo:letter-spacing="normal" fo:font-style="normal" style:text-underline-style="none" fo:font-weight="normal" style:font-name-asian="Overpass" style:font-size-asian="36pt" style:font-style-asian="normal" style:font-weight-asian="normal" style:font-name-complex="Overpass" style:font-size-complex="3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verpass" fo:font-size="18pt" fo:letter-spacing="normal" fo:font-style="italic" style:text-underline-style="none" fo:font-weight="normal" style:font-name-asian="Overpass" style:font-size-asian="18pt" style:font-style-asian="italic" style:font-weight-asian="normal" style:font-name-complex="Overpass" style:font-size-complex="18pt" style:font-style-complex="italic" style:font-weight-complex="normal"/>
    </style:style>
    <style:style style:name="T4" style:family="text">
      <style:text-properties fo:font-variant="normal" fo:text-transform="none" fo:color="#ffffff"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bfdde4"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normal" style:font-name-asian="Overpass" style:font-size-asian="14pt" style:font-style-asian="normal" style:font-weight-asian="normal" style:font-name-complex="Overpass" style:font-size-complex="14pt" style:font-style-complex="normal" style:font-weight-complex="normal"/>
    </style:style>
    <style:style style:name="T9" style:family="text">
      <style:text-properties fo:font-variant="normal" fo:text-transform="none" fo:color="#bfdde4" style:text-line-through-style="none" style:text-line-through-type="none" style:text-position="0% 100%" style:font-name="Overpass" fo:font-size="14pt" fo:letter-spacing="normal" fo:font-style="normal" style:text-underline-style="solid" style:text-underline-width="auto" style:text-underline-color="font-color" fo:font-weight="normal" style:font-name-asian="Overpass" style:font-size-asian="14pt" style:font-style-asian="normal" style:font-weight-asian="normal" style:font-name-complex="Overpass"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Overpass" fo:font-size="12pt" fo:letter-spacing="normal" fo:font-style="normal" style:text-underline-style="none" fo:font-weight="normal" style:font-name-asian="Overpass" style:font-size-asian="12pt" style:font-style-asian="normal" style:font-weight-asian="normal" style:font-name-complex="Overpass"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verpass" fo:font-size="10pt" fo:letter-spacing="normal" fo:font-style="normal" style:text-underline-style="none" fo:font-weight="normal" style:font-name-asian="Overpass" style:font-size-asian="10pt" style:font-style-asian="normal" style:font-weight-asian="normal" style:font-name-complex="Overpass" style:font-size-complex="10pt" style:font-style-complex="normal" style:font-weight-complex="normal"/>
    </style:style>
    <style:style style:name="T13" style:family="text">
      <style:text-properties fo:font-variant="normal" fo:text-transform="none" fo:color="#bfdde4" style:text-line-through-style="none" style:text-line-through-type="none" style:text-position="0% 100%" style:font-name="Overpass" fo:font-size="10pt" fo:letter-spacing="normal" fo:font-style="normal" style:text-underline-style="solid" style:text-underline-width="auto" style:text-underline-color="font-color" fo:font-weight="normal" style:font-name-asian="Overpass" style:font-size-asian="10pt" style:font-style-asian="normal" style:font-weight-asian="normal" style:font-name-complex="Overpass"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Overpass" fo:font-size="14pt" fo:letter-spacing="normal" fo:font-style="normal" style:text-underline-style="none" fo:font-weight="bold" style:font-name-asian="Overpass" style:font-size-asian="14pt" style:font-style-asian="normal" style:font-weight-asian="bold" style:font-name-complex="Overpass" style:font-size-complex="14pt" style:font-style-complex="normal" style:font-weight-complex="bold"/>
    </style:style>
    <style:style style:name="T15" style:family="text">
      <style:text-properties fo:font-variant="normal" fo:text-transform="none" fo:color="#434343" style:text-line-through-style="none" style:text-line-through-type="none" style:text-position="0% 100%" style:font-name="Overpass" fo:font-size="7pt" fo:letter-spacing="normal" fo:font-style="normal" style:text-underline-style="none" fo:font-weight="normal" style:font-name-asian="Overpass" style:font-size-asian="7pt" style:font-style-asian="normal" style:font-weight-asian="normal" style:font-name-complex="Overpass" style:font-size-complex="7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bfdde4" style:text-line-through-style="none" style:text-line-through-type="none" style:text-position="0% 100%" style:font-name="Overpass" fo:font-size="12pt" fo:letter-spacing="normal" fo:font-style="normal" style:text-underline-style="solid" style:text-underline-width="auto" style:text-underline-color="font-color" fo:font-weight="normal" style:font-name-asian="Overpass" style:font-size-asian="12pt" style:font-style-asian="normal" style:font-weight-asian="normal" style:font-name-complex="Overpass"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fo:font-variant="normal" fo:text-transform="none" fo:color="#0000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Overpass" fo:font-size="10pt" fo:letter-spacing="normal" fo:font-style="italic" style:text-underline-style="none" fo:font-weight="normal" style:font-name-asian="Overpass" style:font-size-asian="10pt" style:font-style-asian="italic" style:font-weight-asian="normal" style:font-name-complex="Overpass" style:font-size-complex="10pt" style:font-style-complex="italic" style:font-weight-complex="normal"/>
    </style:style>
    <style:style style:name="T23" style:family="text">
      <style:text-properties fo:font-variant="normal" fo:text-transform="none" fo:color="#ff0000" style:text-line-through-style="none" style:text-line-through-type="none" style:text-position="0% 100%" style:font-name="Overpass" fo:font-size="12pt" fo:letter-spacing="normal" fo:font-style="normal" style:text-underline-style="none" fo:font-weight="bold" style:font-name-asian="Overpass" style:font-size-asian="12pt" style:font-style-asian="normal" style:font-weight-asian="bold" style:font-name-complex="Overpass" style:font-size-complex="12pt" style:font-style-complex="normal" style:font-weight-complex="bold"/>
    </style:style>
    <style:style style:name="T24" style:family="text">
      <style:text-properties fo:font-variant="normal" fo:text-transform="none" fo:color="#43434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fo:font-variant="normal" fo:text-transform="none" fo:color="#99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7" style:family="text">
      <style:text-properties fo:font-variant="normal" fo:text-transform="none" fo:color="#6aa84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8" style:family="text">
      <style:text-properties fo:font-variant="normal" fo:text-transform="none" fo:color="#134f5c"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Overpass" fo:font-size="12pt" fo:letter-spacing="normal" fo:font-style="normal" style:text-underline-style="none" fo:font-weight="bold" style:font-name-asian="Overpass" style:font-size-asian="12pt" style:font-style-asian="normal" style:font-weight-asian="bold" style:font-name-complex="Overpass" style:font-size-complex="12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24cm" text:min-label-width="0.846cm"/>
        <style:text-properties style:font-name="Overpa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424cm" text:min-label-width="0.846cm"/>
        <style:text-properties fo:color="#000000" fo:font-size="100%"/>
      </text:list-level-style-number>
      <text:list-level-style-number text:level="2" style:num-suffix="." style:num-format="a">
        <style:list-level-properties text:space-before="1.694cm" text:min-label-width="0.84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
        <style:list-level-properties text:space-before="0.424cm" text:min-label-width="0.846cm"/>
        <style:text-properties fo:color="#000000" fo:font-size="100%"/>
      </text:list-level-style-number>
      <text:list-level-style-number text:level="2" style:num-suffix="." style:num-format="a">
        <style:list-level-properties text:space-before="1.694cm" text:min-label-width="0.84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abs:&#10;Openshift Service Mesh&#10;Istio&#10;(April - Tech Preview)&#10;" draw:style-name="dp1" draw:master-page-name="TITLE" presentation:presentation-page-layout-name="AL1T0">
        <draw:frame draw:name="Google Shape;72;p20" presentation:style-name="pr1" draw:text-style-name="P2" draw:layer="layout" svg:width="18.917cm" svg:height="1.762cm" svg:x="3.446cm" svg:y="7.973cm" presentation:class="title" presentation:user-transformed="true">
          <draw:text-box>
            <text:p text:style-name="P1"><text:span text:style-name="T1">Labs:</text:span><text:span text:style-name="T1"><text:line-break/></text:span><text:span text:style-name="T1">Openshift Service Mesh</text:span><text:span text:style-name="T1"><text:line-break/></text:span><text:span text:style-name="T2">Istio</text:span><text:span text:style-name="T2"><text:line-break/></text:span><text:span text:style-name="T3">(April - Tech Preview)</text:span><text:span text:style-name="T3"><text:line-break/></text:span><text:span text:style-name="T3"/></text:p>
          </draw:text-box>
        </draw:frame>
        <draw:frame draw:name="Google Shape;73;p20" presentation:style-name="pr2" draw:text-style-name="P4" draw:layer="layout" svg:width="12.699cm" svg:height="3.332cm" svg:x="5.061cm" svg:y="9.737cm" presentation:class="subtitle" presentation:user-transformed="true">
          <draw:text-box>
            <text:p text:style-name="P3"><text:span text:style-name="T4"/></text:p>
            <text:p text:style-name="P3"><text:span text:style-name="T4"/></text:p>
            <text:p text:style-name="P3"><text:span text:style-name="T4">David Sancho </text:span></text:p>
            <text:p text:style-name="P3"><text:span text:style-name="T4">Red Hat Architect</text:span></text:p>
            <text:p text:style-name="P3"><text:span text:style-name="T4"/></text:p>
            <text:p text:style-name="P3"><text:span text:style-name="T4"/></text:p>
            <text:p text:style-name="P3"><text:span text:style-name="T4"/></text:p>
          </draw:text-box>
        </draw:frame>
        <presentation:notes draw:style-name="dp2">
          <draw:page-thumbnail draw:name="Google Shape;69;g56aa1688c6_4_0:notes" draw:style-name="gr1" draw:layer="layout" svg:width="16.932cm" svg:height="9.524cm" svg:x="1.059cm" svg:y="1.905cm" draw:page-number="1" presentation:class="page"/>
          <draw:frame draw:name="Google Shape;70;g56aa1688c6_4_0:notes" presentation:style-name="pr3" draw:text-style-name="P5" draw:layer="layout" svg:width="15.239cm" svg:height="11.429cm" svg:x="1.905cm" svg:y="12.065cm" presentation:class="notes" presentation:placeholder="true" presentation:user-transformed="true">
            <draw:text-box/>
          </draw:frame>
        </presentation:notes>
      </draw:page>
      <draw:page draw:name="Environment information" draw:style-name="dp1" draw:master-page-name="CUSTOM_5f_1">
        <draw:frame draw:name="Google Shape;78;p21" presentation:style-name="pr4" draw:text-style-name="P6" draw:layer="layout" svg:width="20.807cm" svg:height="2.952cm" svg:x="2.296cm" svg:y="0cm" presentation:class="title" presentation:user-transformed="true">
          <draw:text-box>
            <text:p text:style-name="P3"><text:span text:style-name="T5">Environment information</text:span></text:p>
          </draw:text-box>
        </draw:frame>
        <draw:custom-shape draw:name="Google Shape;79;p21" draw:style-name="gr2" draw:text-style-name="P6" draw:layer="layout" svg:width="19.447cm" svg:height="2.952cm" svg:x="3.466cm" svg:y="3.138cm">
          <text:p text:style-name="P3"><text:span text:style-name="T6">OCP 4 beta + Maistra 0.9.0 (no mTLS is active globally by default)</text:span></text:p>
          <text:p text:style-name="P3"><text:span text:style-name="T6"/></text:p>
          <text:p text:style-name="P3"><text:span text:style-name="T6">Console: userX/pwdX</text:span></text:p>
          <text:p text:style-name="P3"><text:span text:style-name="T6"/></text:p>
          <text:p text:style-name="P7"><text:span text:style-name="T6">https://console-openshift-console.apps.cluster-labs.sandbox309.opentlc.com</text:span></text:p>
          <text:p text:style-name="P3"><text:span text:style-name="T6"/></text:p>
          <text:p text:style-name="P3"><text:span text:style-name="T6"><text:tab/></text:span><text:span text:style-name="T6">oc login -u userX -p pwdX </text:span><text:span text:style-name="T7"><text:a xlink:href="https://api.cluster-labs.sandbox309.opentlc.com:6443" xlink:type="simple">https://api.cluster-labs.sandbox309.opentlc.com:6443</text:a></text:span></text:p>
          <text:p text:style-name="P3"><text:span text:style-name="T6"/></text:p>
          <text:p text:style-name="P3"><text:span text:style-name="T6"><text:tab/></text:span><text:span text:style-name="T6">Using project ‘projectX’</text:span></text:p>
          <text:p text:style-name="P3"><text:span text:style-name="T6"/></text:p>
          <text:p text:style-name="P3"><text:span text:style-name="T6">Kiali 0.15 (username/password)</text:span></text:p>
          <text:p text:style-name="P3"><text:span text:style-name="T6"><text:tab/></text:span></text:p>
          <text:p text:style-name="P3"><text:span text:style-name="T6"><text:tab/></text:span><text:span text:style-name="T6">https://kiali-istio-system.apps.cluster-labs.sandbox309.opentlc.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4b10774a76_0_6:notes" draw:style-name="gr1" draw:layer="layout" svg:width="16.932cm" svg:height="9.524cm" svg:x="1.059cm" svg:y="1.905cm" draw:page-number="2" presentation:class="page"/>
          <draw:frame draw:name="Google Shape;76;g4b10774a76_0_6:notes" presentation:style-name="pr5" draw:text-style-name="P5" draw:layer="layout" svg:width="15.239cm" svg:height="11.429cm" svg:x="1.905cm" svg:y="12.065cm" presentation:class="notes" presentation:placeholder="true" presentation:user-transformed="true">
            <draw:text-box/>
          </draw:frame>
        </presentation:notes>
      </draw:page>
      <draw:page draw:name="Lab 0&#10;Apps deployment" draw:style-name="dp1" draw:master-page-name="TITLE" presentation:presentation-page-layout-name="AL1T0">
        <draw:frame draw:name="Google Shape;84;p22" presentation:style-name="pr1" draw:text-style-name="P2" draw:layer="layout" svg:width="16.509cm" svg:height="1.904cm" svg:x="5.061cm" svg:y="6.033cm" presentation:class="title" presentation:user-transformed="true">
          <draw:text-box>
            <text:p text:style-name="P1"><text:span text:style-name="T1">Lab 0</text:span><text:span text:style-name="T1"><text:line-break/></text:span><text:span text:style-name="T1">Apps deployment</text:span></text:p>
          </draw:text-box>
        </draw:frame>
        <presentation:notes draw:style-name="dp2">
          <draw:page-thumbnail draw:name="Google Shape;81;g4dcaaebe69_0_9:notes" draw:style-name="gr1" draw:layer="layout" svg:width="16.932cm" svg:height="9.524cm" svg:x="1.059cm" svg:y="1.905cm" draw:page-number="3" presentation:class="page"/>
          <draw:frame draw:name="Google Shape;82;g4dcaaebe69_0_9:notes" presentation:style-name="pr6" draw:text-style-name="P5" draw:layer="layout" svg:width="15.239cm" svg:height="11.429cm" svg:x="1.905cm" svg:y="12.065cm" presentation:class="notes" presentation:placeholder="true" presentation:user-transformed="true">
            <draw:text-box/>
          </draw:frame>
        </presentation:notes>
      </draw:page>
      <draw:page draw:name="Apps deployment - Overview" draw:style-name="dp1" draw:master-page-name="CUSTOM_5f_1">
        <draw:frame draw:name="Google Shape;89;p23" presentation:style-name="pr4" draw:text-style-name="P6" draw:layer="layout" svg:width="20.807cm" svg:height="2.952cm" svg:x="2.296cm" svg:y="0cm" presentation:class="title" presentation:user-transformed="true">
          <draw:text-box>
            <text:p text:style-name="P3"><text:span text:style-name="T5">Apps deployment - Overview</text:span></text:p>
          </draw:text-box>
        </draw:frame>
        <draw:custom-shape draw:name="Google Shape;90;p23" draw:style-name="gr2" draw:text-style-name="P6" draw:layer="layout" svg:width="20.807cm" svg:height="5.742cm" svg:x="2.296cm" svg:y="6.121cm">
          <text:p text:style-name="P8"><text:span text:style-name="T8">Source code: </text:span><text:span text:style-name="T9"><text:a xlink:href="https://github.com/dsanchor/istio-tutorial" xlink:type="simple">https://github.com/dsanchor/istio-tutorial</text:a></text:span></text:p>
          <text:p text:style-name="P8"><text:span text:style-name="T8">Preparation: </text:span></text:p>
          <text:p text:style-name="P9"><text:span text:style-name="T8">export ISTIO_LAB=/home/dsancho/redhat/istio/workshop/istio-tutorial</text:span></text:p>
          <text:p text:style-name="P9"><text:span text:style-name="T8">export APPS_NAMESPACE=projectX</text:span></text:p>
          <text:p text:style-name="P9"><text:span text:style-name="T8">export SUBDOMAIN=apps.cluster-labs.sandbox309.opentlc.com</text:span></text:p>
          <text:p text:style-name="P8"><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2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23"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23" draw:style-name="gr4" draw:text-style-name="P10" draw:layer="layout" svg:width="2.523cm" svg:height="1.681cm" svg:x="17.059cm" svg:y="3.922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23"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23"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96;p23" draw:style-name="gr5" draw:text-style-name="P11" draw:layer="layout" svg:width="3.309cm" svg:height="0.001cm" svg:x="13.749cm" svg:y="4.762cm">
          <text:p/>
          <draw:enhanced-geometry draw:mirror-horizontal="false" draw:mirror-vertical="false" svg:viewBox="0 0 21600 21600" draw:type="mso-spt32" draw:enhanced-path="M 0 0 L 21600 21600 N"/>
        </draw:custom-shape>
        <presentation:notes draw:style-name="dp2">
          <draw:page-thumbnail draw:name="Google Shape;86;g4b10774a76_0_120:notes" draw:style-name="gr1" draw:layer="layout" svg:width="16.932cm" svg:height="9.524cm" svg:x="1.059cm" svg:y="1.905cm" draw:page-number="4" presentation:class="page"/>
          <draw:frame draw:name="Google Shape;87;g4b10774a76_0_120:notes" presentation:style-name="pr7" draw:text-style-name="P5" draw:layer="layout" svg:width="15.239cm" svg:height="11.429cm" svg:x="1.905cm" svg:y="12.065cm" presentation:class="notes" presentation:placeholder="true" presentation:user-transformed="true">
            <draw:text-box/>
          </draw:frame>
        </presentation:notes>
      </draw:page>
      <draw:page draw:name="Apps deployment - Customer V1" draw:style-name="dp1" draw:master-page-name="CUSTOM_5f_1">
        <draw:frame draw:name="Google Shape;101;p24" presentation:style-name="pr4" draw:text-style-name="P6" draw:layer="layout" svg:width="20.807cm" svg:height="2.952cm" svg:x="2.296cm" svg:y="0cm" presentation:class="title" presentation:user-transformed="true">
          <draw:text-box>
            <text:p text:style-name="P3"><text:span text:style-name="T5">Apps deployment - Customer V1</text:span></text:p>
          </draw:text-box>
        </draw:frame>
        <draw:custom-shape draw:name="Google Shape;102;p24" draw:style-name="gr2" draw:text-style-name="P6" draw:layer="layout" svg:width="20.807cm" svg:height="7.282cm" svg:x="2.296cm" svg:y="5.642cm">
          <text:list text:style-name="L8">
            <text:list-item>
              <text:p text:style-name="P12"><text:span text:style-name="T11">Create app:</text:span></text:p>
            </text:list-item>
          </text:list>
          <text:p text:style-name="P9"><text:span text:style-name="T12">oc new-app -l app=customer,version=v1 --name=customer-v1 --context-dir=customer/java/springboot -e JAEGER_SERVICE_NAME=customer JAEGER_ENDPOINT=http://jaeger-collector.istio-system.svc:14268/api/traces JAEGER_PROPAGATION=b3 JAEGER_SAMPLER_TYPE=const JAEGER_SAMPLER_PARAM=1 JAVA_OPTIONS='-Xms128m -Xmx256m -Djava.net.preferIPv4Stack=true' redhat-openjdk18-openshift:1.5~https://github.com/dsanchor/istio-tutorial <text:s/>--build-env=MAVEN_MIRROR_URL='</text:span><text:span text:style-name="T13"><text:a xlink:href="http://nexus.devops:8081/nexus/content/groups/public" xlink:type="simple">http://nexus.devops:8081/nexus/content/groups/public</text:a></text:span><text:span text:style-name="T12">' -n $APPS_NAMESPACE</text:span></text:p>
          <text:list text:continue-numbering="true" text:style-name="L8">
            <text:list-item>
              <text:p text:style-name="P8"><text:span text:style-name="T11">Expose app <text:s/>&amp; test</text:span></text:p>
            </text:list-item>
          </text:list>
          <text:p text:style-name="P9"><text:span text:style-name="T12">oc delete svc/customer-v1 -n $APPS_NAMESPACE</text:span></text:p>
          <text:p text:style-name="P9"><text:span text:style-name="T12">oc create -f $ISTIO_LAB/customer/kubernetes/Service.yml -n $APPS_NAMESPACE</text:span></text:p>
          <text:p text:style-name="P9"><text:span text:style-name="T12">oc expose service customer -n $APPS_NAMESPACE </text:span></text:p>
          <text:p text:style-name="P9"><text:span text:style-name="T12">curl -v http://customer-$APPS_NAMESPACE.$SUBDOMAIN/</text:span></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24" draw:style-name="gr4" draw:text-style-name="P10" draw:layer="layout" svg:width="2.523cm" svg:height="1.681cm" svg:x="11.224cm" svg:y="3.96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24" draw:style-name="gr4" draw:text-style-name="P10" draw:layer="layout" svg:width="2.523cm" svg:height="1.681cm" svg:x="17.059cm" svg:y="3.96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24" draw:style-name="gr6" draw:text-style-name="P10" draw:layer="layout" svg:width="2.523cm" svg:height="1.681cm" svg:x="5.615cm" svg:y="3.96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24" draw:style-name="gr5" draw:text-style-name="P11" draw:layer="layout" svg:width="3.084cm" svg:height="0.001cm" svg:x="8.139cm" svg:y="4.801cm">
          <text:p/>
          <draw:enhanced-geometry draw:mirror-horizontal="false" draw:mirror-vertical="false" svg:viewBox="0 0 21600 21600" draw:type="mso-spt32" draw:enhanced-path="M 0 0 L 21600 21600 N"/>
        </draw:custom-shape>
        <draw:custom-shape draw:name="Google Shape;107;p24" draw:style-name="gr5" draw:text-style-name="P11" draw:layer="layout" svg:width="3.309cm" svg:height="0.001cm" svg:x="13.749cm" svg:y="4.801cm">
          <text:p/>
          <draw:enhanced-geometry draw:mirror-horizontal="false" draw:mirror-vertical="false" svg:viewBox="0 0 21600 21600" draw:type="mso-spt32" draw:enhanced-path="M 0 0 L 21600 21600 N"/>
        </draw:custom-shape>
        <draw:custom-shape draw:name="Google Shape;108;p24" draw:style-name="gr7" draw:text-style-name="P6" draw:layer="layout" svg:width="22.104cm" svg:height="1.293cm" svg:x="2.003cm" svg:y="13.20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g57dadf7abd_0_22:notes" draw:style-name="gr1" draw:layer="layout" svg:width="16.932cm" svg:height="9.524cm" svg:x="1.059cm" svg:y="1.905cm" draw:page-number="5" presentation:class="page"/>
          <draw:frame draw:name="Google Shape;99;g57dadf7abd_0_22:notes" presentation:style-name="pr8" draw:text-style-name="P5" draw:layer="layout" svg:width="15.239cm" svg:height="11.429cm" svg:x="1.905cm" svg:y="12.065cm" presentation:class="notes" presentation:placeholder="true" presentation:user-transformed="true">
            <draw:text-box/>
          </draw:frame>
        </presentation:notes>
      </draw:page>
      <draw:page draw:name="Apps deployment - Preference V1" draw:style-name="dp1" draw:master-page-name="CUSTOM_5f_1">
        <draw:frame draw:name="Google Shape;113;p25" presentation:style-name="pr4" draw:text-style-name="P6" draw:layer="layout" svg:width="20.807cm" svg:height="2.952cm" svg:x="2.296cm" svg:y="0cm" presentation:class="title" presentation:user-transformed="true">
          <draw:text-box>
            <text:p text:style-name="P3"><text:span text:style-name="T5">Apps deployment - Preference V1</text:span></text:p>
          </draw:text-box>
        </draw:frame>
        <draw:custom-shape draw:name="Google Shape;114;p25" draw:style-name="gr2" draw:text-style-name="P6" draw:layer="layout" svg:width="20.807cm" svg:height="7.282cm" svg:x="2.296cm" svg:y="5.642cm">
          <text:list text:style-name="L8">
            <text:list-item>
              <text:p text:style-name="P12"><text:span text:style-name="T11">Create app:</text:span></text:p>
            </text:list-item>
          </text:list>
          <text:p text:style-name="P9"><text:span text:style-name="T12">oc new-app -l app=preference,version=v1 --name=preference-v1 --context-dir=preference/java/springboot -e JAEGER_SERVICE_NAME=preference JAEGER_ENDPOINT=http://jaeger-collector.istio-system.svc:14268/api/traces JAEGER_PROPAGATION=b3 JAEGER_SAMPLER_TYPE=const JAEGER_SAMPLER_PARAM=1 JAVA_OPTIONS='-Xms128m -Xmx256m -Djava.net.preferIPv4Stack=true' redhat-openjdk18-openshift:1.5~https://github.com/dsanchor/istio-tutorial --build-env=MAVEN_MIRROR_URL='</text:span><text:span text:style-name="T13"><text:a xlink:href="http://nexus.devops:8081/nexus/content/groups/public" xlink:type="simple">http://nexus.devops:8081/nexus/content/groups/public</text:a></text:span><text:span text:style-name="T12">' -n $APPS_NAMESPACE</text:span></text:p>
          <text:list text:continue-numbering="true" text:style-name="L8">
            <text:list-item>
              <text:p text:style-name="P8"><text:span text:style-name="T11">Create service <text:s/>&amp; test</text:span></text:p>
            </text:list-item>
          </text:list>
          <text:p text:style-name="P9"><text:span text:style-name="T12">oc delete svc/preference-v1 -n $APPS_NAMESPACE</text:span></text:p>
          <text:p text:style-name="P9"><text:span text:style-name="T12">oc create -f $ISTIO_LAB/preference/kubernetes/Service.yml -n $APPS_NAMESPACE</text:span></text:p>
          <text:p text:style-name="P9"><text:span text:style-name="T12">curl -v http://customer-$APPS_NAMESPACE.$SUBDOMAIN/</text:span></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25" draw:style-name="gr6" draw:text-style-name="P10" draw:layer="layout" svg:width="2.523cm" svg:height="1.681cm" svg:x="11.224cm" svg:y="3.96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5" draw:style-name="gr4" draw:text-style-name="P10" draw:layer="layout" svg:width="2.523cm" svg:height="1.681cm" svg:x="17.059cm" svg:y="3.96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5" draw:style-name="gr4" draw:text-style-name="P10" draw:layer="layout" svg:width="2.523cm" svg:height="1.681cm" svg:x="5.615cm" svg:y="3.96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25" draw:style-name="gr5" draw:text-style-name="P11" draw:layer="layout" svg:width="3.084cm" svg:height="0.001cm" svg:x="8.139cm" svg:y="4.801cm">
          <text:p/>
          <draw:enhanced-geometry draw:mirror-horizontal="false" draw:mirror-vertical="false" svg:viewBox="0 0 21600 21600" draw:type="mso-spt32" draw:enhanced-path="M 0 0 L 21600 21600 N"/>
        </draw:custom-shape>
        <draw:custom-shape draw:name="Google Shape;119;p25" draw:style-name="gr5" draw:text-style-name="P11" draw:layer="layout" svg:width="3.309cm" svg:height="0.001cm" svg:x="13.749cm" svg:y="4.801cm">
          <text:p/>
          <draw:enhanced-geometry draw:mirror-horizontal="false" draw:mirror-vertical="false" svg:viewBox="0 0 21600 21600" draw:type="mso-spt32" draw:enhanced-path="M 0 0 L 21600 21600 N"/>
        </draw:custom-shape>
        <draw:custom-shape draw:name="Google Shape;120;p25" draw:style-name="gr7" draw:text-style-name="P6" draw:layer="layout" svg:width="22.104cm" svg:height="1.293cm" svg:x="2.003cm" svg:y="13.20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57dadf7abd_0_40:notes" draw:style-name="gr1" draw:layer="layout" svg:width="16.932cm" svg:height="9.524cm" svg:x="1.059cm" svg:y="1.905cm" draw:page-number="6" presentation:class="page"/>
          <draw:frame draw:name="Google Shape;111;g57dadf7abd_0_40:notes" presentation:style-name="pr9" draw:text-style-name="P5" draw:layer="layout" svg:width="15.239cm" svg:height="11.429cm" svg:x="1.905cm" svg:y="12.065cm" presentation:class="notes" presentation:placeholder="true" presentation:user-transformed="true">
            <draw:text-box/>
          </draw:frame>
        </presentation:notes>
      </draw:page>
      <draw:page draw:name="Apps deployment - Recommendation V1" draw:style-name="dp1" draw:master-page-name="CUSTOM_5f_1">
        <draw:frame draw:name="Google Shape;125;p26" presentation:style-name="pr4" draw:text-style-name="P6" draw:layer="layout" svg:width="20.807cm" svg:height="2.952cm" svg:x="2.296cm" svg:y="0cm" presentation:class="title" presentation:user-transformed="true">
          <draw:text-box>
            <text:p text:style-name="P3"><text:span text:style-name="T5">Apps deployment - Recommendation V1</text:span></text:p>
          </draw:text-box>
        </draw:frame>
        <draw:custom-shape draw:name="Google Shape;126;p26" draw:style-name="gr2" draw:text-style-name="P6" draw:layer="layout" svg:width="20.807cm" svg:height="7.282cm" svg:x="2.296cm" svg:y="5.642cm">
          <text:list text:style-name="L8">
            <text:list-item>
              <text:p text:style-name="P12"><text:span text:style-name="T11">Create app:</text:span></text:p>
            </text:list-item>
          </text:list>
          <text:p text:style-name="P9"><text:span text:style-name="T12">oc new-app -l app=recommendation,version=v1 --name=recommendation-v1 --context-dir=recommendation/java/vertx JAVA_OPTIONS='-Xms128m -Xmx256m -Djava.net.preferIPv4Stack=true' redhat-openjdk18-openshift:1.5~https://github.com/dsanchor/istio-tutorial -e VERSION=v1 --build-env=MAVEN_MIRROR_URL='</text:span><text:span text:style-name="T13"><text:a xlink:href="http://nexus.devops:8081/nexus/content/groups/public" xlink:type="simple">http://nexus.devops:8081/nexus/content/groups/public</text:a></text:span><text:span text:style-name="T12">' <text:s/>-n $APPS_NAMESPACE</text:span></text:p>
          <text:list text:continue-numbering="true" text:style-name="L8">
            <text:list-item>
              <text:p text:style-name="P8"><text:span text:style-name="T11">Create service <text:s/>&amp; test</text:span></text:p>
            </text:list-item>
          </text:list>
          <text:p text:style-name="P9"><text:span text:style-name="T12">oc delete svc/recommendation-v1 -n $APPS_NAMESPACE</text:span></text:p>
          <text:p text:style-name="P9"><text:span text:style-name="T12">oc create -f $ISTIO_LAB/recommendation/kubernetes/Service.yml -n $APPS_NAMESPACE</text:span></text:p>
          <text:p text:style-name="P9"><text:span text:style-name="T12">curl -v http://customer-$APPS_NAMESPACE.$SUBDOMAIN/</text:span></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6" draw:style-name="gr4" draw:text-style-name="P10" draw:layer="layout" svg:width="2.523cm" svg:height="1.681cm" svg:x="11.224cm" svg:y="3.96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6" draw:style-name="gr6" draw:text-style-name="P10" draw:layer="layout" svg:width="2.523cm" svg:height="1.681cm" svg:x="17.059cm" svg:y="3.96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6" draw:style-name="gr4" draw:text-style-name="P10" draw:layer="layout" svg:width="2.523cm" svg:height="1.681cm" svg:x="5.615cm" svg:y="3.96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6" draw:style-name="gr5" draw:text-style-name="P11" draw:layer="layout" svg:width="3.084cm" svg:height="0.001cm" svg:x="8.139cm" svg:y="4.801cm">
          <text:p/>
          <draw:enhanced-geometry draw:mirror-horizontal="false" draw:mirror-vertical="false" svg:viewBox="0 0 21600 21600" draw:type="mso-spt32" draw:enhanced-path="M 0 0 L 21600 21600 N"/>
        </draw:custom-shape>
        <draw:custom-shape draw:name="Google Shape;131;p26" draw:style-name="gr5" draw:text-style-name="P11" draw:layer="layout" svg:width="3.309cm" svg:height="0.001cm" svg:x="13.749cm" svg:y="4.801cm">
          <text:p/>
          <draw:enhanced-geometry draw:mirror-horizontal="false" draw:mirror-vertical="false" svg:viewBox="0 0 21600 21600" draw:type="mso-spt32" draw:enhanced-path="M 0 0 L 21600 21600 N"/>
        </draw:custom-shape>
        <draw:custom-shape draw:name="Google Shape;132;p26" draw:style-name="gr7" draw:text-style-name="P6" draw:layer="layout" svg:width="22.104cm" svg:height="1.293cm" svg:x="2.003cm" svg:y="13.207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57dadf7abd_0_54:notes" draw:style-name="gr1" draw:layer="layout" svg:width="16.932cm" svg:height="9.524cm" svg:x="1.059cm" svg:y="1.905cm" draw:page-number="7" presentation:class="page"/>
          <draw:frame draw:name="Google Shape;123;g57dadf7abd_0_54:notes" presentation:style-name="pr10" draw:text-style-name="P5" draw:layer="layout" svg:width="15.239cm" svg:height="11.429cm" svg:x="1.905cm" svg:y="12.065cm" presentation:class="notes" presentation:placeholder="true" presentation:user-transformed="true">
            <draw:text-box/>
          </draw:frame>
        </presentation:notes>
      </draw:page>
      <draw:page draw:name="Apps deployment" draw:style-name="dp1" draw:master-page-name="CUSTOM_5f_1">
        <draw:frame draw:name="Google Shape;137;p27" presentation:style-name="pr4" draw:text-style-name="P6" draw:layer="layout" svg:width="20.807cm" svg:height="2.952cm" svg:x="2.296cm" svg:y="0cm" presentation:class="title" presentation:user-transformed="true">
          <draw:text-box>
            <text:p text:style-name="P3"><text:span text:style-name="T5">Apps deployment</text:span></text:p>
          </draw:text-box>
        </draw:frame>
        <draw:custom-shape draw:name="Google Shape;138;p27"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7" draw:style-name="gr2" draw:text-style-name="P6" draw:layer="layout" svg:width="20.807cm" svg:height="10.154cm" svg:x="2.296cm" svg:y="2.77cm">
          <text:p text:style-name="P8"><text:span text:style-name="T14">Resources:</text:span></text:p>
          <text:list text:style-name="L11">
            <text:list-item>
              <text:p text:style-name="P8"><text:span text:style-name="T11">https://docs.openshift.com/container-platform/3.11/dev_guide/application_lifecycle/new_app.html</text:span></text:p>
            </text:list-item>
            <text:list-item>
              <text:p text:style-name="P13"><text:span text:style-name="T11">https://maistra.io/docs/getting_started/application-requirements/</text:span></text:p>
            </text:list-item>
            <text:list-item>
              <text:p text:style-name="P3"><text:span text:style-name="T11">https://istio.io/help/faq/traffic-management/#naming-port-convention</text:span></text:p>
            </text:list-item>
          </text:list>
          <text:p text:style-name="P9"><text:span text:style-name="T11"/></text:p>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g582f7184e4_0_369:notes" draw:style-name="gr1" draw:layer="layout" svg:width="16.932cm" svg:height="9.524cm" svg:x="1.059cm" svg:y="1.905cm" draw:page-number="8" presentation:class="page"/>
          <draw:frame draw:name="Google Shape;135;g582f7184e4_0_369:notes" presentation:style-name="pr11" draw:text-style-name="P5" draw:layer="layout" svg:width="15.239cm" svg:height="11.429cm" svg:x="1.905cm" svg:y="12.065cm" presentation:class="notes" presentation:placeholder="true" presentation:user-transformed="true">
            <draw:text-box/>
          </draw:frame>
        </presentation:notes>
      </draw:page>
      <draw:page draw:name="Lab 1&#10;Istio proxy - Auto injection" draw:style-name="dp1" draw:master-page-name="TITLE" presentation:presentation-page-layout-name="AL1T0">
        <draw:frame draw:name="Google Shape;144;p28" presentation:style-name="pr1" draw:text-style-name="P2" draw:layer="layout" svg:width="16.509cm" svg:height="1.904cm" svg:x="5.061cm" svg:y="6.033cm" presentation:class="title" presentation:user-transformed="true">
          <draw:text-box>
            <text:p text:style-name="P1"><text:span text:style-name="T1">Lab 1</text:span><text:span text:style-name="T1"><text:line-break/></text:span><text:span text:style-name="T1">Istio proxy - Auto injection</text:span></text:p>
          </draw:text-box>
        </draw:frame>
        <presentation:notes draw:style-name="dp2">
          <draw:page-thumbnail draw:name="Google Shape;141;g57dadf7abd_0_66:notes" draw:style-name="gr1" draw:layer="layout" svg:width="16.932cm" svg:height="9.524cm" svg:x="1.059cm" svg:y="1.905cm" draw:page-number="9" presentation:class="page"/>
          <draw:frame draw:name="Google Shape;142;g57dadf7abd_0_66:notes" presentation:style-name="pr12" draw:text-style-name="P5" draw:layer="layout" svg:width="15.239cm" svg:height="11.429cm" svg:x="1.905cm" svg:y="12.065cm" presentation:class="notes" presentation:placeholder="true" presentation:user-transformed="true">
            <draw:text-box/>
          </draw:frame>
        </presentation:notes>
      </draw:page>
      <draw:page draw:name="Istio proxy - Auto injection" draw:style-name="dp1" draw:master-page-name="CUSTOM_5f_1">
        <draw:frame draw:name="Google Shape;149;p29" presentation:style-name="pr4" draw:text-style-name="P6" draw:layer="layout" svg:width="20.807cm" svg:height="2.952cm" svg:x="2.296cm" svg:y="0cm" presentation:class="title" presentation:user-transformed="true">
          <draw:text-box>
            <text:p text:style-name="P3"><text:span text:style-name="T5">Istio proxy - Auto injection</text:span></text:p>
          </draw:text-box>
        </draw:frame>
        <draw:custom-shape draw:name="Google Shape;150;p29"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9" draw:style-name="gr8" draw:text-style-name="P10" draw:layer="layout" svg:width="3.084cm" svg:height="2.001cm" svg:x="5.054cm" svg:y="4.13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9" draw:style-name="gr5" draw:text-style-name="P11" draw:layer="layout" svg:width="2.523cm" svg:height="0.001cm" svg:x="8.139cm" svg:y="5.134cm">
          <text:p/>
          <draw:enhanced-geometry draw:mirror-horizontal="false" draw:mirror-vertical="false" svg:viewBox="0 0 21600 21600" draw:type="mso-spt32" draw:enhanced-path="M 0 0 L 21600 21600 N"/>
        </draw:custom-shape>
        <draw:custom-shape draw:name="Google Shape;154;p29" draw:style-name="gr5" draw:text-style-name="P11" draw:layer="layout" svg:width="2.657cm" svg:height="0.001cm" svg:x="13.749cm" svg:y="5.134cm">
          <text:p/>
          <draw:enhanced-geometry draw:mirror-horizontal="false" draw:mirror-vertical="false" svg:viewBox="0 0 21600 21600" draw:type="mso-spt32" draw:enhanced-path="M 0 0 L 21600 21600 N"/>
        </draw:custom-shape>
        <draw:custom-shape draw:name="Google Shape;156;p29" draw:style-name="gr9" draw:text-style-name="P14" draw:layer="layout" svg:width="2.907cm" svg:height="0.765cm" svg:x="5.143cm" svg:y="4.253cm">
          <text:p text:style-name="P1"><text:span text:style-name="T10"/></text:p>
          <text:p text:style-name="P1"><text:span text:style-name="T10"/></text:p>
          <text:p text:style-name="P1"><text:span text:style-name="T10">App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9" draw:style-name="gr10" draw:text-style-name="P15" draw:layer="layout" svg:width="2.907cm" svg:height="0.765cm" svg:x="5.143cm" svg:y="5.22cm">
          <text:p text:style-name="P1"><text:span text:style-name="T10"/></text:p>
          <text:p text:style-name="P1"><text:span text:style-name="T10"/></text:p>
          <text:p text:style-name="P1"><text:span text:style-name="T10">Envoy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9" draw:style-name="gr2" draw:text-style-name="P6" draw:layer="layout" svg:width="2.907cm" svg:height="0.654cm" svg:x="5.124cm" svg:y="3.098cm">
          <text:p text:style-name="P1"><text:span text:style-name="T15">Customer v1</text:span></text:p>
          <text:p text:style-name="P1"><text:span text:style-name="T15">(SpringBoot)</text:span></text:p>
          <text:p text:style-name="P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9" draw:style-name="gr8" draw:text-style-name="P10" draw:layer="layout" svg:width="3.084cm" svg:height="2.001cm" svg:x="10.664cm" svg:y="4.151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9" draw:style-name="gr9" draw:text-style-name="P14" draw:layer="layout" svg:width="2.907cm" svg:height="0.765cm" svg:x="10.752cm" svg:y="4.27cm">
          <text:p text:style-name="P1"><text:span text:style-name="T10"/></text:p>
          <text:p text:style-name="P1"><text:span text:style-name="T10"/></text:p>
          <text:p text:style-name="P1"><text:span text:style-name="T10">App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9" draw:style-name="gr10" draw:text-style-name="P15" draw:layer="layout" svg:width="2.907cm" svg:height="0.765cm" svg:x="10.752cm" svg:y="5.237cm">
          <text:p text:style-name="P1"><text:span text:style-name="T10"/></text:p>
          <text:p text:style-name="P1"><text:span text:style-name="T10"/></text:p>
          <text:p text:style-name="P1"><text:span text:style-name="T10">Envoy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9" draw:style-name="gr2" draw:text-style-name="P6" draw:layer="layout" svg:width="2.907cm" svg:height="0.654cm" svg:x="10.733cm" svg:y="3.115cm">
          <text:p text:style-name="P1"><text:span text:style-name="T15">Preference v1</text:span></text:p>
          <text:p text:style-name="P1"><text:span text:style-name="T15">(SpringBoot)</text:span></text:p>
          <text:p text:style-name="P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9" draw:style-name="gr8" draw:text-style-name="P10" draw:layer="layout" svg:width="3.084cm" svg:height="2.001cm" svg:x="16.361cm" svg:y="4.131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9" draw:style-name="gr9" draw:text-style-name="P14" draw:layer="layout" svg:width="2.907cm" svg:height="0.765cm" svg:x="16.45cm" svg:y="4.251cm">
          <text:p text:style-name="P1"><text:span text:style-name="T10"/></text:p>
          <text:p text:style-name="P1"><text:span text:style-name="T10"/></text:p>
          <text:p text:style-name="P1"><text:span text:style-name="T10">App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9" draw:style-name="gr10" draw:text-style-name="P15" draw:layer="layout" svg:width="2.907cm" svg:height="0.765cm" svg:x="16.45cm" svg:y="5.218cm">
          <text:p text:style-name="P1"><text:span text:style-name="T10"/></text:p>
          <text:p text:style-name="P1"><text:span text:style-name="T10"/></text:p>
          <text:p text:style-name="P1"><text:span text:style-name="T10">Envoy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9" draw:style-name="gr2" draw:text-style-name="P6" draw:layer="layout" svg:width="2.907cm" svg:height="0.654cm" svg:x="16.431cm" svg:y="3.096cm">
          <text:p text:style-name="P1"><text:span text:style-name="T15">Recommendation v1</text:span></text:p>
          <text:p text:style-name="P1"><text:span text:style-name="T15">(Vert.x)</text:span></text:p>
          <text:p text:style-name="P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9" draw:style-name="gr2" draw:text-style-name="P6" draw:layer="layout" svg:width="20.807cm" svg:height="6.408cm" svg:x="2.296cm" svg:y="6.516cm">
          <text:list text:style-name="L8">
            <text:list-item>
              <text:p text:style-name="P12"><text:span text:style-name="T11">Get current pods and check containers. You should get a list of pods with 1/1 containers ‘Running’.</text:span></text:p>
            </text:list-item>
          </text:list>
          <text:p text:style-name="P9"><text:span text:style-name="T12">oc get pods -n $APPS_NAMESPACE | grep Running | grep -v deploy</text:span></text:p>
          <text:list text:continue-numbering="true" text:style-name="L8">
            <text:list-item>
              <text:p text:style-name="P8"><text:span text:style-name="T11">Inject proxy in every service:</text:span></text:p>
            </text:list-item>
          </text:list>
          <text:p text:style-name="P9"><text:span text:style-name="T12">oc patch dc/customer-v1 -p '{"spec":{"template":{"metadata":{"annotations":{"sidecar.istio.io/inject":"true"}}}}}' -n $APPS_NAMESPACE</text:span></text:p>
          <text:p text:style-name="P9"><text:span text:style-name="T12">…</text:span><text:span text:style-name="T12">...</text:span></text:p>
          <text:list text:continue-numbering="true" text:style-name="L8">
            <text:list-item>
              <text:p text:style-name="P8"><text:span text:style-name="T11">Check current pods and containers</text:span></text:p>
            </text:list-item>
            <text:list-item>
              <text:p text:style-name="P13"><text:span text:style-name="T11">Test application. (If mTLS was enabled, this test will fail)</text:span></text:p>
            </text:list-item>
          </text:list>
          <text:p text:style-name="P9"><text:span text:style-name="T12">curl -v http://customer-$APPS_NAMESPACE.$SUBDOMAIN/</text:span></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6;g57dadf7abd_0_70:notes" draw:style-name="gr1" draw:layer="layout" svg:width="16.932cm" svg:height="9.524cm" svg:x="1.059cm" svg:y="1.905cm" draw:page-number="10" presentation:class="page"/>
          <draw:frame draw:name="Google Shape;147;g57dadf7abd_0_70:notes" presentation:style-name="pr13" draw:text-style-name="P16" draw:layer="layout" svg:width="15.239cm" svg:height="11.429cm" svg:x="1.905cm" svg:y="12.065cm" presentation:class="notes" presentation:user-transformed="true">
            <draw:text-box>
              <text:p text:style-name="P3"><text:span text:style-name="T17">It should not work since the external route managed by the router pod does not expect mTLS on destination pod (Customer)</text:span></text:p>
            </draw:text-box>
          </draw:frame>
        </presentation:notes>
      </draw:page>
      <draw:page draw:name="Istio proxy - Auto injection" draw:style-name="dp1" draw:master-page-name="CUSTOM_5f_1">
        <draw:frame draw:name="Google Shape;172;p30" presentation:style-name="pr4" draw:text-style-name="P6" draw:layer="layout" svg:width="20.807cm" svg:height="2.952cm" svg:x="2.296cm" svg:y="0cm" presentation:class="title" presentation:user-transformed="true">
          <draw:text-box>
            <text:p text:style-name="P3"><text:span text:style-name="T5">Istio proxy - Auto injection</text:span></text:p>
          </draw:text-box>
        </draw:frame>
        <draw:custom-shape draw:name="Google Shape;173;p30"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0" draw:style-name="gr2" draw:text-style-name="P6" draw:layer="layout" svg:width="20.807cm" svg:height="10.154cm" svg:x="2.296cm" svg:y="2.77cm">
          <text:p text:style-name="P8"><text:span text:style-name="T14">Resources:</text:span></text:p>
          <text:list text:style-name="L11">
            <text:list-item>
              <text:p text:style-name="P8"><text:span text:style-name="T11">https://maistra.io/docs/getting_started/automatic-injection/</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582f7184e4_0_307:notes" draw:style-name="gr1" draw:layer="layout" svg:width="16.932cm" svg:height="9.524cm" svg:x="1.059cm" svg:y="1.905cm" draw:page-number="11" presentation:class="page"/>
          <draw:frame draw:name="Google Shape;170;g582f7184e4_0_307:notes" presentation:style-name="pr14" draw:text-style-name="P5" draw:layer="layout" svg:width="15.239cm" svg:height="11.429cm" svg:x="1.905cm" svg:y="12.065cm" presentation:class="notes" presentation:placeholder="true" presentation:user-transformed="true">
            <draw:text-box/>
          </draw:frame>
        </presentation:notes>
      </draw:page>
      <draw:page draw:name="Lab 2&#10;Ingress access to &#10;Service Mesh" draw:style-name="dp1" draw:master-page-name="TITLE" presentation:presentation-page-layout-name="AL1T0">
        <draw:frame draw:name="Google Shape;179;p31" presentation:style-name="pr1" draw:text-style-name="P2" draw:layer="layout" svg:width="16.509cm" svg:height="1.904cm" svg:x="5.061cm" svg:y="6.033cm" presentation:class="title" presentation:user-transformed="true">
          <draw:text-box>
            <text:p text:style-name="P1"><text:span text:style-name="T1">Lab 2</text:span><text:span text:style-name="T1"><text:line-break/></text:span><text:span text:style-name="T1">Ingress access to </text:span><text:span text:style-name="T1"><text:line-break/></text:span><text:span text:style-name="T1">Service Mesh</text:span></text:p>
          </draw:text-box>
        </draw:frame>
        <presentation:notes draw:style-name="dp2">
          <draw:page-thumbnail draw:name="Google Shape;176;g57dadf7abd_0_96:notes" draw:style-name="gr1" draw:layer="layout" svg:width="16.932cm" svg:height="9.524cm" svg:x="1.059cm" svg:y="1.905cm" draw:page-number="12" presentation:class="page"/>
          <draw:frame draw:name="Google Shape;177;g57dadf7abd_0_96:notes" presentation:style-name="pr15" draw:text-style-name="P5" draw:layer="layout" svg:width="15.239cm" svg:height="11.429cm" svg:x="1.905cm" svg:y="12.065cm" presentation:class="notes" presentation:placeholder="true" presentation:user-transformed="true">
            <draw:text-box/>
          </draw:frame>
        </presentation:notes>
      </draw:page>
      <draw:page draw:name="Ingress access to Service Mesh" draw:style-name="dp1" draw:master-page-name="CUSTOM_5f_1">
        <draw:frame draw:name="Google Shape;184;p32" presentation:style-name="pr4" draw:text-style-name="P6" draw:layer="layout" svg:width="20.807cm" svg:height="2.952cm" svg:x="2.296cm" svg:y="0cm" presentation:class="title" presentation:user-transformed="true">
          <draw:text-box>
            <text:p text:style-name="P3"><text:span text:style-name="T5">Ingress access to Service Mesh</text:span></text:p>
          </draw:text-box>
        </draw:frame>
        <draw:custom-shape draw:name="Google Shape;185;p32"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32" draw:style-name="gr8" draw:text-style-name="P10" draw:layer="layout" svg:width="3.084cm" svg:height="2.001cm" svg:x="16.273cm" svg:y="4.13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32" draw:style-name="gr9" draw:text-style-name="P14" draw:layer="layout" svg:width="2.907cm" svg:height="0.765cm" svg:x="16.361cm" svg:y="4.253cm">
          <text:p text:style-name="P1"><text:span text:style-name="T10"/></text:p>
          <text:p text:style-name="P1"><text:span text:style-name="T10"/></text:p>
          <text:p text:style-name="P1"><text:span text:style-name="T10">App contai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32" draw:style-name="gr10" draw:text-style-name="P15" draw:layer="layout" svg:width="2.907cm" svg:height="0.765cm" svg:x="16.361cm" svg:y="5.22cm">
          <text:p text:style-name="P1"><text:span text:style-name="T10"/></text:p>
          <text:p text:style-name="P1"><text:span text:style-name="T10"/></text:p>
          <text:p text:style-name="P1"><text:span text:style-name="T10">Envoy Prox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2" draw:style-name="gr2" draw:text-style-name="P6" draw:layer="layout" svg:width="2.907cm" svg:height="0.654cm" svg:x="16.342cm" svg:y="3.098cm">
          <text:p text:style-name="P1"><text:span text:style-name="T15">Customer v1</text:span></text:p>
          <text:p text:style-name="P1"><text:span text:style-name="T15">(SpringBoot)</text:span></text:p>
          <text:p text:style-name="P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32" draw:style-name="gr2" draw:text-style-name="P6" draw:layer="layout" svg:width="20.807cm" svg:height="6.407cm" svg:x="2.296cm" svg:y="6.516cm">
          <text:list text:style-name="L8">
            <text:list-item>
              <text:p text:style-name="P12"><text:span text:style-name="T11">We don’t need customer route anymore:</text:span></text:p>
            </text:list-item>
          </text:list>
          <text:p text:style-name="P9"><text:span text:style-name="T12">oc delete route customer -n $APPS_NAMESPACE</text:span></text:p>
          <text:list text:continue-numbering="true" text:style-name="L8">
            <text:list-item>
              <text:p text:style-name="P8"><text:span text:style-name="T11">Check content of file </text:span><text:span text:style-name="T12">$ISTIO_LAB/custom-istiofiles/customer-ingress.yml</text:span></text:p>
            </text:list-item>
            <text:list-item>
              <text:p text:style-name="P13"><text:span text:style-name="T11">Create configuration</text:span></text:p>
            </text:list-item>
          </text:list>
          <text:p text:style-name="P9"><text:span text:style-name="T12">cat $ISTIO_LAB/custom-istiofiles/customer-ingress.yml | APP_SUBDOMAIN=$(echo $SUBDOMAIN) NAMESPACE=$(echo $APPS_NAMESPACE) envsubst | oc apply -f - </text:span></text:p>
          <text:list text:continue-numbering="true" text:style-name="L8">
            <text:list-item>
              <text:p text:style-name="P8"><text:span text:style-name="T11">Test app using new route: </text:span></text:p>
            </text:list-item>
          </text:list>
          <text:p text:style-name="P9"><text:span text:style-name="T12">curl -v customer-$APPS_NAMESPACE-istio-system.$SUBDOMAIN </text:span></text:p>
          <text:list text:continue-numbering="true" text:style-name="L8">
            <text:list-item>
              <text:p text:style-name="P8"><text:span text:style-name="T11">Navigate to ‘Kiali’ and check services graph, tracing and metrics.</text:span></text:p>
            </text:list-item>
          </text:list>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2" draw:style-name="gr11" draw:text-style-name="P11" draw:layer="layout" svg:width="1.084cm" svg:height="0.014cm" draw:transform="rotate (-3.14159265358979) translate (20.446cm 5.134cm)">
          <text:p/>
          <draw:enhanced-geometry draw:mirror-horizontal="true" draw:mirror-vertical="false" svg:viewBox="0 0 21600 21600" draw:type="mso-spt32" draw:enhanced-path="M 0 0 L 21600 21600 N"/>
        </draw:custom-shape>
        <draw:custom-shape draw:name="Google Shape;192;p32" draw:style-name="gr12" draw:text-style-name="P11" draw:layer="layout" svg:width="0.018cm" svg:height="3.696cm" svg:x="15.054cm" svg:y="3.117cm">
          <text:p/>
          <draw:enhanced-geometry draw:mirror-horizontal="false" draw:mirror-vertical="false" svg:viewBox="0 0 21600 21600" draw:type="mso-spt32" draw:enhanced-path="M 0 0 L 21600 21600 N"/>
        </draw:custom-shape>
        <draw:custom-shape draw:name="Google Shape;193;p32" draw:style-name="gr13" draw:text-style-name="P15" draw:layer="layout" svg:width="3.084cm" svg:height="2.001cm" svg:x="10.769cm" svg:y="4.133cm">
          <text:p text:style-name="P1"><text:span text:style-name="T10">Istio </text:span></text:p>
          <text:p text:style-name="P1"><text:span text:style-name="T10">ingress-gate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2" draw:style-name="gr5" draw:text-style-name="P11" draw:layer="layout" svg:width="2.523cm" svg:height="0.001cm" svg:x="13.854cm" svg:y="5.134cm">
          <text:p/>
          <draw:enhanced-geometry draw:mirror-horizontal="false" draw:mirror-vertical="false" svg:viewBox="0 0 21600 21600" draw:type="mso-spt32" draw:enhanced-path="M 0 0 L 21600 21600 N"/>
        </draw:custom-shape>
        <draw:custom-shape draw:name="Google Shape;195;p32" draw:style-name="gr2" draw:text-style-name="P6" draw:layer="layout" svg:width="2.907cm" svg:height="0.654cm" svg:x="10.839cm" svg:y="3.098cm">
          <text:p text:style-name="P1"><text:span text:style-name="T15">istio-system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2" draw:style-name="gr12" draw:text-style-name="P11" draw:layer="layout" svg:width="0.018cm" svg:height="3.696cm" svg:x="9.397cm" svg:y="3.117cm">
          <text:p/>
          <draw:enhanced-geometry draw:mirror-horizontal="false" draw:mirror-vertical="false" svg:viewBox="0 0 21600 21600" draw:type="mso-spt32" draw:enhanced-path="M 0 0 L 21600 21600 N"/>
        </draw:custom-shape>
        <draw:custom-shape draw:name="Google Shape;197;p32" draw:style-name="gr13" draw:text-style-name="P15" draw:layer="layout" svg:width="3.084cm" svg:height="2.001cm" svg:x="5.112cm" svg:y="4.133cm">
          <text:p text:style-name="P1"><text:span text:style-name="T10">Openshift</text:span></text:p>
          <text:p text:style-name="P1"><text:span text:style-name="T10">Ro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2" draw:style-name="gr5" draw:text-style-name="P11" draw:layer="layout" svg:width="2.523cm" svg:height="0.001cm" svg:x="8.197cm" svg:y="5.134cm">
          <text:p/>
          <draw:enhanced-geometry draw:mirror-horizontal="false" draw:mirror-vertical="false" svg:viewBox="0 0 21600 21600" draw:type="mso-spt32" draw:enhanced-path="M 0 0 L 21600 21600 N"/>
        </draw:custom-shape>
        <draw:custom-shape draw:name="Google Shape;199;p32" draw:style-name="gr2" draw:text-style-name="P6" draw:layer="layout" svg:width="2.907cm" svg:height="0.654cm" svg:x="5.201cm" svg:y="3.216cm">
          <text:p text:style-name="P1"><text:span text:style-name="T15">openshift-ing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57dadf7abd_0_100:notes" draw:style-name="gr1" draw:layer="layout" svg:width="16.932cm" svg:height="9.524cm" svg:x="1.059cm" svg:y="1.905cm" draw:page-number="13" presentation:class="page"/>
          <draw:frame draw:name="Google Shape;182;g57dadf7abd_0_100:notes" presentation:style-name="pr16" draw:text-style-name="P5" draw:layer="layout" svg:width="15.239cm" svg:height="11.429cm" svg:x="1.905cm" svg:y="12.065cm" presentation:class="notes" presentation:placeholder="true" presentation:user-transformed="true">
            <draw:text-box/>
          </draw:frame>
        </presentation:notes>
      </draw:page>
      <draw:page draw:name="Ingress access to Service Mesh" draw:style-name="dp1" draw:master-page-name="CUSTOM_5f_1">
        <draw:frame draw:name="Google Shape;204;p33" presentation:style-name="pr4" draw:text-style-name="P6" draw:layer="layout" svg:width="20.807cm" svg:height="2.952cm" svg:x="2.296cm" svg:y="0cm" presentation:class="title" presentation:user-transformed="true">
          <draw:text-box>
            <text:p text:style-name="P3"><text:span text:style-name="T5">Ingress access to Service Mesh</text:span></text:p>
          </draw:text-box>
        </draw:frame>
        <draw:custom-shape draw:name="Google Shape;205;p3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3" draw:style-name="gr2" draw:text-style-name="P6" draw:layer="layout" svg:width="20.807cm" svg:height="10.154cm" svg:x="2.296cm" svg:y="2.769cm">
          <text:p text:style-name="P8"><text:span text:style-name="T14">Resources:</text:span></text:p>
          <text:list text:style-name="L11">
            <text:list-item>
              <text:p text:style-name="P8"><text:span text:style-name="T18"><text:a xlink:href="https://docs.openshift.com/container-platform/3.11/architecture/networking/routes.html" xlink:type="simple">https://docs.openshift.com/container-platform/3.11/architecture/networking/routes.html</text:a></text:span></text:p>
            </text:list-item>
            <text:list-item>
              <text:p text:style-name="P13"><text:span text:style-name="T11">https://istio.io/docs/reference/config/networking/v1alpha3/gateway/</text:span></text:p>
            </text:list-item>
            <text:list-item>
              <text:p text:style-name="P13"><text:span text:style-name="T18"><text:a xlink:href="https://istio.io/docs/concepts/traffic-management/#gateways" xlink:type="simple">https://istio.io/docs/concepts/traffic-management/#gateways</text:a></text:span></text:p>
            </text:list-item>
            <text:list-item>
              <text:p text:style-name="P13"><text:span text:style-name="T18"><text:a xlink:href="https://istio.io/docs/concepts/traffic-management/#ingress-and-egress" xlink:type="simple">https://istio.io/docs/concepts/traffic-management/#ingress-and-egress</text:a></text:span></text:p>
            </text:list-item>
            <text:list-item>
              <text:p text:style-name="P13"><text:span text:style-name="T11">https://istio.io/docs/tasks/traffic-management/ingress/</text:span></text:p>
            </text:list-item>
            <text:list-item>
              <text:p text:style-name="P13"><text:span text:style-name="T11">https://maistra.io/docs/comparison_with_community/ior/</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582f7184e4_0_330:notes" draw:style-name="gr1" draw:layer="layout" svg:width="16.932cm" svg:height="9.524cm" svg:x="1.059cm" svg:y="1.905cm" draw:page-number="14" presentation:class="page"/>
          <draw:frame draw:name="Google Shape;202;g582f7184e4_0_330:notes" presentation:style-name="pr17" draw:text-style-name="P5" draw:layer="layout" svg:width="15.239cm" svg:height="11.429cm" svg:x="1.905cm" svg:y="12.065cm" presentation:class="notes" presentation:placeholder="true" presentation:user-transformed="true">
            <draw:text-box/>
          </draw:frame>
        </presentation:notes>
      </draw:page>
      <draw:page draw:name="Lab 3&#10;Smart Routing&#10;Blue/Green" draw:style-name="dp1" draw:master-page-name="TITLE" presentation:presentation-page-layout-name="AL1T0">
        <draw:frame draw:name="Google Shape;211;p34" presentation:style-name="pr1" draw:text-style-name="P2" draw:layer="layout" svg:width="16.509cm" svg:height="1.904cm" svg:x="5.061cm" svg:y="6.033cm" presentation:class="title" presentation:user-transformed="true">
          <draw:text-box>
            <text:p text:style-name="P1"><text:span text:style-name="T1">Lab 3</text:span><text:span text:style-name="T1"><text:line-break/></text:span><text:span text:style-name="T1">Smart Routing</text:span><text:span text:style-name="T1"><text:line-break/></text:span><text:span text:style-name="T1">Blue/Green</text:span></text:p>
          </draw:text-box>
        </draw:frame>
        <presentation:notes draw:style-name="dp2">
          <draw:page-thumbnail draw:name="Google Shape;208;g57dadf7abd_0_139:notes" draw:style-name="gr1" draw:layer="layout" svg:width="16.932cm" svg:height="9.524cm" svg:x="1.059cm" svg:y="1.905cm" draw:page-number="15" presentation:class="page"/>
          <draw:frame draw:name="Google Shape;209;g57dadf7abd_0_139:notes" presentation:style-name="pr18" draw:text-style-name="P5" draw:layer="layout" svg:width="15.239cm" svg:height="11.429cm" svg:x="1.905cm" svg:y="12.065cm" presentation:class="notes" presentation:placeholder="true" presentation:user-transformed="true">
            <draw:text-box/>
          </draw:frame>
        </presentation:notes>
      </draw:page>
      <draw:page draw:name="Smart Routing - Blue/Green" draw:style-name="dp1" draw:master-page-name="CUSTOM_5f_1">
        <draw:frame draw:name="Google Shape;216;p35" presentation:style-name="pr4" draw:text-style-name="P6" draw:layer="layout" svg:width="20.807cm" svg:height="2.952cm" svg:x="2.296cm" svg:y="0cm" presentation:class="title" presentation:user-transformed="true">
          <draw:text-box>
            <text:p text:style-name="P3"><text:span text:style-name="T5">Smart Routing - Blue/Green</text:span></text:p>
          </draw:text-box>
        </draw:frame>
        <draw:custom-shape draw:name="Google Shape;217;p35"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35"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5" draw:style-name="gr4"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5"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5"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222;p35" draw:style-name="gr5" draw:text-style-name="P11" draw:layer="layout" svg:width="3.309cm" svg:height="1.057cm" draw:transform="rotate (-3.14159265358979) translate (17.057cm 4.762cm)">
          <text:p/>
          <draw:enhanced-geometry draw:mirror-horizontal="true" draw:mirror-vertical="false" svg:viewBox="0 0 21600 21600" draw:type="mso-spt32" draw:enhanced-path="M 0 0 L 21600 21600 N"/>
        </draw:custom-shape>
        <draw:custom-shape draw:name="Google Shape;223;p35" draw:style-name="gr4"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5"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225;p35" draw:style-name="gr2" draw:text-style-name="P6" draw:layer="layout" svg:width="18.773cm" svg:height="6.187cm" svg:x="2.176cm" svg:y="6.737cm">
          <text:list text:style-name="L8">
            <text:list-item>
              <text:p text:style-name="P12"><text:span text:style-name="T11">Deploy Recommendation service version v2:</text:span></text:p>
            </text:list-item>
          </text:list>
          <text:p text:style-name="P9"><text:span text:style-name="T12">oc new-app -l app=recommendation,version=v2 --name=recommendation-v2 --context-dir=recommendation/java/vertx JAVA_OPTIONS='-Xms128m -Xmx256m -Djava.net.preferIPv4Stack=true' redhat-openjdk18-openshift:1.5~https://github.com/dsanchor/istio-tutorial -e VERSION=v2 --build-env=MAVEN_MIRROR_URL='</text:span><text:span text:style-name="T13"><text:a xlink:href="http://nexus.devops:8081/nexus/content/groups/public" xlink:type="simple">http://nexus.devops:8081/nexus/content/groups/public</text:a></text:span><text:span text:style-name="T12">' <text:s/>-n $APPS_NAMESPACE</text:span></text:p>
          <text:p text:style-name="P9"><text:span text:style-name="T12">oc delete svc/recommendation-v2 -n $APPS_NAMESPACE </text:span></text:p>
          <text:p text:style-name="P9"><text:span text:style-name="T12">oc patch dc/recommendation-v2 -p '{"spec":{"template":{"metadata":{"annotations":{"sidecar.istio.io/inject":"true"}}}}}' -n $APPS_NAMESPACE</text:span></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5" draw:style-name="gr2" draw:text-style-name="P6" draw:layer="layout" svg:width="1.559cm" svg:height="0.741cm" svg:x="14.624cm" svg:y="3.281cm">
          <text:p text:style-name="P3"><text:span text:style-name="T19">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7;p35" draw:style-name="gr2" draw:text-style-name="P6" draw:layer="layout" svg:width="1.559cm" svg:height="0.741cm" svg:x="14.951cm" svg:y="4.43cm">
          <text:p text:style-name="P3"><text:span text:style-name="T1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5"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g57dadf7abd_0_143:notes" draw:style-name="gr1" draw:layer="layout" svg:width="16.932cm" svg:height="9.524cm" svg:x="1.059cm" svg:y="1.905cm" draw:page-number="16" presentation:class="page"/>
          <draw:frame draw:name="Google Shape;214;g57dadf7abd_0_143:notes" presentation:style-name="pr19" draw:text-style-name="P5" draw:layer="layout" svg:width="15.239cm" svg:height="11.429cm" svg:x="1.905cm" svg:y="12.065cm" presentation:class="notes" presentation:placeholder="true" presentation:user-transformed="true">
            <draw:text-box/>
          </draw:frame>
        </presentation:notes>
      </draw:page>
      <draw:page draw:name="Smart Routing - Blue/Green" draw:style-name="dp1" draw:master-page-name="CUSTOM_5f_1">
        <draw:frame draw:name="Google Shape;233;p36" presentation:style-name="pr4" draw:text-style-name="P6" draw:layer="layout" svg:width="20.807cm" svg:height="2.952cm" svg:x="2.296cm" svg:y="0cm" presentation:class="title" presentation:user-transformed="true">
          <draw:text-box>
            <text:p text:style-name="P3"><text:span text:style-name="T5">Smart Routing - Blue/Green</text:span></text:p>
          </draw:text-box>
        </draw:frame>
        <draw:custom-shape draw:name="Google Shape;234;p36"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6"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36" draw:style-name="gr15"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6"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6"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239;p36" draw:style-name="gr5" draw:text-style-name="P11" draw:layer="layout" svg:width="3.309cm" svg:height="1.057cm" draw:transform="rotate (-3.14159265358979) translate (17.057cm 4.762cm)">
          <text:p/>
          <draw:enhanced-geometry draw:mirror-horizontal="true" draw:mirror-vertical="false" svg:viewBox="0 0 21600 21600" draw:type="mso-spt32" draw:enhanced-path="M 0 0 L 21600 21600 N"/>
        </draw:custom-shape>
        <draw:custom-shape draw:name="Google Shape;240;p36" draw:style-name="gr16"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6"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242;p36" draw:style-name="gr2" draw:text-style-name="P6" draw:layer="layout" svg:width="18.773cm" svg:height="6.187cm" svg:x="2.176cm" svg:y="6.737cm">
          <text:list text:style-name="L8">
            <text:list-item>
              <text:p text:style-name="P12"><text:span text:style-name="T11">Route some traffic (30%) to v2</text:span></text:p>
            </text:list-item>
          </text:list>
          <text:p text:style-name="P9"><text:span text:style-name="T12">oc apply -f $ISTIO_LAB/custom-istiofiles/recommendation-v1_v2.yml -n $APPS_NAMESPACE</text:span></text:p>
          <text:list text:continue-numbering="true" text:style-name="L8">
            <text:list-item>
              <text:p text:style-name="P8"><text:span text:style-name="T11">Test and see proportional response from versions v1 and v2. Use test.sh script.</text:span></text:p>
            </text:list-item>
          </text:list>
          <text:p text:style-name="P9"><text:span text:style-name="T12">$ISTIO_LAB/scripts/test.sh <text:s/>customer-$APPS_NAMESPACE-istio-system.$SUBDOMAIN </text:span></text:p>
          <text:list text:continue-numbering="true" text:style-name="L8">
            <text:list-item>
              <text:p text:style-name="P8"><text:span text:style-name="T11">Move to ‘Kiali’ and check the graph. Activate ‘percent of total’ in display <text:s/></text:span></text:p>
            </text:list-item>
          </text:list>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6" draw:style-name="gr2" draw:text-style-name="P6" draw:layer="layout" svg:width="1.559cm" svg:height="0.741cm" svg:x="14.835cm" svg:y="3.281cm">
          <text:p text:style-name="P3"><text:span text:style-name="T19">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36" draw:style-name="gr2" draw:text-style-name="P6" draw:layer="layout" svg:width="1.559cm" svg:height="0.741cm" svg:x="14.951cm" svg:y="4.43cm">
          <text:p text:style-name="P3"><text:span text:style-name="T19">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36"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57dadf7abd_0_164:notes" draw:style-name="gr1" draw:layer="layout" svg:width="16.932cm" svg:height="9.524cm" svg:x="1.059cm" svg:y="1.905cm" draw:page-number="17" presentation:class="page"/>
          <draw:frame draw:name="Google Shape;231;g57dadf7abd_0_164:notes" presentation:style-name="pr20" draw:text-style-name="P5" draw:layer="layout" svg:width="15.239cm" svg:height="11.429cm" svg:x="1.905cm" svg:y="12.065cm" presentation:class="notes" presentation:placeholder="true" presentation:user-transformed="true">
            <draw:text-box/>
          </draw:frame>
        </presentation:notes>
      </draw:page>
      <draw:page draw:name="Smart Routing - Blue/Green" draw:style-name="dp1" draw:master-page-name="CUSTOM_5f_1">
        <draw:frame draw:name="Google Shape;250;p37" presentation:style-name="pr4" draw:text-style-name="P6" draw:layer="layout" svg:width="20.807cm" svg:height="2.952cm" svg:x="2.296cm" svg:y="0cm" presentation:class="title" presentation:user-transformed="true">
          <draw:text-box>
            <text:p text:style-name="P3"><text:span text:style-name="T5">Smart Routing - Blue/Green</text:span></text:p>
          </draw:text-box>
        </draw:frame>
        <draw:custom-shape draw:name="Google Shape;251;p37"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37" draw:style-name="gr2" draw:text-style-name="P6" draw:layer="layout" svg:width="20.807cm" svg:height="10.154cm" svg:x="2.296cm" svg:y="2.77cm">
          <text:p text:style-name="P8"><text:span text:style-name="T14">Resources:</text:span></text:p>
          <text:list text:style-name="L11">
            <text:list-item>
              <text:p text:style-name="P8"><text:span text:style-name="T18"><text:a xlink:href="https://istio.io/docs/reference/config/networking/v1alpha3/virtual-service/" xlink:type="simple">https://istio.io/docs/reference/config/networking/v1alpha3/virtual-service/</text:a></text:span></text:p>
            </text:list-item>
            <text:list-item>
              <text:p text:style-name="P13"><text:span text:style-name="T11">https://istio.io/docs/reference/config/networking/v1alpha3/destination-rule/</text:span></text:p>
            </text:list-item>
            <text:list-item>
              <text:p text:style-name="P13"><text:span text:style-name="T11">https://istio.io/docs/concepts/traffic-management/#virtual-services</text:span></text:p>
            </text:list-item>
            <text:list-item>
              <text:p text:style-name="P13"><text:span text:style-name="T11">https://istio.io/docs/concepts/traffic-management/#rule-evaluation</text:span></text:p>
            </text:list-item>
            <text:list-item>
              <text:p text:style-name="P13"><text:span text:style-name="T11">https://istio.io/docs/tasks/traffic-management/request-routing/</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7;g582f7184e4_0_341:notes" draw:style-name="gr1" draw:layer="layout" svg:width="16.932cm" svg:height="9.524cm" svg:x="1.059cm" svg:y="1.905cm" draw:page-number="18" presentation:class="page"/>
          <draw:frame draw:name="Google Shape;248;g582f7184e4_0_341:notes" presentation:style-name="pr21" draw:text-style-name="P5" draw:layer="layout" svg:width="15.239cm" svg:height="11.429cm" svg:x="1.905cm" svg:y="12.065cm" presentation:class="notes" presentation:placeholder="true" presentation:user-transformed="true">
            <draw:text-box/>
          </draw:frame>
        </presentation:notes>
      </draw:page>
      <draw:page draw:name="Lab 4&#10;Smart Routing&#10;Canary Deployment" draw:style-name="dp1" draw:master-page-name="TITLE" presentation:presentation-page-layout-name="AL1T0">
        <draw:frame draw:name="Google Shape;257;p38" presentation:style-name="pr1" draw:text-style-name="P2" draw:layer="layout" svg:width="16.509cm" svg:height="1.904cm" svg:x="5.061cm" svg:y="6.033cm" presentation:class="title" presentation:user-transformed="true">
          <draw:text-box>
            <text:p text:style-name="P1"><text:span text:style-name="T1">Lab 4</text:span><text:span text:style-name="T1"><text:line-break/></text:span><text:span text:style-name="T1">Smart Routing</text:span><text:span text:style-name="T1"><text:line-break/></text:span><text:span text:style-name="T1">Canary Deployment</text:span></text:p>
          </draw:text-box>
        </draw:frame>
        <presentation:notes draw:style-name="dp2">
          <draw:page-thumbnail draw:name="Google Shape;254;g57dadf7abd_0_181:notes" draw:style-name="gr1" draw:layer="layout" svg:width="16.932cm" svg:height="9.524cm" svg:x="1.059cm" svg:y="1.905cm" draw:page-number="19" presentation:class="page"/>
          <draw:frame draw:name="Google Shape;255;g57dadf7abd_0_181:notes" presentation:style-name="pr22" draw:text-style-name="P5" draw:layer="layout" svg:width="15.239cm" svg:height="11.429cm" svg:x="1.905cm" svg:y="12.065cm" presentation:class="notes" presentation:placeholder="true" presentation:user-transformed="true">
            <draw:text-box/>
          </draw:frame>
        </presentation:notes>
      </draw:page>
      <draw:page draw:name="Smart Routing - Canary deployment" draw:style-name="dp1" draw:master-page-name="CUSTOM_5f_1">
        <draw:frame draw:name="Google Shape;262;p39" presentation:style-name="pr4" draw:text-style-name="P6" draw:layer="layout" svg:width="20.807cm" svg:height="2.952cm" svg:x="2.296cm" svg:y="0cm" presentation:class="title" presentation:user-transformed="true">
          <draw:text-box>
            <text:p text:style-name="P3"><text:span text:style-name="T5">Smart Routing - Canary deployment</text:span></text:p>
          </draw:text-box>
        </draw:frame>
        <draw:custom-shape draw:name="Google Shape;263;p39"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39" draw:style-name="gr2" draw:text-style-name="P6" draw:layer="layout" svg:width="19.871cm" svg:height="6.474cm" svg:x="2.176cm" svg:y="6.45cm">
          <text:list text:style-name="L8">
            <text:list-item>
              <text:p text:style-name="P12"><text:span text:style-name="T11">Deploy Customer service version v2:</text:span></text:p>
            </text:list-item>
          </text:list>
          <text:p text:style-name="P9"><text:span text:style-name="T12">oc new-app -l app=customer,version=v2 --name=customer-v2 --context-dir=customer/java/springboot -e JAEGER_SERVICE_NAME=customer JAEGER_ENDPOINT=http://jaeger-collector.istio-system.svc:14268/api/traces JAEGER_PROPAGATION=b3 JAEGER_SAMPLER_TYPE=const JAEGER_SAMPLER_PARAM=1 JAVA_OPTIONS='-Xms128m -Xmx256m -Djava.net.preferIPv4Stack=true' redhat-openjdk18-openshift:1.5~https://github.com/dsanchor/istio-tutorial --build-env=MAVEN_MIRROR_URL='</text:span><text:span text:style-name="T13"><text:a xlink:href="http://nexus.devops:8081/nexus/content/groups/public" xlink:type="simple">http://nexus.devops:8081/nexus/content/groups/public</text:a></text:span><text:span text:style-name="T12">' <text:s/>-n $APPS_NAMESPACE</text:span></text:p>
          <text:p text:style-name="P9"><text:span text:style-name="T12">oc delete svc/customer-v2 -n $APPS_NAMESPACE </text:span></text:p>
          <text:p text:style-name="P9"><text:span text:style-name="T12">oc patch dc/customer-v2 -p '{"spec":{"template":{"metadata":{"annotations":{"sidecar.istio.io/inject":"true"}}}}}' -n $APPS_NAMESPACE</text:span></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39"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9" draw:style-name="gr4" draw:text-style-name="P10" draw:layer="layout" svg:width="2.523cm" svg:height="1.681cm" svg:x="17.059cm" svg:y="3.922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39" draw:style-name="gr4" draw:text-style-name="P10" draw:layer="layout" svg:width="2.523cm" svg:height="1.681cm" svg:x="5.615cm" svg:y="2.863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39" draw:style-name="gr5" draw:text-style-name="P11" draw:layer="layout" svg:width="3.084cm" svg:height="1.057cm" svg:x="8.139cm" svg:y="3.704cm">
          <text:p/>
          <draw:enhanced-geometry draw:mirror-horizontal="false" draw:mirror-vertical="false" svg:viewBox="0 0 21600 21600" draw:type="mso-spt32" draw:enhanced-path="M 0 0 L 21600 21600 N"/>
        </draw:custom-shape>
        <draw:custom-shape draw:name="Google Shape;269;p39" draw:style-name="gr5" draw:text-style-name="P11" draw:layer="layout" svg:width="3.309cm" svg:height="0.001cm" svg:x="13.749cm" svg:y="4.762cm">
          <text:p/>
          <draw:enhanced-geometry draw:mirror-horizontal="false" draw:mirror-vertical="false" svg:viewBox="0 0 21600 21600" draw:type="mso-spt32" draw:enhanced-path="M 0 0 L 21600 21600 N"/>
        </draw:custom-shape>
        <draw:custom-shape draw:name="Google Shape;270;p39" draw:style-name="gr4" draw:text-style-name="P10" draw:layer="layout" svg:width="2.523cm" svg:height="1.681cm" svg:x="5.615cm" svg:y="4.768cm">
          <text:p text:style-name="P1"><text:span text:style-name="T10">Customer v2</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39" draw:style-name="gr5" draw:text-style-name="P11" draw:layer="layout" svg:width="3.084cm" svg:height="0.846cm" draw:transform="rotate (-3.14159265358979) translate (11.224cm 5.609cm)">
          <text:p/>
          <draw:enhanced-geometry draw:mirror-horizontal="true" draw:mirror-vertical="false" svg:viewBox="0 0 21600 21600" draw:type="mso-spt32" draw:enhanced-path="M 0 0 L 21600 21600 N"/>
        </draw:custom-shape>
        <draw:custom-shape draw:name="Google Shape;272;p39" draw:style-name="gr14" draw:text-style-name="P6" draw:layer="layout" svg:width="2.752cm" svg:height="3.912cm" svg:x="5.501cm" svg:y="2.697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9;g57dadf7abd_0_185:notes" draw:style-name="gr1" draw:layer="layout" svg:width="16.932cm" svg:height="9.524cm" svg:x="1.059cm" svg:y="1.905cm" draw:page-number="20" presentation:class="page"/>
          <draw:frame draw:name="Google Shape;260;g57dadf7abd_0_185:notes" presentation:style-name="pr23" draw:text-style-name="P5" draw:layer="layout" svg:width="15.239cm" svg:height="11.429cm" svg:x="1.905cm" svg:y="12.065cm" presentation:class="notes" presentation:placeholder="true" presentation:user-transformed="true">
            <draw:text-box/>
          </draw:frame>
        </presentation:notes>
      </draw:page>
      <draw:page draw:name="Smart Routing - Canary deployment" draw:style-name="dp1" draw:master-page-name="CUSTOM_5f_1">
        <draw:frame draw:name="Google Shape;277;p40" presentation:style-name="pr4" draw:text-style-name="P6" draw:layer="layout" svg:width="20.807cm" svg:height="2.952cm" svg:x="2.296cm" svg:y="0cm" presentation:class="title" presentation:user-transformed="true">
          <draw:text-box>
            <text:p text:style-name="P3"><text:span text:style-name="T5">Smart Routing - Canary deployment</text:span></text:p>
          </draw:text-box>
        </draw:frame>
        <draw:custom-shape draw:name="Google Shape;278;p40"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40" draw:style-name="gr2" draw:text-style-name="P6" draw:layer="layout" svg:width="18.773cm" svg:height="6.187cm" svg:x="2.176cm" svg:y="6.737cm">
          <text:list text:style-name="L8">
            <text:list-item>
              <text:p text:style-name="P12"><text:span text:style-name="T11">Apply rule based on http header:</text:span></text:p>
            </text:list-item>
          </text:list>
          <text:p text:style-name="P9"><text:span text:style-name="T12">cat $ISTIO_LAB/custom-istiofiles/customer-user-header.yml | APP_SUBDOMAIN=$(echo $SUBDOMAIN) NAMESPACE=$(echo $APPS_NAMESPACE) envsubst | oc apply -f - </text:span></text:p>
          <text:list text:continue-numbering="true" text:style-name="L8">
            <text:list-item>
              <text:p text:style-name="P8"><text:span text:style-name="T11">Test:</text:span></text:p>
            </text:list-item>
          </text:list>
          <text:p text:style-name="P9"><text:span text:style-name="T12">… </text:span><text:span text:style-name="T12">for v2: watch -n1 "curl -v -H 'user: david' <text:s/>customer-${APPS_NAMESPACE}-istio-system.$SUBDOMAIN"</text:span></text:p>
          <text:p text:style-name="P9"><text:span text:style-name="T12">… </text:span><text:span text:style-name="T12">for v1: watch -n1 "curl -v customer-${APPS_NAMESPACE}-istio-system.$SUBDOMAIN"</text:span></text:p>
          <text:list text:continue-numbering="true" text:style-name="L8">
            <text:list-item>
              <text:p text:style-name="P8"><text:span text:style-name="T11">Activate ‘Traffic animation’ in ‘Kiali’ graph and see traffic going to either v1 or v2 (I recommend to run only test for a single version at the same time) </text:span></text:p>
            </text:list-item>
          </text:list>
          <text:p text:style-name="P9"><text:span text:style-name="T12"/></text:p>
          <text:p text:style-name="P9"><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40"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40" draw:style-name="gr4" draw:text-style-name="P10" draw:layer="layout" svg:width="2.523cm" svg:height="1.681cm" svg:x="17.059cm" svg:y="3.922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40" draw:style-name="gr4" draw:text-style-name="P10" draw:layer="layout" svg:width="2.523cm" svg:height="1.681cm" svg:x="5.615cm" svg:y="2.863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40" draw:style-name="gr5" draw:text-style-name="P11" draw:layer="layout" svg:width="3.084cm" svg:height="1.057cm" svg:x="8.139cm" svg:y="3.704cm">
          <text:p/>
          <draw:enhanced-geometry draw:mirror-horizontal="false" draw:mirror-vertical="false" svg:viewBox="0 0 21600 21600" draw:type="mso-spt32" draw:enhanced-path="M 0 0 L 21600 21600 N"/>
        </draw:custom-shape>
        <draw:custom-shape draw:name="Google Shape;284;p40" draw:style-name="gr5" draw:text-style-name="P11" draw:layer="layout" svg:width="3.309cm" svg:height="0.001cm" svg:x="13.749cm" svg:y="4.762cm">
          <text:p/>
          <draw:enhanced-geometry draw:mirror-horizontal="false" draw:mirror-vertical="false" svg:viewBox="0 0 21600 21600" draw:type="mso-spt32" draw:enhanced-path="M 0 0 L 21600 21600 N"/>
        </draw:custom-shape>
        <draw:custom-shape draw:name="Google Shape;285;p40" draw:style-name="gr4" draw:text-style-name="P10" draw:layer="layout" svg:width="2.523cm" svg:height="1.681cm" svg:x="5.615cm" svg:y="4.768cm">
          <text:p text:style-name="P1"><text:span text:style-name="T10">Customer v2</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40" draw:style-name="gr5" draw:text-style-name="P11" draw:layer="layout" svg:width="3.084cm" svg:height="0.846cm" draw:transform="rotate (-3.14159265358979) translate (11.224cm 5.609cm)">
          <text:p/>
          <draw:enhanced-geometry draw:mirror-horizontal="true" draw:mirror-vertical="false" svg:viewBox="0 0 21600 21600" draw:type="mso-spt32" draw:enhanced-path="M 0 0 L 21600 21600 N"/>
        </draw:custom-shape>
        <draw:custom-shape draw:name="Google Shape;287;p40" draw:style-name="gr17" draw:text-style-name="P11" draw:layer="layout" svg:width="3.309cm" svg:height="0.001cm" svg:x="2.296cm" svg:y="5.609cm">
          <text:p/>
          <draw:enhanced-geometry draw:mirror-horizontal="false" draw:mirror-vertical="false" svg:viewBox="0 0 21600 21600" draw:type="mso-spt32" draw:enhanced-path="M 0 0 L 21600 21600 N"/>
        </draw:custom-shape>
        <draw:custom-shape draw:name="Google Shape;288;p40" draw:style-name="gr17" draw:text-style-name="P11" draw:layer="layout" svg:width="3.309cm" svg:height="0.001cm" svg:x="2.296cm" svg:y="3.704cm">
          <text:p/>
          <draw:enhanced-geometry draw:mirror-horizontal="false" draw:mirror-vertical="false" svg:viewBox="0 0 21600 21600" draw:type="mso-spt32" draw:enhanced-path="M 0 0 L 21600 21600 N"/>
        </draw:custom-shape>
        <draw:custom-shape draw:name="Google Shape;289;p40" draw:style-name="gr2" draw:text-style-name="P6" draw:layer="layout" svg:width="2.964cm" svg:height="1.293cm" svg:x="2.594cm" svg:y="4.85cm">
          <text:p text:style-name="P3"><text:span text:style-name="T20">user: dav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40" draw:style-name="gr2" draw:text-style-name="P6" draw:layer="layout" svg:width="2.964cm" svg:height="1.293cm" svg:x="2.594cm" svg:y="2.863cm">
          <text:p text:style-name="P3"><text:span text:style-name="T20">… </text:span><text:span text:style-name="T20">oth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40" draw:style-name="gr14" draw:text-style-name="P6" draw:layer="layout" svg:width="2.752cm" svg:height="3.912cm" svg:x="5.501cm" svg:y="2.697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g57dadf7abd_0_225:notes" draw:style-name="gr1" draw:layer="layout" svg:width="16.932cm" svg:height="9.524cm" svg:x="1.059cm" svg:y="1.905cm" draw:page-number="21" presentation:class="page"/>
          <draw:frame draw:name="Google Shape;275;g57dadf7abd_0_225:notes" presentation:style-name="pr24" draw:text-style-name="P5" draw:layer="layout" svg:width="15.239cm" svg:height="11.429cm" svg:x="1.905cm" svg:y="12.065cm" presentation:class="notes" presentation:placeholder="true" presentation:user-transformed="true">
            <draw:text-box/>
          </draw:frame>
        </presentation:notes>
      </draw:page>
      <draw:page draw:name="Smart Routing - Canary deployment" draw:style-name="dp1" draw:master-page-name="CUSTOM_5f_1">
        <draw:frame draw:name="Google Shape;296;p41" presentation:style-name="pr4" draw:text-style-name="P6" draw:layer="layout" svg:width="20.807cm" svg:height="2.952cm" svg:x="2.296cm" svg:y="0cm" presentation:class="title" presentation:user-transformed="true">
          <draw:text-box>
            <text:p text:style-name="P3"><text:span text:style-name="T5">Smart Routing - Canary deployment</text:span></text:p>
          </draw:text-box>
        </draw:frame>
        <draw:custom-shape draw:name="Google Shape;297;p41"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41" draw:style-name="gr2" draw:text-style-name="P6" draw:layer="layout" svg:width="20.807cm" svg:height="10.154cm" svg:x="2.296cm" svg:y="2.77cm">
          <text:p text:style-name="P8"><text:span text:style-name="T14">Resources:</text:span></text:p>
          <text:list text:style-name="L11">
            <text:list-item>
              <text:p text:style-name="P8"><text:span text:style-name="T11">https://istio.io/docs/tasks/traffic-management/request-routing/#route-based-on-user-identity</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3;g582f7184e4_0_355:notes" draw:style-name="gr1" draw:layer="layout" svg:width="16.932cm" svg:height="9.524cm" svg:x="1.059cm" svg:y="1.905cm" draw:page-number="22" presentation:class="page"/>
          <draw:frame draw:name="Google Shape;294;g582f7184e4_0_355:notes" presentation:style-name="pr25" draw:text-style-name="P5" draw:layer="layout" svg:width="15.239cm" svg:height="11.429cm" svg:x="1.905cm" svg:y="12.065cm" presentation:class="notes" presentation:placeholder="true" presentation:user-transformed="true">
            <draw:text-box/>
          </draw:frame>
        </presentation:notes>
      </draw:page>
      <draw:page draw:name="Lab 5&#10;Traffic mirror/Dark launch" draw:style-name="dp1" draw:master-page-name="TITLE" presentation:presentation-page-layout-name="AL1T0">
        <draw:frame draw:name="Google Shape;303;p42" presentation:style-name="pr1" draw:text-style-name="P2" draw:layer="layout" svg:width="16.509cm" svg:height="1.904cm" svg:x="5.061cm" svg:y="6.033cm" presentation:class="title" presentation:user-transformed="true">
          <draw:text-box>
            <text:p text:style-name="P1"><text:span text:style-name="T1">Lab 5</text:span><text:span text:style-name="T1"><text:line-break/></text:span><text:span text:style-name="T1">Traffic mirror/Dark launch</text:span></text:p>
          </draw:text-box>
        </draw:frame>
        <presentation:notes draw:style-name="dp2">
          <draw:page-thumbnail draw:name="Google Shape;300;g5809a97b41_0_5:notes" draw:style-name="gr1" draw:layer="layout" svg:width="16.932cm" svg:height="9.524cm" svg:x="1.059cm" svg:y="1.905cm" draw:page-number="23" presentation:class="page"/>
          <draw:frame draw:name="Google Shape;301;g5809a97b41_0_5:notes" presentation:style-name="pr26" draw:text-style-name="P5" draw:layer="layout" svg:width="15.239cm" svg:height="11.429cm" svg:x="1.905cm" svg:y="12.065cm" presentation:class="notes" presentation:placeholder="true" presentation:user-transformed="true">
            <draw:text-box/>
          </draw:frame>
        </presentation:notes>
      </draw:page>
      <draw:page draw:name="Traffic mirror/Dark launch" draw:style-name="dp1" draw:master-page-name="CUSTOM_5f_1">
        <draw:frame draw:name="Google Shape;308;p43" presentation:style-name="pr4" draw:text-style-name="P6" draw:layer="layout" svg:width="20.807cm" svg:height="2.952cm" svg:x="2.296cm" svg:y="0cm" presentation:class="title" presentation:user-transformed="true">
          <draw:text-box>
            <text:p text:style-name="P3"><text:span text:style-name="T5">Traffic mirror/Dark launch</text:span></text:p>
          </draw:text-box>
        </draw:frame>
        <draw:custom-shape draw:name="Google Shape;309;p4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43" draw:style-name="gr2" draw:text-style-name="P6" draw:layer="layout" svg:width="18.773cm" svg:height="5.004cm" svg:x="2.176cm" svg:y="7.919cm">
          <text:list text:style-name="L8">
            <text:list-item>
              <text:p text:style-name="P12"><text:span text:style-name="T11">Configure Customer v1 to shadow traffic to v2:</text:span></text:p>
            </text:list-item>
          </text:list>
          <text:p text:style-name="P9"><text:span text:style-name="T12">cat $ISTIO_LAB/custom-istiofiles/customer-mirror-from-v1-to-v2.yml | APP_SUBDOMAIN=$(echo $SUBDOMAIN) NAMESPACE=$(echo $APPS_NAMESPACE) envsubst | oc apply -f - </text:span></text:p>
          <text:list text:continue-numbering="true" text:style-name="L8">
            <text:list-item>
              <text:p text:style-name="P8"><text:span text:style-name="T11">Test:</text:span></text:p>
            </text:list-item>
          </text:list>
          <text:p text:style-name="P9"><text:span text:style-name="T12">$ISTIO_LAB/scripts/test.sh <text:s/>customer-$APPS_NAMESPACE-istio-system.$SUBDOMAIN </text:span></text:p>
          <text:list text:continue-numbering="true" text:style-name="L8">
            <text:list-item>
              <text:p text:style-name="P8"><text:span text:style-name="T11">Move to ‘Kiali’ and check the graph.</text:span></text:p>
            </text:list-item>
            <text:list-item>
              <text:p text:style-name="P13"><text:span text:style-name="T11">Remove mirror rule using ‘Kiali’ (leave customer v1 only) </text:span></text:p>
            </text:list-item>
          </text:list>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3" draw:style-name="gr4" draw:text-style-name="P10" draw:layer="layout" svg:width="2.523cm" svg:height="1.681cm" svg:x="11.224cm" svg:y="4.557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43" draw:style-name="gr4" draw:text-style-name="P10" draw:layer="layout" svg:width="2.523cm" svg:height="1.681cm" svg:x="17.059cm" svg:y="4.55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43"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43" draw:style-name="gr18" draw:text-style-name="P15" draw:layer="layout" svg:width="0.419cm" svg:height="1.082cm" draw:transform="rotate (-1.5707963267949) translate (7.441cm 4.957cm)">
          <text:p text:style-name="P3"><text:span text:style-name="T6"/></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15;p43" draw:style-name="gr5" draw:text-style-name="P11" draw:layer="layout" svg:width="3.084cm" svg:height="1.481cm" svg:x="8.139cm" svg:y="3.916cm">
          <text:p/>
          <draw:enhanced-geometry draw:mirror-horizontal="false" draw:mirror-vertical="false" svg:viewBox="0 0 21600 21600" draw:type="mso-spt32" draw:enhanced-path="M 0 0 L 21600 21600 N"/>
        </draw:custom-shape>
        <draw:custom-shape draw:name="Google Shape;316;p43" draw:style-name="gr5" draw:text-style-name="P11" draw:layer="layout" svg:width="3.309cm" svg:height="0.001cm" svg:x="13.749cm" svg:y="5.397cm">
          <text:p/>
          <draw:enhanced-geometry draw:mirror-horizontal="false" draw:mirror-vertical="false" svg:viewBox="0 0 21600 21600" draw:type="mso-spt32" draw:enhanced-path="M 0 0 L 21600 21600 N"/>
        </draw:custom-shape>
        <draw:custom-shape draw:name="Google Shape;317;p43" draw:style-name="gr4" draw:text-style-name="P10" draw:layer="layout" svg:width="2.523cm" svg:height="1.681cm" svg:x="5.615cm" svg:y="6.038cm">
          <text:p text:style-name="P1"><text:span text:style-name="T10">Customer v2</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43" draw:style-name="gr5" draw:text-style-name="P11" draw:layer="layout" svg:width="3.084cm" svg:height="1.481cm" draw:transform="rotate (-3.14159265358979) translate (11.224cm 6.879cm)">
          <text:p/>
          <draw:enhanced-geometry draw:mirror-horizontal="true" draw:mirror-vertical="false" svg:viewBox="0 0 21600 21600" draw:type="mso-spt32" draw:enhanced-path="M 0 0 L 21600 21600 N"/>
        </draw:custom-shape>
        <draw:custom-shape draw:name="Google Shape;319;p43" draw:style-name="gr18" draw:text-style-name="P15" draw:layer="layout" svg:width="0.419cm" svg:height="1.082cm" draw:transform="rotate (-1.5707963267949) translate (7.419cm 5.448cm)">
          <text:p text:style-name="P3"><text:span text:style-name="T6"/></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320;p43" draw:style-name="gr14" draw:text-style-name="P6" draw:layer="layout" svg:width="2.752cm" svg:height="5.004cm" svg:x="5.501cm" svg:y="2.908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5;g5809a97b41_0_9:notes" draw:style-name="gr1" draw:layer="layout" svg:width="16.932cm" svg:height="9.524cm" svg:x="1.059cm" svg:y="1.905cm" draw:page-number="24" presentation:class="page"/>
          <draw:frame draw:name="Google Shape;306;g5809a97b41_0_9:notes" presentation:style-name="pr27" draw:text-style-name="P5" draw:layer="layout" svg:width="15.239cm" svg:height="11.429cm" svg:x="1.905cm" svg:y="12.065cm" presentation:class="notes" presentation:placeholder="true" presentation:user-transformed="true">
            <draw:text-box/>
          </draw:frame>
        </presentation:notes>
      </draw:page>
      <draw:page draw:name="Traffic mirror/Dark launch" draw:style-name="dp1" draw:master-page-name="CUSTOM_5f_1">
        <draw:frame draw:name="Google Shape;325;p44" presentation:style-name="pr4" draw:text-style-name="P6" draw:layer="layout" svg:width="20.807cm" svg:height="2.952cm" svg:x="2.296cm" svg:y="0cm" presentation:class="title" presentation:user-transformed="true">
          <draw:text-box>
            <text:p text:style-name="P3"><text:span text:style-name="T5">Traffic mirror/Dark launch</text:span></text:p>
          </draw:text-box>
        </draw:frame>
        <draw:custom-shape draw:name="Google Shape;326;p44"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44" draw:style-name="gr2" draw:text-style-name="P6" draw:layer="layout" svg:width="20.807cm" svg:height="10.154cm" svg:x="2.296cm" svg:y="2.77cm">
          <text:p text:style-name="P8"><text:span text:style-name="T14">Resources:</text:span></text:p>
          <text:list text:style-name="L11">
            <text:list-item>
              <text:p text:style-name="P8"><text:span text:style-name="T11">https://istio.io/docs/reference/config/networking/v1alpha3/virtual-service/#HTTPRoute</text:span></text:p>
            </text:list-item>
            <text:list-item>
              <text:p text:style-name="P13"><text:span text:style-name="T11">https://istio.io/docs/tasks/traffic-management/mirroring/</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2;g582f7184e4_0_362:notes" draw:style-name="gr1" draw:layer="layout" svg:width="16.932cm" svg:height="9.524cm" svg:x="1.059cm" svg:y="1.905cm" draw:page-number="25" presentation:class="page"/>
          <draw:frame draw:name="Google Shape;323;g582f7184e4_0_362:notes" presentation:style-name="pr28" draw:text-style-name="P5" draw:layer="layout" svg:width="15.239cm" svg:height="11.429cm" svg:x="1.905cm" svg:y="12.065cm" presentation:class="notes" presentation:placeholder="true" presentation:user-transformed="true">
            <draw:text-box/>
          </draw:frame>
        </presentation:notes>
      </draw:page>
      <draw:page draw:name="Lab 6&#10;Consistent Hash &#10;Load Balancing" draw:style-name="dp1" draw:master-page-name="TITLE" presentation:presentation-page-layout-name="AL1T0">
        <draw:frame draw:name="Google Shape;332;p45" presentation:style-name="pr1" draw:text-style-name="P2" draw:layer="layout" svg:width="16.509cm" svg:height="1.904cm" svg:x="5.061cm" svg:y="6.033cm" presentation:class="title" presentation:user-transformed="true">
          <draw:text-box>
            <text:p text:style-name="P1"><text:span text:style-name="T1">Lab 6</text:span><text:span text:style-name="T1"><text:line-break/></text:span><text:span text:style-name="T1">Consistent Hash </text:span><text:span text:style-name="T1"><text:line-break/></text:span><text:span text:style-name="T1">Load Balancing</text:span></text:p>
          </draw:text-box>
        </draw:frame>
        <presentation:notes draw:style-name="dp2">
          <draw:page-thumbnail draw:name="Google Shape;329;g5809a97b41_0_109:notes" draw:style-name="gr1" draw:layer="layout" svg:width="16.932cm" svg:height="9.524cm" svg:x="1.059cm" svg:y="1.905cm" draw:page-number="26" presentation:class="page"/>
          <draw:frame draw:name="Google Shape;330;g5809a97b41_0_109:notes" presentation:style-name="pr29" draw:text-style-name="P5" draw:layer="layout" svg:width="15.239cm" svg:height="11.429cm" svg:x="1.905cm" svg:y="12.065cm" presentation:class="notes" presentation:placeholder="true" presentation:user-transformed="true">
            <draw:text-box/>
          </draw:frame>
        </presentation:notes>
      </draw:page>
      <draw:page draw:name="Consistent Hash load balancing" draw:style-name="dp1" draw:master-page-name="CUSTOM_5f_1">
        <draw:frame draw:name="Google Shape;337;p46" presentation:style-name="pr4" draw:text-style-name="P6" draw:layer="layout" svg:width="20.807cm" svg:height="2.952cm" svg:x="2.296cm" svg:y="0cm" presentation:class="title" presentation:user-transformed="true">
          <draw:text-box>
            <text:p text:style-name="P3"><text:span text:style-name="T5">Consistent Hash load balancing</text:span></text:p>
          </draw:text-box>
        </draw:frame>
        <draw:custom-shape draw:name="Google Shape;338;p46"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6" draw:style-name="gr2" draw:text-style-name="P6" draw:layer="layout" svg:width="18.773cm" svg:height="4.462cm" svg:x="2.176cm" svg:y="8.461cm">
          <text:list text:style-name="L8">
            <text:list-item>
              <text:p text:style-name="P12"><text:span text:style-name="T11">Scale Customer service to 3 replicas</text:span></text:p>
            </text:list-item>
          </text:list>
          <text:p text:style-name="P9"><text:span text:style-name="T12">oc scale --replicas=3 dc customer-v1 -n $APPS_NAMESPACE</text:span></text:p>
          <text:list text:continue-numbering="true" text:style-name="L8">
            <text:list-item>
              <text:p text:style-name="P8"><text:span text:style-name="T11">Apply load balancing rule:</text:span></text:p>
            </text:list-item>
          </text:list>
          <text:p text:style-name="P9"><text:span text:style-name="T12">cat $ISTIO_LAB/custom-istiofiles/customer-lb-hash.yml | APP_SUBDOMAIN=$(echo $SUBDOMAIN) NAMESPACE=$(echo $APPS_NAMESPACE) envsubst | oc apply -f - </text:span></text:p>
          <text:p text:style-name="P9"><text:span text:style-name="T11"/></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6" draw:style-name="gr4" draw:text-style-name="P10" draw:layer="layout" svg:width="2.523cm" svg:height="1.681cm" svg:x="12.96cm" svg:y="4.873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6" draw:style-name="gr4" draw:text-style-name="P10" draw:layer="layout" svg:width="2.523cm" svg:height="1.681cm" svg:x="18.794cm" svg:y="4.87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46" draw:style-name="gr4" draw:text-style-name="P10" draw:layer="layout" svg:width="2.523cm" svg:height="1.681cm" svg:x="7.351cm" svg:y="3.391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46" draw:style-name="gr5" draw:text-style-name="P11" draw:layer="layout" svg:width="3.437cm" svg:height="1.54cm" svg:x="9.522cm" svg:y="4.173cm">
          <text:p/>
          <draw:enhanced-geometry draw:mirror-horizontal="false" draw:mirror-vertical="false" svg:viewBox="0 0 21600 21600" draw:type="mso-spt32" draw:enhanced-path="M 0 0 L 21600 21600 N"/>
        </draw:custom-shape>
        <draw:custom-shape draw:name="Google Shape;344;p46" draw:style-name="gr5" draw:text-style-name="P11" draw:layer="layout" svg:width="3.309cm" svg:height="0.001cm" svg:x="15.484cm" svg:y="5.713cm">
          <text:p/>
          <draw:enhanced-geometry draw:mirror-horizontal="false" draw:mirror-vertical="false" svg:viewBox="0 0 21600 21600" draw:type="mso-spt32" draw:enhanced-path="M 0 0 L 21600 21600 N"/>
        </draw:custom-shape>
        <draw:custom-shape draw:name="Google Shape;345;p46" draw:style-name="gr14" draw:text-style-name="P6" draw:layer="layout" svg:width="4.148cm" svg:height="5.004cm" svg:x="6.976cm" svg:y="3.211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46" draw:style-name="gr4" draw:text-style-name="P10" draw:layer="layout" svg:width="2.523cm" svg:height="1.681cm" svg:x="7.774cm" svg:y="4.661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46" draw:style-name="gr4" draw:text-style-name="P10" draw:layer="layout" svg:width="2.523cm" svg:height="1.681cm" svg:x="8.197cm" svg:y="5.931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46" draw:style-name="gr2" draw:text-style-name="P6" draw:layer="layout" svg:width="2.685cm" svg:height="1.151cm" svg:x="8.004cm" svg:y="7.429cm">
          <text:p text:style-name="P3"><text:span text:style-name="T19">n-repl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9;p46" draw:style-name="gr5" draw:text-style-name="P11" draw:layer="layout" svg:width="2.661cm" svg:height="0.211cm" svg:x="10.298cm" svg:y="5.502cm">
          <text:p/>
          <draw:enhanced-geometry draw:mirror-horizontal="false" draw:mirror-vertical="false" svg:viewBox="0 0 21600 21600" draw:type="mso-spt32" draw:enhanced-path="M 0 0 L 21600 21600 N"/>
        </draw:custom-shape>
        <draw:custom-shape draw:name="Google Shape;350;p46" draw:style-name="gr5" draw:text-style-name="P11" draw:layer="layout" svg:width="2.237cm" svg:height="1.057cm" draw:transform="rotate (-3.14159265358979) translate (12.958cm 6.772cm)">
          <text:p/>
          <draw:enhanced-geometry draw:mirror-horizontal="true" draw:mirror-vertical="false" svg:viewBox="0 0 21600 21600" draw:type="mso-spt32" draw:enhanced-path="M 0 0 L 21600 21600 N"/>
        </draw:custom-shape>
        <draw:custom-shape draw:name="Google Shape;351;p46" draw:style-name="gr2" draw:text-style-name="P6" draw:layer="layout" svg:width="4.314cm" svg:height="1.293cm" svg:x="2.684cm" svg:y="3.438cm">
          <text:p text:style-name="P3"><text:span text:style-name="T21">X-Customer-Sess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46" draw:style-name="gr2" draw:text-style-name="P6" draw:layer="layout" svg:width="4.314cm" svg:height="1.293cm" svg:x="3.107cm" svg:y="4.92cm">
          <text:p text:style-name="P3"><text:span text:style-name="T21">X-Customer-Sess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46" draw:style-name="gr2" draw:text-style-name="P6" draw:layer="layout" svg:width="4.314cm" svg:height="1.293cm" svg:x="3.53cm" svg:y="6.19cm">
          <text:p text:style-name="P3"><text:span text:style-name="T21">X-Customer-Sessio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46" draw:style-name="gr17" draw:text-style-name="P11" draw:layer="layout" svg:width="4.522cm" svg:height="0.022cm" svg:x="2.819cm" svg:y="4.209cm">
          <text:p/>
          <draw:enhanced-geometry draw:mirror-horizontal="false" draw:mirror-vertical="false" svg:viewBox="0 0 21600 21600" draw:type="mso-spt32" draw:enhanced-path="M 0 0 L 21600 21600 N"/>
        </draw:custom-shape>
        <draw:custom-shape draw:name="Google Shape;355;p46" draw:style-name="gr17" draw:text-style-name="P11" draw:layer="layout" svg:width="4.522cm" svg:height="0.022cm" svg:x="3.242cm" svg:y="5.691cm">
          <text:p/>
          <draw:enhanced-geometry draw:mirror-horizontal="false" draw:mirror-vertical="false" svg:viewBox="0 0 21600 21600" draw:type="mso-spt32" draw:enhanced-path="M 0 0 L 21600 21600 N"/>
        </draw:custom-shape>
        <draw:custom-shape draw:name="Google Shape;356;p46" draw:style-name="gr17" draw:text-style-name="P11" draw:layer="layout" svg:width="4.522cm" svg:height="0.022cm" svg:x="3.666cm" svg:y="6.961cm">
          <text:p/>
          <draw:enhanced-geometry draw:mirror-horizontal="false" draw:mirror-vertical="false" svg:viewBox="0 0 21600 21600" draw:type="mso-spt32" draw:enhanced-path="M 0 0 L 21600 21600 N"/>
        </draw:custom-shape>
        <presentation:notes draw:style-name="dp2">
          <draw:page-thumbnail draw:name="Google Shape;334;g5809a97b41_0_113:notes" draw:style-name="gr1" draw:layer="layout" svg:width="16.932cm" svg:height="9.524cm" svg:x="1.059cm" svg:y="1.905cm" draw:page-number="27" presentation:class="page"/>
          <draw:frame draw:name="Google Shape;335;g5809a97b41_0_113:notes" presentation:style-name="pr30" draw:text-style-name="P5" draw:layer="layout" svg:width="15.239cm" svg:height="11.429cm" svg:x="1.905cm" svg:y="12.065cm" presentation:class="notes" presentation:placeholder="true" presentation:user-transformed="true">
            <draw:text-box/>
          </draw:frame>
        </presentation:notes>
      </draw:page>
      <draw:page draw:name="Consistent Hash load balancing" draw:style-name="dp1" draw:master-page-name="CUSTOM_5f_1">
        <draw:frame draw:name="Google Shape;361;p47" presentation:style-name="pr4" draw:text-style-name="P6" draw:layer="layout" svg:width="20.807cm" svg:height="2.952cm" svg:x="2.296cm" svg:y="0cm" presentation:class="title" presentation:user-transformed="true">
          <draw:text-box>
            <text:p text:style-name="P3"><text:span text:style-name="T5">Consistent Hash load balancing</text:span></text:p>
          </draw:text-box>
        </draw:frame>
        <draw:custom-shape draw:name="Google Shape;362;p47"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47" draw:style-name="gr2" draw:text-style-name="P6" draw:layer="layout" svg:width="18.773cm" svg:height="9.879cm" svg:x="2.176cm" svg:y="3.044cm">
          <text:list text:style-name="L8">
            <text:list-item>
              <text:p text:style-name="P12"><text:span text:style-name="T11">Test as follows:</text:span></text:p>
            </text:list-item>
          </text:list>
          <text:p text:style-name="P9"><text:span text:style-name="T12">watch -n1 "curl -v -H 'X-Customer-Session: 1' <text:s/>customer-$APPS_NAMESPACE-istio-system.$SUBDOMAIN"</text:span></text:p>
          <text:p text:style-name="P9"><text:span text:style-name="T12">* Note: try different values until you get traffic in all 3 pods when sending the same header.</text:span></text:p>
          <text:list text:continue-numbering="true" text:style-name="L8">
            <text:list-item>
              <text:p text:style-name="P8"><text:span text:style-name="T11">Check logs in each Customer service pod:</text:span></text:p>
            </text:list-item>
          </text:list>
          <text:p text:style-name="P9"><text:span text:style-name="T12">oc logs -f </text:span><text:span text:style-name="T22">pod-name </text:span><text:span text:style-name="T12">-c customer-v1 -n $APPS_NAMESPACE</text:span></text:p>
          <text:list text:continue-numbering="true" text:style-name="L8">
            <text:list-item>
              <text:p text:style-name="P8"><text:span text:style-name="T11">Revert changes</text:span></text:p>
            </text:list-item>
          </text:list>
          <text:p text:style-name="P9"><text:span text:style-name="T12">oc scale --replicas=1 dc customer-v1 -n $APPS_NAMESPACE</text:span></text:p>
          <text:p text:style-name="P9"><text:span text:style-name="T12">…</text:span><text:span text:style-name="T12">. And find the rule using ‘Kiali’. Remove any load balancing policy.</text:span></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8;g5809a97b41_0_144:notes" draw:style-name="gr1" draw:layer="layout" svg:width="16.932cm" svg:height="9.524cm" svg:x="1.059cm" svg:y="1.905cm" draw:page-number="28" presentation:class="page"/>
          <draw:frame draw:name="Google Shape;359;g5809a97b41_0_144:notes" presentation:style-name="pr31" draw:text-style-name="P5" draw:layer="layout" svg:width="15.239cm" svg:height="11.429cm" svg:x="1.905cm" svg:y="12.065cm" presentation:class="notes" presentation:placeholder="true" presentation:user-transformed="true">
            <draw:text-box/>
          </draw:frame>
        </presentation:notes>
      </draw:page>
      <draw:page draw:name="Consistent Hash load balancing" draw:style-name="dp1" draw:master-page-name="CUSTOM_5f_1">
        <draw:frame draw:name="Google Shape;368;p48" presentation:style-name="pr4" draw:text-style-name="P6" draw:layer="layout" svg:width="20.807cm" svg:height="2.952cm" svg:x="2.296cm" svg:y="0cm" presentation:class="title" presentation:user-transformed="true">
          <draw:text-box>
            <text:p text:style-name="P3"><text:span text:style-name="T5">Consistent Hash load balancing</text:span></text:p>
          </draw:text-box>
        </draw:frame>
        <draw:custom-shape draw:name="Google Shape;369;p48"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48" draw:style-name="gr2" draw:text-style-name="P6" draw:layer="layout" svg:width="20.807cm" svg:height="10.154cm" svg:x="2.296cm" svg:y="2.77cm">
          <text:p text:style-name="P8"><text:span text:style-name="T14">Resources:</text:span></text:p>
          <text:list text:style-name="L11">
            <text:list-item>
              <text:p text:style-name="P8"><text:span text:style-name="T11">https://istio.io/docs/reference/config/networking/v1alpha3/destination-rule/#LoadBalancerSettings-ConsistentHashLB</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5;g582f7184e4_0_377:notes" draw:style-name="gr1" draw:layer="layout" svg:width="16.932cm" svg:height="9.524cm" svg:x="1.059cm" svg:y="1.905cm" draw:page-number="29" presentation:class="page"/>
          <draw:frame draw:name="Google Shape;366;g582f7184e4_0_377:notes" presentation:style-name="pr32" draw:text-style-name="P5" draw:layer="layout" svg:width="15.239cm" svg:height="11.429cm" svg:x="1.905cm" svg:y="12.065cm" presentation:class="notes" presentation:placeholder="true" presentation:user-transformed="true">
            <draw:text-box/>
          </draw:frame>
        </presentation:notes>
      </draw:page>
      <draw:page draw:name="Lab 7&#10;Whitelist &amp; Blacklist " draw:style-name="dp1" draw:master-page-name="TITLE" presentation:presentation-page-layout-name="AL1T0">
        <draw:frame draw:name="Google Shape;375;p49" presentation:style-name="pr1" draw:text-style-name="P2" draw:layer="layout" svg:width="16.509cm" svg:height="1.904cm" svg:x="5.061cm" svg:y="6.033cm" presentation:class="title" presentation:user-transformed="true">
          <draw:text-box>
            <text:p text:style-name="P1"><text:span text:style-name="T1">Lab 7</text:span><text:span text:style-name="T1"><text:line-break/></text:span><text:span text:style-name="T1">Whitelist &amp; Blacklist </text:span></text:p>
          </draw:text-box>
        </draw:frame>
        <presentation:notes draw:style-name="dp2">
          <draw:page-thumbnail draw:name="Google Shape;372;g5809a97b41_0_28:notes" draw:style-name="gr1" draw:layer="layout" svg:width="16.932cm" svg:height="9.524cm" svg:x="1.059cm" svg:y="1.905cm" draw:page-number="30" presentation:class="page"/>
          <draw:frame draw:name="Google Shape;373;g5809a97b41_0_28:notes" presentation:style-name="pr33" draw:text-style-name="P5" draw:layer="layout" svg:width="15.239cm" svg:height="11.429cm" svg:x="1.905cm" svg:y="12.065cm" presentation:class="notes" presentation:placeholder="true" presentation:user-transformed="true">
            <draw:text-box/>
          </draw:frame>
        </presentation:notes>
      </draw:page>
      <draw:page draw:name="Whitelist &amp; Blacklist" draw:style-name="dp1" draw:master-page-name="CUSTOM_5f_1">
        <draw:frame draw:name="Google Shape;380;p50" presentation:style-name="pr4" draw:text-style-name="P6" draw:layer="layout" svg:width="20.807cm" svg:height="2.952cm" svg:x="2.296cm" svg:y="0cm" presentation:class="title" presentation:user-transformed="true">
          <draw:text-box>
            <text:p text:style-name="P3"><text:span text:style-name="T5">Whitelist &amp; Blacklist</text:span></text:p>
          </draw:text-box>
        </draw:frame>
        <draw:custom-shape draw:name="Google Shape;381;p50"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p50" draw:style-name="gr2" draw:text-style-name="P6" draw:layer="layout" svg:width="18.773cm" svg:height="6.474cm" svg:x="2.176cm" svg:y="6.45cm">
          <text:list text:style-name="L8">
            <text:list-item>
              <text:p text:style-name="P12"><text:span text:style-name="T11">Deploy Partner service version v1:</text:span></text:p>
            </text:list-item>
          </text:list>
          <text:p text:style-name="P9"><text:span text:style-name="T12">oc new-app -l app=partner,version=v1 --name=partner-v1 --context-dir=partner/java/springboot -e JAEGER_SERVICE_NAME=partner JAEGER_ENDPOINT=http://jaeger-collector.istio-system.svc:14268/api/traces JAEGER_PROPAGATION=b3 JAEGER_SAMPLER_TYPE=const JAEGER_SAMPLER_PARAM=1 JAVA_OPTIONS='-Xms128m -Xmx256m -Djava.net.preferIPv4Stack=true' redhat-openjdk18-openshift:1.5~https://github.com/dsanchor/istio-tutorial --build-env=MAVEN_MIRROR_URL='http://nexus.devops:8081/nexus/content/groups/public' -n $APPS_NAMESPACE</text:span></text:p>
          <text:p text:style-name="P9"><text:span text:style-name="T12">oc delete svc/partner-v1 -n $APPS_NAMESPACE</text:span></text:p>
          <text:p text:style-name="P9"><text:span text:style-name="T12">oc create -f $ISTIO_LAB/partner/kubernetes/Service.yml -n $APPS_NAMESPACE</text:span></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50"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50" draw:style-name="gr4" draw:text-style-name="P10" draw:layer="layout" svg:width="2.523cm" svg:height="1.681cm" svg:x="17.059cm" svg:y="3.922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50" draw:style-name="gr4" draw:text-style-name="P10" draw:layer="layout" svg:width="2.523cm" svg:height="1.681cm" svg:x="5.615cm" svg:y="2.863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50" draw:style-name="gr5" draw:text-style-name="P11" draw:layer="layout" svg:width="3.084cm" svg:height="1.057cm" svg:x="8.139cm" svg:y="3.704cm">
          <text:p/>
          <draw:enhanced-geometry draw:mirror-horizontal="false" draw:mirror-vertical="false" svg:viewBox="0 0 21600 21600" draw:type="mso-spt32" draw:enhanced-path="M 0 0 L 21600 21600 N"/>
        </draw:custom-shape>
        <draw:custom-shape draw:name="Google Shape;387;p50" draw:style-name="gr5" draw:text-style-name="P11" draw:layer="layout" svg:width="3.309cm" svg:height="0.001cm" svg:x="13.749cm" svg:y="4.762cm">
          <text:p/>
          <draw:enhanced-geometry draw:mirror-horizontal="false" draw:mirror-vertical="false" svg:viewBox="0 0 21600 21600" draw:type="mso-spt32" draw:enhanced-path="M 0 0 L 21600 21600 N"/>
        </draw:custom-shape>
        <draw:custom-shape draw:name="Google Shape;388;p50" draw:style-name="gr4" draw:text-style-name="P10" draw:layer="layout" svg:width="2.523cm" svg:height="1.681cm" svg:x="5.615cm" svg:y="4.76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50" draw:style-name="gr5" draw:text-style-name="P11" draw:layer="layout" svg:width="3.084cm" svg:height="0.846cm" draw:transform="rotate (-3.14159265358979) translate (11.224cm 5.609cm)">
          <text:p/>
          <draw:enhanced-geometry draw:mirror-horizontal="true" draw:mirror-vertical="false" svg:viewBox="0 0 21600 21600" draw:type="mso-spt32" draw:enhanced-path="M 0 0 L 21600 21600 N"/>
        </draw:custom-shape>
        <presentation:notes draw:style-name="dp2">
          <draw:page-thumbnail draw:name="Google Shape;377;g5809a97b41_0_32:notes" draw:style-name="gr1" draw:layer="layout" svg:width="16.932cm" svg:height="9.524cm" svg:x="1.059cm" svg:y="1.905cm" draw:page-number="31" presentation:class="page"/>
          <draw:frame draw:name="Google Shape;378;g5809a97b41_0_32:notes" presentation:style-name="pr34" draw:text-style-name="P5" draw:layer="layout" svg:width="15.239cm" svg:height="11.429cm" svg:x="1.905cm" svg:y="12.065cm" presentation:class="notes" presentation:placeholder="true" presentation:user-transformed="true">
            <draw:text-box/>
          </draw:frame>
        </presentation:notes>
      </draw:page>
      <draw:page draw:name="Whitelist" draw:style-name="dp1" draw:master-page-name="CUSTOM_5f_1">
        <draw:frame draw:name="Google Shape;394;p51" presentation:style-name="pr4" draw:text-style-name="P6" draw:layer="layout" svg:width="20.807cm" svg:height="2.952cm" svg:x="2.296cm" svg:y="0cm" presentation:class="title" presentation:user-transformed="true">
          <draw:text-box>
            <text:p text:style-name="P3"><text:span text:style-name="T5">Whitelist</text:span></text:p>
          </draw:text-box>
        </draw:frame>
        <draw:custom-shape draw:name="Google Shape;395;p51"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51" draw:style-name="gr2" draw:text-style-name="P6" draw:layer="layout" svg:width="18.773cm" svg:height="6.474cm" svg:x="2.176cm" svg:y="6.45cm">
          <text:list text:style-name="L8">
            <text:list-item>
              <text:p text:style-name="P12"><text:span text:style-name="T11">Add sidecar container and ingress rule:</text:span></text:p>
            </text:list-item>
          </text:list>
          <text:p text:style-name="P9"><text:span text:style-name="T12">oc patch dc/partner-v1 -p '{"spec":{"template":{"metadata":{"annotations":{"sidecar.istio.io/inject":"true"}}}}}' -n $APPS_NAMESPACE</text:span></text:p>
          <text:p text:style-name="P9"><text:span text:style-name="T12">cat $ISTIO_LAB/custom-istiofiles/partner-ingress.yml | APP_SUBDOMAIN=$(echo $SUBDOMAIN) NAMESPACE=$(echo $APPS_NAMESPACE) envsubst | oc apply -f - </text:span></text:p>
          <text:list text:continue-numbering="true" text:style-name="L8">
            <text:list-item>
              <text:p text:style-name="P8"><text:span text:style-name="T11">Apply whitelist policy:</text:span></text:p>
            </text:list-item>
          </text:list>
          <text:p text:style-name="P9"><text:span text:style-name="T12">cat <text:s/>$ISTIO_LAB/custom-istiofiles/preference-white-list.yml | NAMESPACE=$(echo $APPS_NAMESPACE) envsubst | oc apply -f -</text:span></text:p>
          <text:list text:continue-numbering="true" text:style-name="L8">
            <text:list-item>
              <text:p text:style-name="P8"><text:span text:style-name="T11">Test both customer and partner service.</text:span></text:p>
            </text:list-item>
            <text:list-item>
              <text:p text:style-name="P13"><text:span text:style-name="T11">Check results and see differences (Use ‘Kiali’ as well).</text:span></text:p>
            </text:list-item>
          </text:list>
          <text:p text:style-name="P9"><text:span text:style-name="T11"/></text:p>
          <text:p text:style-name="P9"><text:span text:style-name="T12"/></text:p>
          <text:p text:style-name="P9"><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51"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51" draw:style-name="gr4" draw:text-style-name="P10" draw:layer="layout" svg:width="2.523cm" svg:height="1.681cm" svg:x="17.059cm" svg:y="3.922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51" draw:style-name="gr4" draw:text-style-name="P10" draw:layer="layout" svg:width="2.523cm" svg:height="1.681cm" svg:x="5.615cm" svg:y="2.863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51" draw:style-name="gr5" draw:text-style-name="P11" draw:layer="layout" svg:width="3.084cm" svg:height="1.057cm" svg:x="8.139cm" svg:y="3.704cm">
          <text:p/>
          <draw:enhanced-geometry draw:mirror-horizontal="false" draw:mirror-vertical="false" svg:viewBox="0 0 21600 21600" draw:type="mso-spt32" draw:enhanced-path="M 0 0 L 21600 21600 N"/>
        </draw:custom-shape>
        <draw:custom-shape draw:name="Google Shape;401;p51" draw:style-name="gr5" draw:text-style-name="P11" draw:layer="layout" svg:width="3.309cm" svg:height="0.001cm" svg:x="13.749cm" svg:y="4.762cm">
          <text:p/>
          <draw:enhanced-geometry draw:mirror-horizontal="false" draw:mirror-vertical="false" svg:viewBox="0 0 21600 21600" draw:type="mso-spt32" draw:enhanced-path="M 0 0 L 21600 21600 N"/>
        </draw:custom-shape>
        <draw:custom-shape draw:name="Google Shape;402;p51" draw:style-name="gr4" draw:text-style-name="P10" draw:layer="layout" svg:width="2.523cm" svg:height="1.681cm" svg:x="5.615cm" svg:y="4.76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51" draw:style-name="gr5" draw:text-style-name="P11" draw:layer="layout" svg:width="3.084cm" svg:height="0.846cm" draw:transform="rotate (-3.14159265358979) translate (11.224cm 5.609cm)">
          <text:p/>
          <draw:enhanced-geometry draw:mirror-horizontal="true" draw:mirror-vertical="false" svg:viewBox="0 0 21600 21600" draw:type="mso-spt32" draw:enhanced-path="M 0 0 L 21600 21600 N"/>
        </draw:custom-shape>
        <draw:custom-shape draw:name="Google Shape;404;p51" draw:style-name="gr19" draw:text-style-name="P11" draw:layer="layout" svg:width="0.631cm" svg:height="0.97cm" svg:x="9.074cm" svg:y="4.805cm">
          <text:p/>
          <draw:enhanced-geometry draw:mirror-horizontal="false" draw:mirror-vertical="false" svg:viewBox="0 0 21600 21600" draw:type="mso-spt32" draw:enhanced-path="M 0 0 L 21600 21600 N"/>
        </draw:custom-shape>
        <draw:custom-shape draw:name="Google Shape;405;p51" draw:style-name="gr19" draw:text-style-name="P11" draw:layer="layout" svg:width="0.631cm" svg:height="0.97cm" svg:x="9.339cm" svg:y="4.709cm">
          <text:p/>
          <draw:enhanced-geometry draw:mirror-horizontal="false" draw:mirror-vertical="false" svg:viewBox="0 0 21600 21600" draw:type="mso-spt32" draw:enhanced-path="M 0 0 L 21600 21600 N"/>
        </draw:custom-shape>
        <presentation:notes draw:style-name="dp2">
          <draw:page-thumbnail draw:name="Google Shape;391;g5809a97b41_0_55:notes" draw:style-name="gr1" draw:layer="layout" svg:width="16.932cm" svg:height="9.524cm" svg:x="1.059cm" svg:y="1.905cm" draw:page-number="32" presentation:class="page"/>
          <draw:frame draw:name="Google Shape;392;g5809a97b41_0_55:notes" presentation:style-name="pr35" draw:text-style-name="P5" draw:layer="layout" svg:width="15.239cm" svg:height="11.429cm" svg:x="1.905cm" svg:y="12.065cm" presentation:class="notes" presentation:placeholder="true" presentation:user-transformed="true">
            <draw:text-box/>
          </draw:frame>
        </presentation:notes>
      </draw:page>
      <draw:page draw:name="Blacklist" draw:style-name="dp1" draw:master-page-name="CUSTOM_5f_1">
        <draw:frame draw:name="Google Shape;410;p52" presentation:style-name="pr4" draw:text-style-name="P6" draw:layer="layout" svg:width="20.807cm" svg:height="2.952cm" svg:x="2.296cm" svg:y="0cm" presentation:class="title" presentation:user-transformed="true">
          <draw:text-box>
            <text:p text:style-name="P3"><text:span text:style-name="T5">Blacklist</text:span></text:p>
          </draw:text-box>
        </draw:frame>
        <draw:custom-shape draw:name="Google Shape;411;p52"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52" draw:style-name="gr2" draw:text-style-name="P6" draw:layer="layout" svg:width="18.773cm" svg:height="6.474cm" svg:x="2.176cm" svg:y="6.45cm">
          <text:list text:style-name="L8">
            <text:list-item>
              <text:p text:style-name="P12"><text:span text:style-name="T11">Ensure there is not whitelist anymore to avoid confusions:</text:span></text:p>
            </text:list-item>
          </text:list>
          <text:p text:style-name="P9"><text:span text:style-name="T12">cat <text:s/>$ISTIO_LAB/custom-istiofiles/preference-white-list.yml | NAMESPACE=$(echo $APPS_NAMESPACE) envsubst | oc delete -f -</text:span></text:p>
          <text:list text:continue-numbering="true" text:style-name="L8">
            <text:list-item>
              <text:p text:style-name="P8"><text:span text:style-name="T11">Apply blacklist policy:</text:span></text:p>
            </text:list-item>
          </text:list>
          <text:p text:style-name="P9"><text:span text:style-name="T12">cat <text:s/>$ISTIO_LAB/custom-istiofiles/preference-black-list.yml | NAMESPACE=$(echo $APPS_NAMESPACE) envsubst | oc apply -f -</text:span></text:p>
          <text:list text:continue-numbering="true" text:style-name="L8">
            <text:list-item>
              <text:p text:style-name="P8"><text:span text:style-name="T11">Test both customer and partner service.</text:span></text:p>
            </text:list-item>
            <text:list-item>
              <text:p text:style-name="P13"><text:span text:style-name="T11">Check results and see differences (Use ‘Kiali’ as well).</text:span></text:p>
            </text:list-item>
          </text:list>
          <text:p text:style-name="P9"><text:span text:style-name="T11"/></text:p>
          <text:p text:style-name="P9"><text:span text:style-name="T12"/></text:p>
          <text:p text:style-name="P9"><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52"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52" draw:style-name="gr4" draw:text-style-name="P10" draw:layer="layout" svg:width="2.523cm" svg:height="1.681cm" svg:x="17.059cm" svg:y="3.922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52" draw:style-name="gr4" draw:text-style-name="P10" draw:layer="layout" svg:width="2.523cm" svg:height="1.681cm" svg:x="5.615cm" svg:y="2.863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52" draw:style-name="gr5" draw:text-style-name="P11" draw:layer="layout" svg:width="3.084cm" svg:height="1.057cm" svg:x="8.139cm" svg:y="3.704cm">
          <text:p/>
          <draw:enhanced-geometry draw:mirror-horizontal="false" draw:mirror-vertical="false" svg:viewBox="0 0 21600 21600" draw:type="mso-spt32" draw:enhanced-path="M 0 0 L 21600 21600 N"/>
        </draw:custom-shape>
        <draw:custom-shape draw:name="Google Shape;417;p52" draw:style-name="gr5" draw:text-style-name="P11" draw:layer="layout" svg:width="3.309cm" svg:height="0.001cm" svg:x="13.749cm" svg:y="4.762cm">
          <text:p/>
          <draw:enhanced-geometry draw:mirror-horizontal="false" draw:mirror-vertical="false" svg:viewBox="0 0 21600 21600" draw:type="mso-spt32" draw:enhanced-path="M 0 0 L 21600 21600 N"/>
        </draw:custom-shape>
        <draw:custom-shape draw:name="Google Shape;418;p52" draw:style-name="gr4" draw:text-style-name="P10" draw:layer="layout" svg:width="2.523cm" svg:height="1.681cm" svg:x="5.615cm" svg:y="4.76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52" draw:style-name="gr5" draw:text-style-name="P11" draw:layer="layout" svg:width="3.084cm" svg:height="0.846cm" draw:transform="rotate (-3.14159265358979) translate (11.224cm 5.609cm)">
          <text:p/>
          <draw:enhanced-geometry draw:mirror-horizontal="true" draw:mirror-vertical="false" svg:viewBox="0 0 21600 21600" draw:type="mso-spt32" draw:enhanced-path="M 0 0 L 21600 21600 N"/>
        </draw:custom-shape>
        <draw:custom-shape draw:name="Google Shape;420;p52" draw:style-name="gr19" draw:text-style-name="P11" draw:layer="layout" svg:width="0.631cm" svg:height="0.97cm" draw:transform="rotate (-3.14159265358979) translate (9.703cm 4.621cm)">
          <text:p/>
          <draw:enhanced-geometry draw:mirror-horizontal="true" draw:mirror-vertical="false" svg:viewBox="0 0 21600 21600" draw:type="mso-spt32" draw:enhanced-path="M 0 0 L 21600 21600 N"/>
        </draw:custom-shape>
        <draw:custom-shape draw:name="Google Shape;421;p52" draw:style-name="gr19" draw:text-style-name="P11" draw:layer="layout" svg:width="0.631cm" svg:height="0.97cm" draw:transform="rotate (-3.14159265358979) translate (9.969cm 4.717cm)">
          <text:p/>
          <draw:enhanced-geometry draw:mirror-horizontal="true" draw:mirror-vertical="false" svg:viewBox="0 0 21600 21600" draw:type="mso-spt32" draw:enhanced-path="M 0 0 L 21600 21600 N"/>
        </draw:custom-shape>
        <presentation:notes draw:style-name="dp2">
          <draw:page-thumbnail draw:name="Google Shape;407;g5809a97b41_0_93:notes" draw:style-name="gr1" draw:layer="layout" svg:width="16.932cm" svg:height="9.524cm" svg:x="1.059cm" svg:y="1.905cm" draw:page-number="33" presentation:class="page"/>
          <draw:frame draw:name="Google Shape;408;g5809a97b41_0_93:notes" presentation:style-name="pr36" draw:text-style-name="P5" draw:layer="layout" svg:width="15.239cm" svg:height="11.429cm" svg:x="1.905cm" svg:y="12.065cm" presentation:class="notes" presentation:placeholder="true" presentation:user-transformed="true">
            <draw:text-box/>
          </draw:frame>
        </presentation:notes>
      </draw:page>
      <draw:page draw:name="Whitelist &amp; Blacklist" draw:style-name="dp1" draw:master-page-name="CUSTOM_5f_1">
        <draw:frame draw:name="Google Shape;426;p53" presentation:style-name="pr4" draw:text-style-name="P6" draw:layer="layout" svg:width="20.807cm" svg:height="2.952cm" svg:x="2.296cm" svg:y="0cm" presentation:class="title" presentation:user-transformed="true">
          <draw:text-box>
            <text:p text:style-name="P3"><text:span text:style-name="T5">Whitelist &amp; Blacklist</text:span></text:p>
          </draw:text-box>
        </draw:frame>
        <draw:custom-shape draw:name="Google Shape;427;p5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53" draw:style-name="gr2" draw:text-style-name="P6" draw:layer="layout" svg:width="20.807cm" svg:height="10.154cm" svg:x="2.296cm" svg:y="2.77cm">
          <text:p text:style-name="P8"><text:span text:style-name="T14">Resources:</text:span></text:p>
          <text:list text:style-name="L11">
            <text:list-item>
              <text:p text:style-name="P8"><text:span text:style-name="T18"><text:a xlink:href="https://istio.io/docs/concepts/policies-and-telemetry/" xlink:type="simple">https://istio.io/docs/concepts/policies-and-telemetry/</text:a></text:span></text:p>
            </text:list-item>
            <text:list-item>
              <text:p text:style-name="P13"><text:span text:style-name="T18"><text:a xlink:href="https://istio.io/docs/reference/config/policy-and-telemetry/" xlink:type="simple">https://istio.io/docs/reference/config/policy-and-telemetry/</text:a></text:span></text:p>
            </text:list-item>
            <text:list-item>
              <text:p text:style-name="P13"><text:span text:style-name="T18"><text:a xlink:href="https://istio.io/docs/tasks/policy-enforcement/enabling-policy/" xlink:type="simple">https://istio.io/docs/tasks/policy-enforcement/enabling-policy/</text:a></text:span></text:p>
            </text:list-item>
            <text:list-item>
              <text:p text:style-name="P13"><text:span text:style-name="T11">https://istio.io/docs/tasks/policy-enforcement/denial-and-list/</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3;g582f7184e4_0_384:notes" draw:style-name="gr1" draw:layer="layout" svg:width="16.932cm" svg:height="9.524cm" svg:x="1.059cm" svg:y="1.905cm" draw:page-number="34" presentation:class="page"/>
          <draw:frame draw:name="Google Shape;424;g582f7184e4_0_384:notes" presentation:style-name="pr37" draw:text-style-name="P5" draw:layer="layout" svg:width="15.239cm" svg:height="11.429cm" svg:x="1.905cm" svg:y="12.065cm" presentation:class="notes" presentation:placeholder="true" presentation:user-transformed="true">
            <draw:text-box/>
          </draw:frame>
        </presentation:notes>
      </draw:page>
      <draw:page draw:name="Lab 8&#10;Rate limits " draw:style-name="dp1" draw:master-page-name="TITLE" presentation:presentation-page-layout-name="AL1T0">
        <draw:frame draw:name="Google Shape;433;p54" presentation:style-name="pr1" draw:text-style-name="P2" draw:layer="layout" svg:width="16.509cm" svg:height="1.904cm" svg:x="5.061cm" svg:y="6.033cm" presentation:class="title" presentation:user-transformed="true">
          <draw:text-box>
            <text:p text:style-name="P1"><text:span text:style-name="T1">Lab 8</text:span><text:span text:style-name="T1"><text:line-break/></text:span><text:span text:style-name="T1">Rate limits </text:span></text:p>
          </draw:text-box>
        </draw:frame>
        <presentation:notes draw:style-name="dp2">
          <draw:page-thumbnail draw:name="Google Shape;430;g5809a97b41_0_170:notes" draw:style-name="gr1" draw:layer="layout" svg:width="16.932cm" svg:height="9.524cm" svg:x="1.059cm" svg:y="1.905cm" draw:page-number="35" presentation:class="page"/>
          <draw:frame draw:name="Google Shape;431;g5809a97b41_0_170:notes" presentation:style-name="pr38" draw:text-style-name="P5" draw:layer="layout" svg:width="15.239cm" svg:height="11.429cm" svg:x="1.905cm" svg:y="12.065cm" presentation:class="notes" presentation:placeholder="true" presentation:user-transformed="true">
            <draw:text-box/>
          </draw:frame>
        </presentation:notes>
      </draw:page>
      <draw:page draw:name="Rate limits (Not working in Istio 1.1 - see red link)" draw:style-name="dp1" draw:master-page-name="CUSTOM_5f_1">
        <draw:frame draw:name="Google Shape;438;p55" presentation:style-name="pr4" draw:text-style-name="P6" draw:layer="layout" svg:width="20.807cm" svg:height="2.952cm" svg:x="2.296cm" svg:y="0cm" presentation:class="title" presentation:user-transformed="true">
          <draw:text-box>
            <text:p text:style-name="P3"><text:span text:style-name="T5">Rate limits (Not working in Istio 1.1 - see red link)</text:span></text:p>
          </draw:text-box>
        </draw:frame>
        <draw:custom-shape draw:name="Google Shape;439;p55"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55" draw:style-name="gr2" draw:text-style-name="P6" draw:layer="layout" svg:width="20.352cm" svg:height="5.817cm" svg:x="2.176cm" svg:y="7.107cm">
          <text:list text:style-name="L8">
            <text:list-item>
              <text:p text:style-name="P12"><text:span text:style-name="T11">Apply rate limit configuration file:</text:span></text:p>
            </text:list-item>
          </text:list>
          <text:p text:style-name="P9"><text:span text:style-name="T12">cat $ISTIO_LAB/custom-istiofiles/rate-limit.yml | NAMESPACE=$(echo $APPS_NAMESPACE) envsubst | oc apply -f -</text:span></text:p>
          <text:list text:continue-numbering="true" text:style-name="L8">
            <text:list-item>
              <text:p text:style-name="P8"><text:span text:style-name="T11">Test and observe differences</text:span></text:p>
            </text:list-item>
          </text:list>
          <text:p text:style-name="P9"><text:span text:style-name="T12">$ISTIO_LAB/scripts/test.sh customer-$APPS_NAMESPACE-istio-system.$SUBDOMAIN</text:span></text:p>
          <text:p text:style-name="P9"><text:span text:style-name="T12">$ISTIO_LAB/scripts/test.sh partner$APPS_NAMESPACE-istio-system.$SUBDOMAIN</text:span></text:p>
          <text:p text:style-name="P8"><text:span text:style-name="T12"/></text:p>
          <text:p text:style-name="P8"><text:span text:style-name="T23">https://redhat-developer-demos.github.io/istio-tutorial/istio-tutorial/1.1.x/7policy.html#ratelimiting</text:span></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55" draw:style-name="gr4" draw:text-style-name="P10" draw:layer="layout" svg:width="2.523cm" svg:height="1.681cm" svg:x="11.224cm" svg:y="4.133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55" draw:style-name="gr4" draw:text-style-name="P10" draw:layer="layout" svg:width="2.523cm" svg:height="1.681cm" svg:x="17.059cm" svg:y="4.13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55"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55" draw:style-name="gr5" draw:text-style-name="P11" draw:layer="layout" svg:width="3.084cm" svg:height="1.057cm" svg:x="8.139cm" svg:y="3.916cm">
          <text:p/>
          <draw:enhanced-geometry draw:mirror-horizontal="false" draw:mirror-vertical="false" svg:viewBox="0 0 21600 21600" draw:type="mso-spt32" draw:enhanced-path="M 0 0 L 21600 21600 N"/>
        </draw:custom-shape>
        <draw:custom-shape draw:name="Google Shape;445;p55" draw:style-name="gr5" draw:text-style-name="P11" draw:layer="layout" svg:width="3.309cm" svg:height="0.001cm" svg:x="13.749cm" svg:y="4.974cm">
          <text:p/>
          <draw:enhanced-geometry draw:mirror-horizontal="false" draw:mirror-vertical="false" svg:viewBox="0 0 21600 21600" draw:type="mso-spt32" draw:enhanced-path="M 0 0 L 21600 21600 N"/>
        </draw:custom-shape>
        <draw:custom-shape draw:name="Google Shape;446;p55" draw:style-name="gr4" draw:text-style-name="P10" draw:layer="layout" svg:width="2.523cm" svg:height="1.681cm" svg:x="5.615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55" draw:style-name="gr5" draw:text-style-name="P11" draw:layer="layout" svg:width="3.084cm" svg:height="0.846cm" draw:transform="rotate (-3.14159265358979) translate (11.224cm 5.821cm)">
          <text:p/>
          <draw:enhanced-geometry draw:mirror-horizontal="true" draw:mirror-vertical="false" svg:viewBox="0 0 21600 21600" draw:type="mso-spt32" draw:enhanced-path="M 0 0 L 21600 21600 N"/>
        </draw:custom-shape>
        <draw:custom-shape draw:name="Google Shape;448;p55" draw:style-name="gr7" draw:text-style-name="P6" draw:layer="layout" svg:width="13cm" svg:height="1.516cm" svg:x="8.825cm" svg:y="4.218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55" draw:style-name="gr2" draw:text-style-name="P6" draw:layer="layout" svg:width="1.362cm" svg:height="1.057cm" svg:x="8.961cm" svg:y="3.461cm">
          <text:p text:style-name="P3"><text:span text:style-name="T24">2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55" draw:style-name="gr2" draw:text-style-name="P6" draw:layer="layout" svg:width="1.545cm" svg:height="1.057cm" svg:x="8.938cm" svg:y="4.506cm">
          <text:p text:style-name="P3"><text:span text:style-name="T25">5t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5;g5809a97b41_0_174:notes" draw:style-name="gr1" draw:layer="layout" svg:width="16.932cm" svg:height="9.524cm" svg:x="1.059cm" svg:y="1.905cm" draw:page-number="36" presentation:class="page"/>
          <draw:frame draw:name="Google Shape;436;g5809a97b41_0_174:notes" presentation:style-name="pr39" draw:text-style-name="P5" draw:layer="layout" svg:width="15.239cm" svg:height="11.429cm" svg:x="1.905cm" svg:y="12.065cm" presentation:class="notes" presentation:placeholder="true" presentation:user-transformed="true">
            <draw:text-box/>
          </draw:frame>
        </presentation:notes>
      </draw:page>
      <draw:page draw:name="Rate limits" draw:style-name="dp1" draw:master-page-name="CUSTOM_5f_1">
        <draw:frame draw:name="Google Shape;455;p56" presentation:style-name="pr4" draw:text-style-name="P6" draw:layer="layout" svg:width="20.807cm" svg:height="2.952cm" svg:x="2.296cm" svg:y="0cm" presentation:class="title" presentation:user-transformed="true">
          <draw:text-box>
            <text:p text:style-name="P3"><text:span text:style-name="T5">Rate limits</text:span></text:p>
          </draw:text-box>
        </draw:frame>
        <draw:custom-shape draw:name="Google Shape;456;p56"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56" draw:style-name="gr2" draw:text-style-name="P6" draw:layer="layout" svg:width="20.807cm" svg:height="10.154cm" svg:x="2.296cm" svg:y="2.77cm">
          <text:p text:style-name="P8"><text:span text:style-name="T14">Resources:</text:span></text:p>
          <text:list text:style-name="L11">
            <text:list-item>
              <text:p text:style-name="P8"><text:span text:style-name="T18"><text:a xlink:href="https://istio.io/docs/concepts/policies-and-telemetry/" xlink:type="simple">https://istio.io/docs/concepts/policies-and-telemetry/</text:a></text:span></text:p>
            </text:list-item>
            <text:list-item>
              <text:p text:style-name="P13"><text:span text:style-name="T18"><text:a xlink:href="https://istio.io/docs/reference/config/policy-and-telemetry/" xlink:type="simple">https://istio.io/docs/reference/config/policy-and-telemetry/</text:a></text:span></text:p>
            </text:list-item>
            <text:list-item>
              <text:p text:style-name="P13"><text:span text:style-name="T18"><text:a xlink:href="https://istio.io/docs/tasks/policy-enforcement/enabling-policy/" xlink:type="simple">https://istio.io/docs/tasks/policy-enforcement/enabling-policy/</text:a></text:span></text:p>
            </text:list-item>
            <text:list-item>
              <text:p text:style-name="P13"><text:span text:style-name="T11">https://istio.io/docs/tasks/policy-enforcement/rate-limiting/</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2;g582f7184e4_0_395:notes" draw:style-name="gr1" draw:layer="layout" svg:width="16.932cm" svg:height="9.524cm" svg:x="1.059cm" svg:y="1.905cm" draw:page-number="37" presentation:class="page"/>
          <draw:frame draw:name="Google Shape;453;g582f7184e4_0_395:notes" presentation:style-name="pr40" draw:text-style-name="P5" draw:layer="layout" svg:width="15.239cm" svg:height="11.429cm" svg:x="1.905cm" svg:y="12.065cm" presentation:class="notes" presentation:placeholder="true" presentation:user-transformed="true">
            <draw:text-box/>
          </draw:frame>
        </presentation:notes>
      </draw:page>
      <draw:page draw:name="Lab 9&#10;Fault injection" draw:style-name="dp1" draw:master-page-name="TITLE" presentation:presentation-page-layout-name="AL1T0">
        <draw:frame draw:name="Google Shape;462;p57" presentation:style-name="pr1" draw:text-style-name="P2" draw:layer="layout" svg:width="16.509cm" svg:height="1.904cm" svg:x="5.061cm" svg:y="6.033cm" presentation:class="title" presentation:user-transformed="true">
          <draw:text-box>
            <text:p text:style-name="P1"><text:span text:style-name="T1">Lab 9</text:span><text:span text:style-name="T1"><text:line-break/></text:span><text:span text:style-name="T1">Fault injection</text:span></text:p>
          </draw:text-box>
        </draw:frame>
        <presentation:notes draw:style-name="dp2">
          <draw:page-thumbnail draw:name="Google Shape;459;g5809a97b41_0_193:notes" draw:style-name="gr1" draw:layer="layout" svg:width="16.932cm" svg:height="9.524cm" svg:x="1.059cm" svg:y="1.905cm" draw:page-number="38" presentation:class="page"/>
          <draw:frame draw:name="Google Shape;460;g5809a97b41_0_193:notes" presentation:style-name="pr41" draw:text-style-name="P5" draw:layer="layout" svg:width="15.239cm" svg:height="11.429cm" svg:x="1.905cm" svg:y="12.065cm" presentation:class="notes" presentation:placeholder="true" presentation:user-transformed="true">
            <draw:text-box/>
          </draw:frame>
        </presentation:notes>
      </draw:page>
      <draw:page draw:name="Fault injection: Http errors" draw:style-name="dp1" draw:master-page-name="CUSTOM_5f_1">
        <draw:frame draw:name="Google Shape;467;p58" presentation:style-name="pr4" draw:text-style-name="P6" draw:layer="layout" svg:width="20.807cm" svg:height="2.952cm" svg:x="2.296cm" svg:y="0cm" presentation:class="title" presentation:user-transformed="true">
          <draw:text-box>
            <text:p text:style-name="P3"><text:span text:style-name="T5">Fault injection: Http errors</text:span></text:p>
          </draw:text-box>
        </draw:frame>
        <draw:custom-shape draw:name="Google Shape;468;p58"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58"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58" draw:style-name="gr6"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58"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58"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473;p58" draw:style-name="gr5" draw:text-style-name="P11" draw:layer="layout" svg:width="3.309cm" svg:height="1.057cm" draw:transform="rotate (-3.14159265358979) translate (17.057cm 4.762cm)">
          <text:p/>
          <draw:enhanced-geometry draw:mirror-horizontal="true" draw:mirror-vertical="false" svg:viewBox="0 0 21600 21600" draw:type="mso-spt32" draw:enhanced-path="M 0 0 L 21600 21600 N"/>
        </draw:custom-shape>
        <draw:custom-shape draw:name="Google Shape;474;p58" draw:style-name="gr6"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58"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476;p58" draw:style-name="gr2" draw:text-style-name="P6" draw:layer="layout" svg:width="18.773cm" svg:height="5.772cm" svg:x="2.176cm" svg:y="7.152cm">
          <text:list text:style-name="L8">
            <text:list-item>
              <text:p text:style-name="P12"><text:span text:style-name="T11">Apply random 500 errors in recommendation service:</text:span></text:p>
            </text:list-item>
          </text:list>
          <text:p text:style-name="P9"><text:span text:style-name="T12">oc apply -f $ISTIO_LAB/custom-istiofiles/recommendation-fault.yml -n $APPS_NAMESPACE</text:span></text:p>
          <text:list text:continue-numbering="true" text:style-name="L8">
            <text:list-item>
              <text:p text:style-name="P8"><text:span text:style-name="T11">Test and observe outputs. Check ‘Kiali’ and ‘Grafana’</text:span></text:p>
            </text:list-item>
          </text:list>
          <text:p text:style-name="P9"><text:span text:style-name="T12">$ISTIO_LAB/scripts/test.sh customer-$APPS_NAMESPACE-istio-system.$SUBDOMAIN</text:span></text:p>
          <text:list text:continue-numbering="true" text:style-name="L8">
            <text:list-item>
              <text:p text:style-name="P8"><text:span text:style-name="T11">Revert:</text:span></text:p>
            </text:list-item>
          </text:list>
          <text:p text:style-name="P9"><text:span text:style-name="T12">oc apply -f $ISTIO_LAB/custom-istiofiles/recommendation-v1_v2.yml -n $APPS_NAMESPACE</text:span></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58" draw:style-name="gr2" draw:text-style-name="P6" draw:layer="layout" svg:width="1.559cm" svg:height="0.741cm" svg:x="14.911cm" svg:y="3.281cm">
          <text:p text:style-name="P3"><text:span text:style-name="T1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8;p58" draw:style-name="gr2" draw:text-style-name="P6" draw:layer="layout" svg:width="1.559cm" svg:height="0.741cm" svg:x="14.951cm" svg:y="4.43cm">
          <text:p text:style-name="P3"><text:span text:style-name="T1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58"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58" draw:style-name="gr20" draw:text-style-name="P17" draw:layer="layout" svg:width="1.329cm" svg:height="1.681cm" svg:x="18.935cm" svg:y="3.393cm">
          <text:p text:style-name="P3"><text:span text:style-name="T6"/></text:p>
          <draw:enhanced-geometry draw:mirror-horizontal="true" draw:mirror-vertical="false" drawooo:sub-view-size="21600 21600" draw:text-areas="?f2 ?f9 ?f5 ?f12" svg:viewBox="0 0 0 0"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Google Shape;481;p58" draw:style-name="gr2" draw:text-style-name="P6" draw:layer="layout" svg:width="1.559cm" svg:height="0.741cm" svg:x="19.684cm" svg:y="3.961cm">
          <text:p text:style-name="P3"><text:span text:style-name="T19">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4;g5809a97b41_0_197:notes" draw:style-name="gr1" draw:layer="layout" svg:width="16.932cm" svg:height="9.524cm" svg:x="1.059cm" svg:y="1.905cm" draw:page-number="39" presentation:class="page"/>
          <draw:frame draw:name="Google Shape;465;g5809a97b41_0_197:notes" presentation:style-name="pr42" draw:text-style-name="P5" draw:layer="layout" svg:width="15.239cm" svg:height="11.429cm" svg:x="1.905cm" svg:y="12.065cm" presentation:class="notes" presentation:placeholder="true" presentation:user-transformed="true">
            <draw:text-box/>
          </draw:frame>
        </presentation:notes>
      </draw:page>
      <draw:page draw:name="Fault injection: Delays" draw:style-name="dp1" draw:master-page-name="CUSTOM_5f_1">
        <draw:frame draw:name="Google Shape;486;p59" presentation:style-name="pr4" draw:text-style-name="P6" draw:layer="layout" svg:width="20.807cm" svg:height="2.952cm" svg:x="2.296cm" svg:y="0cm" presentation:class="title" presentation:user-transformed="true">
          <draw:text-box>
            <text:p text:style-name="P3"><text:span text:style-name="T5">Fault injection: Delays</text:span></text:p>
          </draw:text-box>
        </draw:frame>
        <draw:custom-shape draw:name="Google Shape;487;p59"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59"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59" draw:style-name="gr6"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9"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59"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492;p59" draw:style-name="gr5" draw:text-style-name="P11" draw:layer="layout" svg:width="3.309cm" svg:height="1.057cm" draw:transform="rotate (-3.14159265358979) translate (17.057cm 4.762cm)">
          <text:p/>
          <draw:enhanced-geometry draw:mirror-horizontal="true" draw:mirror-vertical="false" svg:viewBox="0 0 21600 21600" draw:type="mso-spt32" draw:enhanced-path="M 0 0 L 21600 21600 N"/>
        </draw:custom-shape>
        <draw:custom-shape draw:name="Google Shape;493;p59" draw:style-name="gr6"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59"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495;p59" draw:style-name="gr2" draw:text-style-name="P6" draw:layer="layout" svg:width="18.773cm" svg:height="5.772cm" svg:x="2.176cm" svg:y="7.152cm">
          <text:list text:style-name="L8">
            <text:list-item>
              <text:p text:style-name="P12"><text:span text:style-name="T11">Apply 3seg delay to 50% of request from reaching Recommendation service:</text:span></text:p>
            </text:list-item>
          </text:list>
          <text:p text:style-name="P9"><text:span text:style-name="T12">cat <text:s/>$ISTIO_LAB/custom-istiofiles/recommendation-delay.yml | DELAY=3s PERCENT=50 envsubst | oc apply -f - -n $APPS_NAMESPACE</text:span></text:p>
          <text:list text:continue-numbering="true" text:style-name="L8">
            <text:list-item>
              <text:p text:style-name="P8"><text:span text:style-name="T11">Test and observe outputs. Check ‘Kiali’ , ‘Grafana’ and ‘Tracing’.</text:span></text:p>
            </text:list-item>
          </text:list>
          <text:p text:style-name="P9"><text:span text:style-name="T12">$ISTIO_LAB/scripts/test.sh customer-$APPS_NAMESPACE-istio-system.$SUBDOMAIN</text:span></text:p>
          <text:list text:continue-numbering="true" text:style-name="L8">
            <text:list-item>
              <text:p text:style-name="P8"><text:span text:style-name="T11">Do not revert.. We will use this scenario in next lab.</text:span></text:p>
            </text:list-item>
          </text:list>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9"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59" draw:style-name="gr7" draw:text-style-name="P6" draw:layer="layout" svg:width="1.559cm" svg:height="0.741cm" svg:x="19.684cm" svg:y="3.961cm">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59" draw:style-name="gr2" draw:text-style-name="P6" draw:layer="layout" svg:width="2.174cm" svg:height="1.516cm" svg:x="14.223cm" svg:y="3.891cm">
          <text:p text:style-name="P1"><text:span text:style-name="T26"><text:s/></text:span><text:span text:style-name="T26">50% </text:span></text:p>
          <text:p text:style-name="P1"><text:span text:style-name="T26">+3 se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3;g5809a97b41_0_222:notes" draw:style-name="gr1" draw:layer="layout" svg:width="16.932cm" svg:height="9.524cm" svg:x="1.059cm" svg:y="1.905cm" draw:page-number="40" presentation:class="page"/>
          <draw:frame draw:name="Google Shape;484;g5809a97b41_0_222:notes" presentation:style-name="pr43" draw:text-style-name="P5" draw:layer="layout" svg:width="15.239cm" svg:height="11.429cm" svg:x="1.905cm" svg:y="12.065cm" presentation:class="notes" presentation:placeholder="true" presentation:user-transformed="true">
            <draw:text-box/>
          </draw:frame>
        </presentation:notes>
      </draw:page>
      <draw:page draw:name="Fault injection" draw:style-name="dp1" draw:master-page-name="CUSTOM_5f_1">
        <draw:frame draw:name="Google Shape;503;p60" presentation:style-name="pr4" draw:text-style-name="P6" draw:layer="layout" svg:width="20.807cm" svg:height="2.952cm" svg:x="2.296cm" svg:y="0cm" presentation:class="title" presentation:user-transformed="true">
          <draw:text-box>
            <text:p text:style-name="P3"><text:span text:style-name="T5">Fault injection</text:span></text:p>
          </draw:text-box>
        </draw:frame>
        <draw:custom-shape draw:name="Google Shape;504;p60"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60" draw:style-name="gr2" draw:text-style-name="P6" draw:layer="layout" svg:width="20.807cm" svg:height="10.154cm" svg:x="2.373cm" svg:y="2.769cm">
          <text:p text:style-name="P8"><text:span text:style-name="T14">Resources:</text:span></text:p>
          <text:list text:style-name="L11">
            <text:list-item>
              <text:p text:style-name="P8"><text:span text:style-name="T18"><text:a xlink:href="https://istio.io/docs/concepts/traffic-management/#injecting-faults" xlink:type="simple">https://istio.io/docs/concepts/traffic-management/#injecting-faults</text:a></text:span></text:p>
            </text:list-item>
            <text:list-item>
              <text:p text:style-name="P13"><text:span text:style-name="T18"><text:a xlink:href="https://istio.io/docs/tasks/traffic-management/fault-injection/#injecting-an-http-abort-fault" xlink:type="simple">https://istio.io/docs/tasks/traffic-management/fault-injection/#injecting-an-http-abort-fault</text:a></text:span></text:p>
            </text:list-item>
            <text:list-item>
              <text:p text:style-name="P13"><text:span text:style-name="T11">https://istio.io/docs/tasks/traffic-management/fault-injection/#injecting-an-http-delay-fault</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00;g582f7184e4_0_402:notes" draw:style-name="gr1" draw:layer="layout" svg:width="16.932cm" svg:height="9.524cm" svg:x="1.059cm" svg:y="1.905cm" draw:page-number="41" presentation:class="page"/>
          <draw:frame draw:name="Google Shape;501;g582f7184e4_0_402:notes" presentation:style-name="pr44" draw:text-style-name="P5" draw:layer="layout" svg:width="15.239cm" svg:height="11.429cm" svg:x="1.905cm" svg:y="12.065cm" presentation:class="notes" presentation:placeholder="true" presentation:user-transformed="true">
            <draw:text-box/>
          </draw:frame>
        </presentation:notes>
      </draw:page>
      <draw:page draw:name="Lab 10&#10;Timeouts" draw:style-name="dp1" draw:master-page-name="TITLE" presentation:presentation-page-layout-name="AL1T0">
        <draw:frame draw:name="Google Shape;510;p61" presentation:style-name="pr1" draw:text-style-name="P2" draw:layer="layout" svg:width="16.509cm" svg:height="1.904cm" svg:x="5.061cm" svg:y="6.033cm" presentation:class="title" presentation:user-transformed="true">
          <draw:text-box>
            <text:p text:style-name="P1"><text:span text:style-name="T1">Lab 10</text:span><text:span text:style-name="T1"><text:line-break/></text:span><text:span text:style-name="T1">Timeouts</text:span></text:p>
          </draw:text-box>
        </draw:frame>
        <presentation:notes draw:style-name="dp2">
          <draw:page-thumbnail draw:name="Google Shape;507;g5809a97b41_0_242:notes" draw:style-name="gr1" draw:layer="layout" svg:width="16.932cm" svg:height="9.524cm" svg:x="1.059cm" svg:y="1.905cm" draw:page-number="42" presentation:class="page"/>
          <draw:frame draw:name="Google Shape;508;g5809a97b41_0_242:notes" presentation:style-name="pr45" draw:text-style-name="P5" draw:layer="layout" svg:width="15.239cm" svg:height="11.429cm" svg:x="1.905cm" svg:y="12.065cm" presentation:class="notes" presentation:placeholder="true" presentation:user-transformed="true">
            <draw:text-box/>
          </draw:frame>
        </presentation:notes>
      </draw:page>
      <draw:page draw:name="Timeouts" draw:style-name="dp1" draw:master-page-name="CUSTOM_5f_1">
        <draw:frame draw:name="Google Shape;515;p62" presentation:style-name="pr4" draw:text-style-name="P6" draw:layer="layout" svg:width="20.807cm" svg:height="2.952cm" svg:x="2.296cm" svg:y="0cm" presentation:class="title" presentation:user-transformed="true">
          <draw:text-box>
            <text:p text:style-name="P3"><text:span text:style-name="T5">Timeouts</text:span></text:p>
          </draw:text-box>
        </draw:frame>
        <draw:custom-shape draw:name="Google Shape;516;p62"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62"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62" draw:style-name="gr6"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62"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62"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521;p62" draw:style-name="gr5" draw:text-style-name="P11" draw:layer="layout" svg:width="1.172cm" svg:height="0.297cm" draw:transform="rotate (-3.14159265358979) translate (17.059cm 4.002cm)">
          <text:p/>
          <draw:enhanced-geometry draw:mirror-horizontal="true" draw:mirror-vertical="false" svg:viewBox="0 0 21600 21600" draw:type="mso-spt32" draw:enhanced-path="M 0 0 L 21600 21600 N"/>
        </draw:custom-shape>
        <draw:custom-shape draw:name="Google Shape;522;p62" draw:style-name="gr6"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3;p62" draw:style-name="gr5" draw:text-style-name="P11" draw:layer="layout" svg:width="1.133cm" svg:height="0.239cm" svg:x="15.924cm" svg:y="5.447cm">
          <text:p/>
          <draw:enhanced-geometry draw:mirror-horizontal="false" draw:mirror-vertical="false" svg:viewBox="0 0 21600 21600" draw:type="mso-spt32" draw:enhanced-path="M 0 0 L 21600 21600 N"/>
        </draw:custom-shape>
        <draw:custom-shape draw:name="Google Shape;524;p62" draw:style-name="gr2" draw:text-style-name="P6" draw:layer="layout" svg:width="18.773cm" svg:height="5.772cm" svg:x="2.176cm" svg:y="7.152cm">
          <text:list text:style-name="L8">
            <text:list-item>
              <text:p text:style-name="P12"><text:span text:style-name="T11">Apply 2seg timeout from Preference to Recommendation service:</text:span></text:p>
            </text:list-item>
          </text:list>
          <text:p text:style-name="P9"><text:span text:style-name="T12">oc apply -f $ISTIO_LAB/custom-istiofiles/preference-timeout.yml -n $APPS_NAMESPACE</text:span></text:p>
          <text:list text:continue-numbering="true" text:style-name="L8">
            <text:list-item>
              <text:p text:style-name="P8"><text:span text:style-name="T11">Test and observe outputs. Check ‘Kiali’ , ‘Grafana’ and ‘Tracing’.</text:span></text:p>
            </text:list-item>
          </text:list>
          <text:p text:style-name="P9"><text:span text:style-name="T12">$ISTIO_LAB/scripts/test.sh customer-$APPS_NAMESPACE-istio-system.$SUBDOMAIN</text:span></text:p>
          <text:list text:continue-numbering="true" text:style-name="L8">
            <text:list-item>
              <text:p text:style-name="P8"><text:span text:style-name="T11">Revert to recommendation fault:</text:span></text:p>
            </text:list-item>
          </text:list>
          <text:p text:style-name="P9"><text:span text:style-name="T12">oc apply -f $ISTIO_LAB/custom-istiofiles/preference.yml -n $APPS_NAMESPACE</text:span></text:p>
          <text:p text:style-name="P9"><text:span text:style-name="T12">oc apply -f $ISTIO_LAB/custom-istiofiles/recommendation-fault.yml -n $APPS_NAMESPACE</text:span></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62"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62" draw:style-name="gr7" draw:text-style-name="P6" draw:layer="layout" svg:width="1.559cm" svg:height="0.741cm" svg:x="19.684cm" svg:y="3.961cm">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62" draw:style-name="gr2" draw:text-style-name="P6" draw:layer="layout" svg:width="2.174cm" svg:height="1.516cm" svg:x="14.223cm" svg:y="3.891cm">
          <text:p text:style-name="P1"><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62" draw:style-name="gr21" draw:text-style-name="P6" draw:layer="layout" svg:width="0.227cm" svg:height="1.26cm" svg:x="14.073cm" svg:y="4.086cm">
          <text:p text:style-name="P3"><text:span text:style-name="T6"/></text:p>
          <draw:enhanced-geometry draw:mirror-horizontal="false" draw:mirror-vertical="false" draw:text-areas="?f7 ?f8 ?f10 ?f9" svg:viewBox="0 0 0 0" draw:type="ooxml-leftBracket" draw:modifiers="8333"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29;p62" draw:style-name="gr2" draw:text-style-name="P6" draw:layer="layout" svg:width="2.414cm" svg:height="1.516cm" svg:x="14.073cm" svg:y="3.874cm">
          <text:p text:style-name="P1"><text:span text:style-name="T27">2 seg</text:span></text:p>
          <text:p text:style-name="P1"><text:span text:style-name="T27">time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62" draw:style-name="gr21" draw:text-style-name="P6" draw:layer="layout" svg:width="0.227cm" svg:height="1.26cm" draw:transform="rotate (-3.14159265358979) translate (16.455cm 5.331cm)">
          <text:p text:style-name="P3"/>
          <draw:enhanced-geometry draw:mirror-horizontal="false" draw:mirror-vertical="false" draw:text-areas="?f7 ?f8 ?f10 ?f9" svg:viewBox="0 0 0 0" draw:type="ooxml-leftBracket" draw:modifiers="8333"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draw:custom-shape draw:name="Google Shape;531;p62" draw:style-name="gr22" draw:text-style-name="P11" draw:layer="layout" svg:width="0.001cm" svg:height="0.001cm" svg:x="13.749cm" svg:y="4.762cm">
          <text:p/>
          <draw:enhanced-geometry draw:mirror-horizontal="false" draw:mirror-vertical="false" svg:viewBox="0 0 21600 21600" draw:type="mso-spt32" draw:enhanced-path="M 0 0 L 21600 21600 N"/>
        </draw:custom-shape>
        <draw:custom-shape draw:name="Google Shape;532;p62" draw:style-name="gr22" draw:text-style-name="P11" draw:layer="layout" svg:width="0.365cm" svg:height="0.001cm" svg:x="13.726cm" svg:y="4.762cm">
          <text:p/>
          <draw:enhanced-geometry draw:mirror-horizontal="false" draw:mirror-vertical="false" svg:viewBox="0 0 21600 21600" draw:type="mso-spt32" draw:enhanced-path="M 0 0 L 21600 21600 N"/>
        </draw:custom-shape>
        <presentation:notes draw:style-name="dp2">
          <draw:page-thumbnail draw:name="Google Shape;512;g5809a97b41_0_264:notes" draw:style-name="gr1" draw:layer="layout" svg:width="16.932cm" svg:height="9.524cm" svg:x="1.059cm" svg:y="1.905cm" draw:page-number="43" presentation:class="page"/>
          <draw:frame draw:name="Google Shape;513;g5809a97b41_0_264:notes" presentation:style-name="pr46" draw:text-style-name="P5" draw:layer="layout" svg:width="15.239cm" svg:height="11.429cm" svg:x="1.905cm" svg:y="12.065cm" presentation:class="notes" presentation:placeholder="true" presentation:user-transformed="true">
            <draw:text-box/>
          </draw:frame>
        </presentation:notes>
      </draw:page>
      <draw:page draw:name="Timeouts" draw:style-name="dp1" draw:master-page-name="CUSTOM_5f_1">
        <draw:frame draw:name="Google Shape;537;p63" presentation:style-name="pr4" draw:text-style-name="P6" draw:layer="layout" svg:width="20.807cm" svg:height="2.952cm" svg:x="2.296cm" svg:y="0cm" presentation:class="title" presentation:user-transformed="true">
          <draw:text-box>
            <text:p text:style-name="P3"><text:span text:style-name="T5">Timeouts</text:span></text:p>
          </draw:text-box>
        </draw:frame>
        <draw:custom-shape draw:name="Google Shape;538;p6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63" draw:style-name="gr2" draw:text-style-name="P6" draw:layer="layout" svg:width="20.807cm" svg:height="10.154cm" svg:x="2.373cm" svg:y="2.769cm">
          <text:p text:style-name="P8"><text:span text:style-name="T14">Resources:</text:span></text:p>
          <text:list text:style-name="L11">
            <text:list-item>
              <text:p text:style-name="P8"><text:span text:style-name="T11">https://istio.io/docs/concepts/traffic-management/#timeouts-and-retries</text:span></text:p>
            </text:list-item>
            <text:list-item>
              <text:p text:style-name="P13"><text:span text:style-name="T11">https://istio.io/docs/tasks/traffic-management/request-timeouts/</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4;g582f7184e4_0_411:notes" draw:style-name="gr1" draw:layer="layout" svg:width="16.932cm" svg:height="9.524cm" svg:x="1.059cm" svg:y="1.905cm" draw:page-number="44" presentation:class="page"/>
          <draw:frame draw:name="Google Shape;535;g582f7184e4_0_411:notes" presentation:style-name="pr47" draw:text-style-name="P5" draw:layer="layout" svg:width="15.239cm" svg:height="11.429cm" svg:x="1.905cm" svg:y="12.065cm" presentation:class="notes" presentation:placeholder="true" presentation:user-transformed="true">
            <draw:text-box/>
          </draw:frame>
        </presentation:notes>
      </draw:page>
      <draw:page draw:name="Lab 11&#10;Retry on errors" draw:style-name="dp1" draw:master-page-name="TITLE" presentation:presentation-page-layout-name="AL1T0">
        <draw:frame draw:name="Google Shape;544;p64" presentation:style-name="pr1" draw:text-style-name="P2" draw:layer="layout" svg:width="16.509cm" svg:height="1.904cm" svg:x="5.061cm" svg:y="6.033cm" presentation:class="title" presentation:user-transformed="true">
          <draw:text-box>
            <text:p text:style-name="P1"><text:span text:style-name="T1">Lab 11</text:span><text:span text:style-name="T1"><text:line-break/></text:span><text:span text:style-name="T1">Retry on errors</text:span></text:p>
          </draw:text-box>
        </draw:frame>
        <presentation:notes draw:style-name="dp2">
          <draw:page-thumbnail draw:name="Google Shape;541;g5809a97b41_0_289:notes" draw:style-name="gr1" draw:layer="layout" svg:width="16.932cm" svg:height="9.524cm" svg:x="1.059cm" svg:y="1.905cm" draw:page-number="45" presentation:class="page"/>
          <draw:frame draw:name="Google Shape;542;g5809a97b41_0_289:notes" presentation:style-name="pr48" draw:text-style-name="P5" draw:layer="layout" svg:width="15.239cm" svg:height="11.429cm" svg:x="1.905cm" svg:y="12.065cm" presentation:class="notes" presentation:placeholder="true" presentation:user-transformed="true">
            <draw:text-box/>
          </draw:frame>
        </presentation:notes>
      </draw:page>
      <draw:page draw:name="Retry on error" draw:style-name="dp1" draw:master-page-name="CUSTOM_5f_1">
        <draw:frame draw:name="Google Shape;549;p65" presentation:style-name="pr4" draw:text-style-name="P6" draw:layer="layout" svg:width="20.807cm" svg:height="2.952cm" svg:x="2.296cm" svg:y="0cm" presentation:class="title" presentation:user-transformed="true">
          <draw:text-box>
            <text:p text:style-name="P3"><text:span text:style-name="T5">Retry on error</text:span></text:p>
          </draw:text-box>
        </draw:frame>
        <draw:custom-shape draw:name="Google Shape;550;p65"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65"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65" draw:style-name="gr6"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3;p65"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65" draw:style-name="gr5" draw:text-style-name="P11" draw:layer="layout" svg:width="3.309cm" svg:height="1.057cm" draw:transform="rotate (-3.14159265358979) translate (17.057cm 4.762cm)">
          <text:p/>
          <draw:enhanced-geometry draw:mirror-horizontal="true" draw:mirror-vertical="false" svg:viewBox="0 0 21600 21600" draw:type="mso-spt32" draw:enhanced-path="M 0 0 L 21600 21600 N"/>
        </draw:custom-shape>
        <draw:custom-shape draw:name="Google Shape;555;p65" draw:style-name="gr6"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65"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557;p65" draw:style-name="gr2" draw:text-style-name="P6" draw:layer="layout" svg:width="18.773cm" svg:height="5.772cm" svg:x="2.176cm" svg:y="7.152cm">
          <text:list text:style-name="L8">
            <text:list-item>
              <text:p text:style-name="P12"><text:span text:style-name="T11">Apply some 500 errors in recommendation service:</text:span></text:p>
            </text:list-item>
          </text:list>
          <text:p text:style-name="P9"><text:span text:style-name="T12">cat $ISTIO_LAB/custom-istiofiles/customer-retry.yml | APP_SUBDOMAIN=$(echo $SUBDOMAIN) NAMESPACE=$(echo $APPS_NAMESPACE) envsubst | oc apply -f -</text:span></text:p>
          <text:list text:continue-numbering="true" text:style-name="L8">
            <text:list-item>
              <text:p text:style-name="P8"><text:span text:style-name="T11">Test both partner and customer service.. compare outputs</text:span></text:p>
            </text:list-item>
          </text:list>
          <text:p text:style-name="P9"><text:span text:style-name="T12">$ISTIO_LAB/scripts/test.sh customer-$APPS_NAMESPACE-istio-system.$SUBDOMAIN</text:span></text:p>
          <text:p text:style-name="P9"><text:span text:style-name="T12">$ISTIO_LAB/scripts/test.sh partner-$APPS_NAMESPACE-istio-system.$SUBDOMAIN</text:span></text:p>
          <text:list text:continue-numbering="true" text:style-name="L8">
            <text:list-item>
              <text:p text:style-name="P8"><text:span text:style-name="T11">Revert fault injection:</text:span></text:p>
            </text:list-item>
          </text:list>
          <text:p text:style-name="P9"><text:span text:style-name="T12">oc apply -f $ISTIO_LAB/custom-istiofiles/recommendation-v1_v2.yml -n $APPS_NAMESPACE</text:span></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65" draw:style-name="gr2" draw:text-style-name="P6" draw:layer="layout" svg:width="1.559cm" svg:height="0.741cm" svg:x="14.911cm" svg:y="3.281cm">
          <text:p text:style-name="P3"><text:span text:style-name="T1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65" draw:style-name="gr2" draw:text-style-name="P6" draw:layer="layout" svg:width="1.559cm" svg:height="0.741cm" svg:x="14.951cm" svg:y="4.43cm">
          <text:p text:style-name="P3"><text:span text:style-name="T1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65"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65" draw:style-name="gr20" draw:text-style-name="P17" draw:layer="layout" svg:width="1.329cm" svg:height="1.681cm" svg:x="18.935cm" svg:y="3.393cm">
          <text:p text:style-name="P3"><text:span text:style-name="T6"/></text:p>
          <draw:enhanced-geometry draw:mirror-horizontal="true" draw:mirror-vertical="false" drawooo:sub-view-size="21600 21600" draw:text-areas="?f2 ?f9 ?f5 ?f12" svg:viewBox="0 0 0 0"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Google Shape;562;p65" draw:style-name="gr2" draw:text-style-name="P6" draw:layer="layout" svg:width="1.559cm" svg:height="0.741cm" svg:x="19.684cm" svg:y="3.961cm">
          <text:p text:style-name="P3"><text:span text:style-name="T19">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65" draw:style-name="gr20" draw:text-style-name="P17" draw:layer="layout" svg:width="3.084cm" svg:height="1.308cm" svg:x="8.139cm" svg:y="4.263cm">
          <text:p text:style-name="P3"><text:span text:style-name="T6"/></text:p>
          <draw:enhanced-geometry draw:mirror-horizontal="false" draw:mirror-vertical="false" draw:text-areas="0 0 ?f42 ?f43" svg:viewBox="0 0 0 0"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draw:custom-shape draw:name="Google Shape;564;p65" draw:style-name="gr7" draw:text-style-name="P6" draw:layer="layout" svg:width="13cm" svg:height="1.516cm" svg:x="8.668cm" svg:y="3.924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65" draw:style-name="gr2" draw:text-style-name="P6" draw:layer="layout" svg:width="3.73cm" svg:height="1.516cm" svg:x="7.816cm" svg:y="5.384cm">
          <text:p text:style-name="P1"><text:span text:style-name="T28">Retry on </text:span></text:p>
          <text:p text:style-name="P1"><text:span text:style-name="T28">5x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6;g5809a97b41_0_293:notes" draw:style-name="gr1" draw:layer="layout" svg:width="16.932cm" svg:height="9.524cm" svg:x="1.059cm" svg:y="1.905cm" draw:page-number="46" presentation:class="page"/>
          <draw:frame draw:name="Google Shape;547;g5809a97b41_0_293:notes" presentation:style-name="pr49" draw:text-style-name="P5" draw:layer="layout" svg:width="15.239cm" svg:height="11.429cm" svg:x="1.905cm" svg:y="12.065cm" presentation:class="notes" presentation:placeholder="true" presentation:user-transformed="true">
            <draw:text-box/>
          </draw:frame>
        </presentation:notes>
      </draw:page>
      <draw:page draw:name="Retry on errors" draw:style-name="dp1" draw:master-page-name="CUSTOM_5f_1">
        <draw:frame draw:name="Google Shape;570;p66" presentation:style-name="pr4" draw:text-style-name="P6" draw:layer="layout" svg:width="20.807cm" svg:height="2.952cm" svg:x="2.296cm" svg:y="0cm" presentation:class="title" presentation:user-transformed="true">
          <draw:text-box>
            <text:p text:style-name="P3"><text:span text:style-name="T5">Retry on errors</text:span></text:p>
          </draw:text-box>
        </draw:frame>
        <draw:custom-shape draw:name="Google Shape;571;p66"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66" draw:style-name="gr2" draw:text-style-name="P6" draw:layer="layout" svg:width="20.807cm" svg:height="10.154cm" svg:x="2.296cm" svg:y="2.77cm">
          <text:p text:style-name="P8"><text:span text:style-name="T14">Resources:</text:span></text:p>
          <text:list text:style-name="L11">
            <text:list-item>
              <text:p text:style-name="P8"><text:span text:style-name="T11">https://istio.io/docs/concepts/traffic-management/#timeouts-and-retries</text:span></text:p>
            </text:list-item>
            <text:list-item>
              <text:p text:style-name="P13"><text:span text:style-name="T11">https://istio.io/docs/reference/config/networking/v1alpha3/virtual-service/#HTTPRetry</text:span></text:p>
            </text:list-item>
          </text:list>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7;g582f7184e4_0_420:notes" draw:style-name="gr1" draw:layer="layout" svg:width="16.932cm" svg:height="9.524cm" svg:x="1.059cm" svg:y="1.905cm" draw:page-number="47" presentation:class="page"/>
          <draw:frame draw:name="Google Shape;568;g582f7184e4_0_420:notes" presentation:style-name="pr50" draw:text-style-name="P5" draw:layer="layout" svg:width="15.239cm" svg:height="11.429cm" svg:x="1.905cm" svg:y="12.065cm" presentation:class="notes" presentation:placeholder="true" presentation:user-transformed="true">
            <draw:text-box/>
          </draw:frame>
        </presentation:notes>
      </draw:page>
      <draw:page draw:name="Lab 12&#10;Circuit Breaking &amp; &#10;Outlier Detection" draw:style-name="dp1" draw:master-page-name="TITLE" presentation:presentation-page-layout-name="AL1T0">
        <draw:frame draw:name="Google Shape;577;p67" presentation:style-name="pr1" draw:text-style-name="P2" draw:layer="layout" svg:width="16.509cm" svg:height="1.904cm" svg:x="5.061cm" svg:y="6.033cm" presentation:class="title" presentation:user-transformed="true">
          <draw:text-box>
            <text:p text:style-name="P1"><text:span text:style-name="T1">Lab 12</text:span><text:span text:style-name="T1"><text:line-break/></text:span><text:span text:style-name="T1">Circuit Breaking &amp; </text:span><text:span text:style-name="T1"><text:line-break/></text:span><text:span text:style-name="T1">Outlier Detection</text:span></text:p>
          </draw:text-box>
        </draw:frame>
        <presentation:notes draw:style-name="dp2">
          <draw:page-thumbnail draw:name="Google Shape;574;g582f7184e4_0_0:notes" draw:style-name="gr1" draw:layer="layout" svg:width="16.932cm" svg:height="9.524cm" svg:x="1.059cm" svg:y="1.905cm" draw:page-number="48" presentation:class="page"/>
          <draw:frame draw:name="Google Shape;575;g582f7184e4_0_0:notes" presentation:style-name="pr51" draw:text-style-name="P5" draw:layer="layout" svg:width="15.239cm" svg:height="11.429cm" svg:x="1.905cm" svg:y="12.065cm" presentation:class="notes" presentation:placeholder="true" presentation:user-transformed="true">
            <draw:text-box/>
          </draw:frame>
        </presentation:notes>
      </draw:page>
      <draw:page draw:name="Circuit Breaking" draw:style-name="dp1" draw:master-page-name="CUSTOM_5f_1">
        <draw:frame draw:name="Google Shape;582;p68" presentation:style-name="pr4" draw:text-style-name="P6" draw:layer="layout" svg:width="20.807cm" svg:height="2.952cm" svg:x="2.296cm" svg:y="0cm" presentation:class="title" presentation:user-transformed="true">
          <draw:text-box>
            <text:p text:style-name="P3"><text:span text:style-name="T5">Circuit Breaking</text:span></text:p>
          </draw:text-box>
        </draw:frame>
        <draw:custom-shape draw:name="Google Shape;583;p68"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68"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5;p68" draw:style-name="gr4" draw:text-style-name="P10" draw:layer="layout" svg:width="2.523cm" svg:height="1.681cm" svg:x="17.059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6;p68"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68"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588;p68" draw:style-name="gr5" draw:text-style-name="P11" draw:layer="layout" svg:width="3.309cm" svg:height="1.057cm" draw:transform="rotate (-3.14159265358979) translate (17.057cm 4.762cm)">
          <text:p/>
          <draw:enhanced-geometry draw:mirror-horizontal="true" draw:mirror-vertical="false" svg:viewBox="0 0 21600 21600" draw:type="mso-spt32" draw:enhanced-path="M 0 0 L 21600 21600 N"/>
        </draw:custom-shape>
        <draw:custom-shape draw:name="Google Shape;589;p68" draw:style-name="gr23"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68"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591;p68" draw:style-name="gr2" draw:text-style-name="P6" draw:layer="layout" svg:width="20.294cm" svg:height="5.772cm" svg:x="2.176cm" svg:y="7.152cm">
          <text:list text:style-name="L8">
            <text:list-item>
              <text:p text:style-name="P12"><text:span text:style-name="T11">Protect/restrict Recommendation v2 service from being overloaded:</text:span></text:p>
            </text:list-item>
          </text:list>
          <text:p text:style-name="P9"><text:span text:style-name="T12">oc apply -f $ISTIO_LAB/custom-istiofiles/recommendation_cb_policy_version_v2.yml -n $APPS_NAMESPACE</text:span></text:p>
          <text:list text:continue-numbering="true" text:style-name="L8">
            <text:list-item>
              <text:p text:style-name="P8"><text:span text:style-name="T11">Test and observe outputs. Check ‘Kiali’ and ‘Grafana’.</text:span></text:p>
            </text:list-item>
          </text:list>
          <text:p text:style-name="P9"><text:span text:style-name="T12">seq 1 100 | xargs -n1 -P100 $ISTIO_LAB/scripts/test.sh partner-$APPS_NAMESPACE-istio-system.$SUBDOMAIN</text:span></text:p>
          <text:list text:continue-numbering="true" text:style-name="L8">
            <text:list-item>
              <text:p text:style-name="P8"><text:span text:style-name="T11">Revert and test again:</text:span></text:p>
            </text:list-item>
          </text:list>
          <text:p text:style-name="P9"><text:span text:style-name="T12">oc apply -f $ISTIO_LAB/custom-istiofiles/recommendation-v1_v2.yml -n $APPS_NAMESPACE</text:span></text:p>
          <text:p text:style-name="P9"><text:span text:style-name="T12">seq 1 100 | xargs -n1 -P100 $ISTIO_LAB/scripts/test.sh partner-$APPS_NAMESPACE-istio-system.$SUBDOMAIN</text:span></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68" draw:style-name="gr14" draw:text-style-name="P6" draw:layer="layout" svg:width="2.752cm" svg:height="4.13cm" svg:x="16.929cm" svg:y="2.615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68" draw:style-name="gr7" draw:text-style-name="P6" draw:layer="layout" svg:width="1.559cm" svg:height="0.741cm" svg:x="19.684cm" svg:y="3.961cm">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68" draw:style-name="gr2" draw:text-style-name="P6" draw:layer="layout" svg:width="2.174cm" svg:height="1.516cm" svg:x="14.223cm" svg:y="3.891cm">
          <text:p text:style-name="P1"><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8" draw:style-name="gr20" draw:text-style-name="P17" draw:layer="layout" svg:width="1.174cm" svg:height="1.234cm" draw:transform="rotate (1.30358641831456) translate (14.856cm 5.67cm)">
          <text:p text:style-name="P3"><text:span text:style-name="T6"/></text:p>
          <draw:enhanced-geometry draw:mirror-horizontal="false" draw:mirror-vertical="false" drawooo:sub-view-size="5 5" draw:text-areas="?f6 0 ?f0 ?f5" svg:viewBox="0 0 0 0" draw:type="ooxml-flowChartManualOperation" draw:enhanced-path="M 0 0 L 5 0 4 5 1 5 Z N">
            <draw:equation draw:name="f0" draw:formula="logwidth*4/5"/>
            <draw:equation draw:name="f1" draw:formula="logwidth*9/10"/>
            <draw:equation draw:name="f2" draw:formula="logwidth/2"/>
            <draw:equation draw:name="f3" draw:formula="logwidth/10"/>
            <draw:equation draw:name="f4" draw:formula="logheight/2"/>
            <draw:equation draw:name="f5" draw:formula="logheight"/>
            <draw:equation draw:name="f6" draw:formula="logwidth/5"/>
          </draw:enhanced-geometry>
        </draw:custom-shape>
        <draw:custom-shape draw:name="Google Shape;596;p68" draw:style-name="gr2" draw:text-style-name="P6" draw:layer="layout" svg:width="1.974cm" svg:height="1.293cm" svg:x="14.812cm" svg:y="4.685cm">
          <text:p text:style-name="P3"><text:span text:style-name="T29"><text:s text:c="6"/></text:span><text:span text:style-name="T29">1 </text:span></text:p>
          <text:p text:style-name="P3"><text:span text:style-name="T29">conn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82f7184e4_0_4:notes" draw:style-name="gr1" draw:layer="layout" svg:width="16.932cm" svg:height="9.524cm" svg:x="1.059cm" svg:y="1.905cm" draw:page-number="49" presentation:class="page"/>
          <draw:frame draw:name="Google Shape;580;g582f7184e4_0_4:notes" presentation:style-name="pr52" draw:text-style-name="P5" draw:layer="layout" svg:width="15.239cm" svg:height="11.429cm" svg:x="1.905cm" svg:y="12.065cm" presentation:class="notes" presentation:placeholder="true" presentation:user-transformed="true">
            <draw:text-box/>
          </draw:frame>
        </presentation:notes>
      </draw:page>
      <draw:page draw:name="Outlier Detection (not needed? in Istio 1.1 - see red link)" draw:style-name="dp1" draw:master-page-name="CUSTOM_5f_1">
        <draw:frame draw:name="Google Shape;601;p69" presentation:style-name="pr4" draw:text-style-name="P6" draw:layer="layout" svg:width="20.807cm" svg:height="2.952cm" svg:x="2.296cm" svg:y="0cm" presentation:class="title" presentation:user-transformed="true">
          <draw:text-box>
            <text:p text:style-name="P3"><text:span text:style-name="T5">Outlier Detection (not needed? in Istio 1.1 - see red link)</text:span></text:p>
          </draw:text-box>
        </draw:frame>
        <draw:custom-shape draw:name="Google Shape;602;p69"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9" draw:style-name="gr4" draw:text-style-name="P10" draw:layer="layout" svg:width="2.523cm" svg:height="1.681cm" svg:x="11.224cm" svg:y="3.922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9" draw:style-name="gr4" draw:text-style-name="P10" draw:layer="layout" svg:width="2.523cm" svg:height="1.681cm" svg:x="17.482cm" svg:y="2.863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69" draw:style-name="gr4" draw:text-style-name="P10" draw:layer="layout" svg:width="2.523cm" svg:height="1.681cm" svg:x="5.615cm" svg:y="3.922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69" draw:style-name="gr5" draw:text-style-name="P11" draw:layer="layout" svg:width="3.084cm" svg:height="0.001cm" svg:x="8.139cm" svg:y="4.762cm">
          <text:p/>
          <draw:enhanced-geometry draw:mirror-horizontal="false" draw:mirror-vertical="false" svg:viewBox="0 0 21600 21600" draw:type="mso-spt32" draw:enhanced-path="M 0 0 L 21600 21600 N"/>
        </draw:custom-shape>
        <draw:custom-shape draw:name="Google Shape;607;p69" draw:style-name="gr5" draw:text-style-name="P11" draw:layer="layout" svg:width="3.732cm" svg:height="1.057cm" draw:transform="rotate (-3.14159265358979) translate (17.482cm 4.762cm)">
          <text:p/>
          <draw:enhanced-geometry draw:mirror-horizontal="true" draw:mirror-vertical="false" svg:viewBox="0 0 21600 21600" draw:type="mso-spt32" draw:enhanced-path="M 0 0 L 21600 21600 N"/>
        </draw:custom-shape>
        <draw:custom-shape draw:name="Google Shape;608;p69" draw:style-name="gr5" draw:text-style-name="P11" draw:layer="layout" svg:width="3.309cm" svg:height="0.923cm" svg:x="13.749cm" svg:y="4.762cm">
          <text:p/>
          <draw:enhanced-geometry draw:mirror-horizontal="false" draw:mirror-vertical="false" svg:viewBox="0 0 21600 21600" draw:type="mso-spt32" draw:enhanced-path="M 0 0 L 21600 21600 N"/>
        </draw:custom-shape>
        <draw:custom-shape draw:name="Google Shape;610;p69" draw:style-name="gr2" draw:text-style-name="P6" draw:layer="layout" svg:width="20.294cm" svg:height="5.772cm" svg:x="2.176cm" svg:y="7.152cm">
          <text:p text:style-name="P9"><text:span text:style-name="T11">*** NOT TESTED WITH MAISTRA 0.9</text:span></text:p>
          <text:p text:style-name="P9"><text:span text:style-name="T11"/></text:p>
          <text:p text:style-name="P9"><text:span text:style-name="T23">https://redhat-developer-demos.github.io/istio-tutorial/istio-tutorial/1.1.x/5circuit-breaker.html#circuitbreakerandpoolejection</text:span></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69" draw:style-name="gr14" draw:text-style-name="P6" draw:layer="layout" svg:width="3.577cm" svg:height="5.449cm" svg:x="16.929cm" svg:y="2.76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69" draw:style-name="gr7" draw:text-style-name="P6" draw:layer="layout" svg:width="1.559cm" svg:height="0.741cm" svg:x="19.684cm" svg:y="3.961cm">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69" draw:style-name="gr2" draw:text-style-name="P6" draw:layer="layout" svg:width="2.174cm" svg:height="1.516cm" svg:x="14.223cm" svg:y="3.891cm">
          <text:p text:style-name="P1"><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69" draw:style-name="gr24" draw:text-style-name="P18" draw:layer="layout" svg:width="0.489cm" svg:height="0.653cm" svg:x="15.485cm" svg:y="5.061cm">
          <text:p text:style-name="P3"><text:span text:style-name="T6"/></text:p>
          <draw:enhanced-geometry draw:mirror-horizontal="false" draw:mirror-vertical="false" drawooo:sub-view-size="21600 21600" draw:text-areas="?f2 ?f9 ?f5 ?f12" svg:viewBox="0 0 0 0"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Google Shape;615;p69" draw:style-name="gr24" draw:text-style-name="P18" draw:layer="layout" svg:width="0.489cm" svg:height="0.653cm" svg:x="15.899cm" svg:y="5.002cm">
          <text:p text:style-name="P3"><text:span text:style-name="T6"/></text:p>
          <draw:enhanced-geometry draw:mirror-horizontal="false" draw:mirror-vertical="false" drawooo:sub-view-size="21600 21600" draw:text-areas="?f2 ?f9 ?f5 ?f12" svg:viewBox="0 0 0 0" draw:type="ooxml-lightningBolt" draw:enhanced-path="M 8472 0 L 12860 6080 11050 6797 16577 12007 14767 12877 21600 21600 10012 14915 12222 13987 5022 9705 7602 8382 0 3890 Z N">
            <draw:equation draw:name="f0" draw:formula="logwidth*5022/21600"/>
            <draw:equation draw:name="f1" draw:formula="logwidth*8472/21600"/>
            <draw:equation draw:name="f2" draw:formula="logwidth*8757/21600"/>
            <draw:equation draw:name="f3" draw:formula="logwidth*10012/21600"/>
            <draw:equation draw:name="f4" draw:formula="logwidth*12860/21600"/>
            <draw:equation draw:name="f5" draw:formula="logwidth*13917/21600"/>
            <draw:equation draw:name="f6" draw:formula="logwidth*16577/21600"/>
            <draw:equation draw:name="f7" draw:formula="logheight*3890/21600"/>
            <draw:equation draw:name="f8" draw:formula="logheight*6080/21600"/>
            <draw:equation draw:name="f9" draw:formula="logheight*7437/21600"/>
            <draw:equation draw:name="f10" draw:formula="logheight*9705/21600"/>
            <draw:equation draw:name="f11" draw:formula="logheight*12007/21600"/>
            <draw:equation draw:name="f12" draw:formula="logheight*14277/21600"/>
            <draw:equation draw:name="f13" draw:formula="logheight*14915/21600"/>
            <draw:equation draw:name="f14" draw:formula="logwidth"/>
            <draw:equation draw:name="f15" draw:formula="logheight"/>
          </draw:enhanced-geometry>
        </draw:custom-shape>
        <draw:custom-shape draw:name="Google Shape;616;p69" draw:style-name="gr20" draw:text-style-name="P17" draw:layer="layout" svg:width="1.323cm" svg:height="0.653cm" svg:x="15.138cm" svg:y="4.734cm">
          <text:p text:style-name="P3"><text:span text:style-name="T6"/></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617;p69" draw:style-name="gr4" draw:text-style-name="P10" draw:layer="layout" svg:width="2.523cm" svg:height="1.681cm" svg:x="17.867cm" svg:y="6.265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9;p69" draw:style-name="gr6" draw:text-style-name="P10" draw:layer="layout" svg:width="2.523cm" svg:height="1.681cm" svg:x="17.059cm" svg:y="4.846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69" draw:style-name="gr5" draw:text-style-name="P11" draw:layer="layout" svg:width="4.101cm" svg:height="2.763cm" svg:x="13.749cm" svg:y="4.762cm">
          <text:p/>
          <draw:enhanced-geometry draw:mirror-horizontal="false" draw:mirror-vertical="false" svg:viewBox="0 0 21600 21600" draw:type="mso-spt32" draw:enhanced-path="M 0 0 L 21600 21600 N"/>
        </draw:custom-shape>
        <draw:custom-shape draw:name="Google Shape;619;p69" draw:style-name="gr25" draw:text-style-name="P19" draw:layer="layout" svg:width="1.131cm" svg:height="1.357cm" svg:x="15.635cm" svg:y="5.871cm">
          <text:p text:style-name="P3"><text:span text:style-name="T6"/></text:p>
          <draw:enhanced-geometry draw:mirror-horizontal="false" draw:mirror-vertical="false" draw:text-areas="?f25 ?f38 ?f24 ?f37" svg:viewBox="0 0 0 0" draw:type="ooxml-sun" draw:modifiers="25000" draw:enhanced-path="M ?f50 ?f47 L ?f30 ?f46 ?f30 ?f42 Z M ?f20 ?f21 L ?f31 ?f41 ?f32 ?f40 Z M ?f48 0 L ?f33 ?f39 ?f29 ?f39 Z M ?f22 ?f21 L ?f28 ?f40 ?f27 ?f41 Z M 0 ?f47 L ?f26 ?f42 ?f26 ?f46 Z M ?f22 ?f23 L ?f27 ?f45 ?f28 ?f44 Z M ?f48 ?f49 L ?f29 ?f43 ?f33 ?f43 Z M ?f20 ?f23 L ?f32 ?f44 ?f31 ?f45 Z M ?f34 ?f47 Z N" drawooo:enhanced-path="M ?f50 ?f47 L ?f30 ?f46 ?f30 ?f42 Z M ?f20 ?f21 L ?f31 ?f41 ?f32 ?f40 Z M ?f48 0 L ?f33 ?f39 ?f29 ?f39 Z M ?f22 ?f21 L ?f28 ?f40 ?f27 ?f41 Z M 0 ?f47 L ?f26 ?f42 ?f26 ?f46 Z M ?f22 ?f23 L ?f27 ?f45 ?f28 ?f44 Z M ?f48 ?f49 L ?f29 ?f43 ?f33 ?f43 Z M ?f20 ?f23 L ?f32 ?f44 ?f31 ?f45 Z M ?f34 ?f47 G ?f35 ?f36 ?f51 ?f52 Z N">
            <draw:equation draw:name="f0" draw:formula="if(12500-$0 ,12500,if(46875-$0 ,$0 ,46875))"/>
            <draw:equation draw:name="f1" draw:formula="50000+0-?f0 "/>
            <draw:equation draw:name="f2" draw:formula="?f1 *30274/32768"/>
            <draw:equation draw:name="f3" draw:formula="?f1 *12540/32768"/>
            <draw:equation draw:name="f4" draw:formula="?f2 +50000-0"/>
            <draw:equation draw:name="f5" draw:formula="?f3 +50000-0"/>
            <draw:equation draw:name="f6" draw:formula="50000+0-?f2 "/>
            <draw:equation draw:name="f7" draw:formula="50000+0-?f3 "/>
            <draw:equation draw:name="f8" draw:formula="?f1 *23170/32768"/>
            <draw:equation draw:name="f9" draw:formula="50000+?f8 -0"/>
            <draw:equation draw:name="f10" draw:formula="50000+0-?f8 "/>
            <draw:equation draw:name="f11" draw:formula="?f6 *3/4"/>
            <draw:equation draw:name="f12" draw:formula="?f7 *3/4"/>
            <draw:equation draw:name="f13" draw:formula="?f11 +3662-0"/>
            <draw:equation draw:name="f14" draw:formula="?f12 +3662-0"/>
            <draw:equation draw:name="f15" draw:formula="?f12 +12500-0"/>
            <draw:equation draw:name="f16" draw:formula="100000+0-?f11 "/>
            <draw:equation draw:name="f17" draw:formula="100000+0-?f13 "/>
            <draw:equation draw:name="f18" draw:formula="100000+0-?f14 "/>
            <draw:equation draw:name="f19" draw:formula="100000+0-?f15 "/>
            <draw:equation draw:name="f20" draw:formula="logwidth*18436/21600"/>
            <draw:equation draw:name="f21" draw:formula="logheight*3163/21600"/>
            <draw:equation draw:name="f22" draw:formula="logwidth*3163/21600"/>
            <draw:equation draw:name="f23" draw:formula="logheight*18436/21600"/>
            <draw:equation draw:name="f24" draw:formula="logwidth*?f9 /100000"/>
            <draw:equation draw:name="f25" draw:formula="logwidth*?f10 /100000"/>
            <draw:equation draw:name="f26" draw:formula="logwidth*?f11 /100000"/>
            <draw:equation draw:name="f27" draw:formula="logwidth*?f13 /100000"/>
            <draw:equation draw:name="f28" draw:formula="logwidth*?f14 /100000"/>
            <draw:equation draw:name="f29" draw:formula="logwidth*?f15 /100000"/>
            <draw:equation draw:name="f30" draw:formula="logwidth*?f16 /100000"/>
            <draw:equation draw:name="f31" draw:formula="logwidth*?f17 /100000"/>
            <draw:equation draw:name="f32" draw:formula="logwidth*?f18 /100000"/>
            <draw:equation draw:name="f33" draw:formula="logwidth*?f19 /100000"/>
            <draw:equation draw:name="f34" draw:formula="logwidth*?f0 /100000"/>
            <draw:equation draw:name="f35" draw:formula="logwidth*?f1 /100000"/>
            <draw:equation draw:name="f36" draw:formula="logheight*?f1 /100000"/>
            <draw:equation draw:name="f37" draw:formula="logheight*?f9 /100000"/>
            <draw:equation draw:name="f38" draw:formula="logheight*?f10 /100000"/>
            <draw:equation draw:name="f39" draw:formula="logheight*?f11 /100000"/>
            <draw:equation draw:name="f40" draw:formula="logheight*?f13 /100000"/>
            <draw:equation draw:name="f41" draw:formula="logheight*?f14 /100000"/>
            <draw:equation draw:name="f42" draw:formula="logheight*?f15 /100000"/>
            <draw:equation draw:name="f43" draw:formula="logheight*?f16 /100000"/>
            <draw:equation draw:name="f44" draw:formula="logheight*?f17 /100000"/>
            <draw:equation draw:name="f45" draw:formula="logheight*?f18 /100000"/>
            <draw:equation draw:name="f46" draw:formula="logheight*?f19 /100000"/>
            <draw:equation draw:name="f47" draw:formula="logheight/2"/>
            <draw:equation draw:name="f48" draw:formula="logwidth/2"/>
            <draw:equation draw:name="f49" draw:formula="logheight"/>
            <draw:equation draw:name="f50" draw:formula="logwidth"/>
            <draw:equation draw:name="f51" draw:formula="(10800000)/60000.0"/>
            <draw:equation draw:name="f52" draw:formula="(21600000)/60000.0"/>
            <draw:handle draw:handle-position="?f34 ?f47" draw:handle-range-x-maximum="46875" draw:handle-range-x-minimum="12500"/>
          </draw:enhanced-geometry>
        </draw:custom-shape>
        <presentation:notes draw:style-name="dp2">
          <draw:page-thumbnail draw:name="Google Shape;598;g582f7184e4_0_34:notes" draw:style-name="gr1" draw:layer="layout" svg:width="16.932cm" svg:height="9.524cm" svg:x="1.059cm" svg:y="1.905cm" draw:page-number="50" presentation:class="page"/>
          <draw:frame draw:name="Google Shape;599;g582f7184e4_0_34:notes" presentation:style-name="pr53" draw:text-style-name="P5" draw:layer="layout" svg:width="15.239cm" svg:height="11.429cm" svg:x="1.905cm" svg:y="12.065cm" presentation:class="notes" presentation:placeholder="true" presentation:user-transformed="true">
            <draw:text-box/>
          </draw:frame>
        </presentation:notes>
      </draw:page>
      <draw:page draw:name="Lab 13&#10;Security" draw:style-name="dp1" draw:master-page-name="TITLE" presentation:presentation-page-layout-name="AL1T0">
        <draw:frame draw:name="Google Shape;624;p70" presentation:style-name="pr1" draw:text-style-name="P2" draw:layer="layout" svg:width="16.509cm" svg:height="1.904cm" svg:x="5.061cm" svg:y="6.033cm" presentation:class="title" presentation:user-transformed="true">
          <draw:text-box>
            <text:p text:style-name="P1"><text:span text:style-name="T1">Lab 13</text:span><text:span text:style-name="T1"><text:line-break/></text:span><text:span text:style-name="T1">Security</text:span></text:p>
          </draw:text-box>
        </draw:frame>
        <presentation:notes draw:style-name="dp2">
          <draw:page-thumbnail draw:name="Google Shape;621;g582f7184e4_0_56:notes" draw:style-name="gr1" draw:layer="layout" svg:width="16.932cm" svg:height="9.524cm" svg:x="1.059cm" svg:y="1.905cm" draw:page-number="51" presentation:class="page"/>
          <draw:frame draw:name="Google Shape;622;g582f7184e4_0_56:notes" presentation:style-name="pr54" draw:text-style-name="P5" draw:layer="layout" svg:width="15.239cm" svg:height="11.429cm" svg:x="1.905cm" svg:y="12.065cm" presentation:class="notes" presentation:placeholder="true" presentation:user-transformed="true">
            <draw:text-box/>
          </draw:frame>
        </presentation:notes>
      </draw:page>
      <draw:page draw:name="Security" draw:style-name="dp1" draw:master-page-name="CUSTOM_5f_1">
        <draw:frame draw:name="Google Shape;629;p71" presentation:style-name="pr4" draw:text-style-name="P6" draw:layer="layout" svg:width="20.807cm" svg:height="2.952cm" svg:x="2.296cm" svg:y="0cm" presentation:class="title" presentation:user-transformed="true">
          <draw:text-box>
            <text:p text:style-name="P3"><text:span text:style-name="T5">Security</text:span></text:p>
          </draw:text-box>
        </draw:frame>
        <draw:custom-shape draw:name="Google Shape;630;p71"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p71" draw:style-name="gr2" draw:text-style-name="P6" draw:layer="layout" svg:width="20.807cm" svg:height="10.154cm" svg:x="2.296cm" svg:y="2.77cm">
          <text:p text:style-name="P8"><text:span text:style-name="T14">Reading before running labs:</text:span><text:span text:style-name="T11"> https://istio.io/docs/concepts/security/</text:span></text:p>
          <text:p text:style-name="P9"><text:span text:style-name="T11"/></text:p>
          <text:p text:style-name="P9"><text:span text:style-name="T11"/></text:p>
          <text:p text:style-name="P9"><text:span text:style-name="T11"/></text:p>
          <text:p text:style-name="P9"><text:span text:style-name="T12"/></text:p>
          <text:p text:style-name="P9"><text:span text:style-name="T12"/></text:p>
          <text:p text:style-name="P9"><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6;g582f7184e4_0_432:notes" draw:style-name="gr1" draw:layer="layout" svg:width="16.932cm" svg:height="9.524cm" svg:x="1.059cm" svg:y="1.905cm" draw:page-number="52" presentation:class="page"/>
          <draw:frame draw:name="Google Shape;627;g582f7184e4_0_432:notes" presentation:style-name="pr55" draw:text-style-name="P5" draw:layer="layout" svg:width="15.239cm" svg:height="11.429cm" svg:x="1.905cm" svg:y="12.065cm" presentation:class="notes" presentation:placeholder="true" presentation:user-transformed="true">
            <draw:text-box/>
          </draw:frame>
        </presentation:notes>
      </draw:page>
      <draw:page draw:name="Lab 13.a&#10;Security: mTLS " draw:style-name="dp1" draw:master-page-name="TITLE" presentation:presentation-page-layout-name="AL1T0">
        <draw:frame draw:name="Google Shape;636;p72" presentation:style-name="pr1" draw:text-style-name="P2" draw:layer="layout" svg:width="16.509cm" svg:height="1.904cm" svg:x="5.061cm" svg:y="6.033cm" presentation:class="title" presentation:user-transformed="true">
          <draw:text-box>
            <text:p text:style-name="P1"><text:span text:style-name="T1">Lab 13.a</text:span><text:span text:style-name="T1"><text:line-break/></text:span><text:span text:style-name="T1">Security: mTLS </text:span></text:p>
          </draw:text-box>
        </draw:frame>
        <presentation:notes draw:style-name="dp2">
          <draw:page-thumbnail draw:name="Google Shape;633;g582f7184e4_0_428:notes" draw:style-name="gr1" draw:layer="layout" svg:width="16.932cm" svg:height="9.524cm" svg:x="1.059cm" svg:y="1.905cm" draw:page-number="53" presentation:class="page"/>
          <draw:frame draw:name="Google Shape;634;g582f7184e4_0_428:notes" presentation:style-name="pr56" draw:text-style-name="P5" draw:layer="layout" svg:width="15.239cm" svg:height="11.429cm" svg:x="1.905cm" svg:y="12.065cm" presentation:class="notes" presentation:placeholder="true" presentation:user-transformed="true">
            <draw:text-box/>
          </draw:frame>
        </presentation:notes>
      </draw:page>
      <draw:page draw:name="Security: mTLS. Skip if mTLS has been applied globally *" draw:style-name="dp1" draw:master-page-name="CUSTOM_5f_1">
        <draw:frame draw:name="Google Shape;641;p73" presentation:style-name="pr4" draw:text-style-name="P6" draw:layer="layout" svg:width="20.807cm" svg:height="2.952cm" svg:x="2.296cm" svg:y="0cm" presentation:class="title" presentation:user-transformed="true">
          <draw:text-box>
            <text:p text:style-name="P3"><text:span text:style-name="T5">Security: mTLS. Skip if mTLS has been applied globally *</text:span></text:p>
          </draw:text-box>
        </draw:frame>
        <draw:custom-shape draw:name="Google Shape;642;p7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3;p73" draw:style-name="gr4" draw:text-style-name="P10" draw:layer="layout" svg:width="2.523cm" svg:height="1.681cm" svg:x="11.224cm" svg:y="4.114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4;p73" draw:style-name="gr4" draw:text-style-name="P10" draw:layer="layout" svg:width="2.523cm" svg:height="1.681cm" svg:x="17.059cm" svg:y="3.056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73" draw:style-name="gr4" draw:text-style-name="P10" draw:layer="layout" svg:width="2.523cm" svg:height="1.681cm" svg:x="5.615cm" svg:y="4.114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73" draw:style-name="gr5" draw:text-style-name="P11" draw:layer="layout" svg:width="3.084cm" svg:height="0.001cm" svg:x="8.139cm" svg:y="4.955cm">
          <text:p/>
          <draw:enhanced-geometry draw:mirror-horizontal="false" draw:mirror-vertical="false" svg:viewBox="0 0 21600 21600" draw:type="mso-spt32" draw:enhanced-path="M 0 0 L 21600 21600 N"/>
        </draw:custom-shape>
        <draw:custom-shape draw:name="Google Shape;647;p73" draw:style-name="gr5" draw:text-style-name="P11" draw:layer="layout" svg:width="2.154cm" svg:height="0.76cm" draw:transform="rotate (-3.14159265358979) translate (17.059cm 4.658cm)">
          <text:p/>
          <draw:enhanced-geometry draw:mirror-horizontal="true" draw:mirror-vertical="false" svg:viewBox="0 0 21600 21600" draw:type="mso-spt32" draw:enhanced-path="M 0 0 L 21600 21600 N"/>
        </draw:custom-shape>
        <draw:custom-shape draw:name="Google Shape;648;p73" draw:style-name="gr4" draw:text-style-name="P10" draw:layer="layout" svg:width="2.523cm" svg:height="1.681cm" svg:x="17.059cm" svg:y="5.03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73" draw:style-name="gr5" draw:text-style-name="P11" draw:layer="layout" svg:width="1.875cm" svg:height="0.618cm" svg:x="15.183cm" svg:y="5.26cm">
          <text:p/>
          <draw:enhanced-geometry draw:mirror-horizontal="false" draw:mirror-vertical="false" svg:viewBox="0 0 21600 21600" draw:type="mso-spt32" draw:enhanced-path="M 0 0 L 21600 21600 N"/>
        </draw:custom-shape>
        <draw:custom-shape draw:name="Google Shape;651;p73" draw:style-name="gr2" draw:text-style-name="P6" draw:layer="layout" svg:width="20.294cm" svg:height="5.772cm" svg:x="2.176cm" svg:y="7.152cm">
          <text:list text:style-name="L8">
            <text:list-item>
              <text:p text:style-name="P12"><text:span text:style-name="T11">Apply Policy for current namespace * :</text:span></text:p>
            </text:list-item>
          </text:list>
          <text:p text:style-name="P9"><text:span text:style-name="T12">oc apply -f $ISTIO_LAB/custom-istiofiles/policy_mtls.yml -n $APPS_NAMESPACE</text:span></text:p>
          <text:list text:continue-numbering="true" text:style-name="L8">
            <text:list-item>
              <text:p text:style-name="P8"><text:span text:style-name="T11">Test and observe outputs… why is it failing?</text:span></text:p>
            </text:list-item>
          </text:list>
          <text:p text:style-name="P9"><text:span text:style-name="T12">$ISTIO_LAB/scripts/test.sh customer-$APPS_NAMESPACE-istio-system.$SUBDOMAIN</text:span></text:p>
          <text:p text:style-name="P9"><text:span text:style-name="T12"/></text:p>
          <text:p text:style-name="P9"><text:span text:style-name="T12"/></text:p>
          <text:p text:style-name="P8"><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73" draw:style-name="gr14" draw:text-style-name="P6" draw:layer="layout" svg:width="2.752cm" svg:height="4.13cm" svg:x="16.929cm" svg:y="2.808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3;p73" draw:style-name="gr7" draw:text-style-name="P6" draw:layer="layout" svg:width="1.559cm" svg:height="0.741cm" svg:x="19.684cm" svg:y="4.154cm">
          <text:p text:style-name="P3"><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73" draw:style-name="gr2" draw:text-style-name="P6" draw:layer="layout" svg:width="2.174cm" svg:height="1.516cm" svg:x="14.223cm" svg:y="4.083cm">
          <text:p text:style-name="P1"><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73" draw:style-name="gr26" draw:text-style-name="P20" draw:layer="layout" svg:width="0.827cm" svg:height="0.863cm" svg:x="9.185cm" svg:y="4.522cm">
          <text:p text:style-name="P3"><text:span text:style-name="T6"/></text:p>
          <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656;p73" draw:style-name="gr2" draw:text-style-name="P6" draw:layer="layout" svg:width="1.559cm" svg:height="1.293cm" svg:x="8.877cm" svg:y="3.81cm">
          <text:p text:style-name="P3"><text:span text:style-name="T19">mT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73" draw:style-name="gr26" draw:text-style-name="P20" draw:layer="layout" svg:width="0.827cm" svg:height="0.863cm" svg:x="14.477cm" svg:y="4.522cm">
          <text:p text:style-name="P3"><text:span text:style-name="T6"/></text:p>
          <draw:enhanced-geometry draw:mirror-horizontal="false" draw:mirror-vertical="false" draw:text-areas="?f10 ?f13 ?f11 ?f14" svg:viewBox="0 0 0 0" draw:type="ooxml-donut" draw:modifiers="25000"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Google Shape;657;p73" draw:style-name="gr2" draw:text-style-name="P6" draw:layer="layout" svg:width="1.559cm" svg:height="1.293cm" svg:x="14.169cm" svg:y="3.81cm">
          <text:p text:style-name="P3"><text:span text:style-name="T19">mT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73" draw:style-name="gr22" draw:text-style-name="P11" draw:layer="layout" svg:width="0.788cm" svg:height="0.22cm" draw:transform="rotate (-3.14159265358979) translate (14.538cm 4.955cm)">
          <text:p/>
          <draw:enhanced-geometry draw:mirror-horizontal="true" draw:mirror-vertical="false" svg:viewBox="0 0 21600 21600" draw:type="mso-spt32" draw:enhanced-path="M 0 0 L 21600 21600 N"/>
        </draw:custom-shape>
        <draw:custom-shape draw:name="Google Shape;659;p73" draw:style-name="gr22" draw:text-style-name="P11" draw:layer="layout" svg:width="0.788cm" svg:height="0.182cm" svg:x="13.749cm" svg:y="4.955cm">
          <text:p/>
          <draw:enhanced-geometry draw:mirror-horizontal="false" draw:mirror-vertical="false" svg:viewBox="0 0 21600 21600" draw:type="mso-spt32" draw:enhanced-path="M 0 0 L 21600 21600 N"/>
        </draw:custom-shape>
        <draw:custom-shape draw:name="Google Shape;660;p73" draw:style-name="gr2" draw:text-style-name="P6" draw:layer="layout" svg:width="20.294cm" svg:height="1.137cm" svg:x="1.464cm" svg:y="12.924cm">
          <text:p text:style-name="P8"><text:span text:style-name="T6">* </text:span><text:span text:style-name="T30">We could apply a MeshPolicy globally (even during installation), but we will do it locally per namespace.</text:span></text:p>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8;g582f7184e4_0_60:notes" draw:style-name="gr1" draw:layer="layout" svg:width="16.932cm" svg:height="9.524cm" svg:x="1.059cm" svg:y="1.905cm" draw:page-number="54" presentation:class="page"/>
          <draw:frame draw:name="Google Shape;639;g582f7184e4_0_60:notes" presentation:style-name="pr57" draw:text-style-name="P5" draw:layer="layout" svg:width="15.239cm" svg:height="11.429cm" svg:x="1.905cm" svg:y="12.065cm" presentation:class="notes" presentation:placeholder="true" presentation:user-transformed="true">
            <draw:text-box/>
          </draw:frame>
        </presentation:notes>
      </draw:page>
      <draw:page draw:name="Security: mTLS" draw:style-name="dp1" draw:master-page-name="CUSTOM_5f_1">
        <draw:frame draw:name="Google Shape;665;p74" presentation:style-name="pr4" draw:text-style-name="P6" draw:layer="layout" svg:width="20.807cm" svg:height="2.952cm" svg:x="2.296cm" svg:y="0cm" presentation:class="title" presentation:user-transformed="true">
          <draw:text-box>
            <text:p text:style-name="P3"><text:span text:style-name="T5">Security: mTLS</text:span></text:p>
          </draw:text-box>
        </draw:frame>
        <draw:custom-shape draw:name="Google Shape;666;p74"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7;p74" draw:style-name="gr2" draw:text-style-name="P6" draw:layer="layout" svg:width="20.294cm" svg:height="9.866cm" svg:x="2.176cm" svg:y="3.059cm">
          <text:list text:style-name="L8">
            <text:list-item>
              <text:p text:style-name="P12"><text:span text:style-name="T11">Set mTLS to Customer service DestinationRule:</text:span></text:p>
            </text:list-item>
          </text:list>
          <text:p text:style-name="P9"><text:span text:style-name="T12">cat $ISTIO_LAB/custom-istiofiles/customer-ingress_mtls.yml | APP_SUBDOMAIN=$(echo $SUBDOMAIN) NAMESPACE=$(echo $APPS_NAMESPACE) envsubst | oc apply -f - </text:span></text:p>
          <text:list text:continue-numbering="true" text:style-name="L8">
            <text:list-item>
              <text:p text:style-name="P8"><text:span text:style-name="T11">Test and observe outputs… still failing.. But from Customer service to upstream services.</text:span></text:p>
            </text:list-item>
          </text:list>
          <text:p text:style-name="P9"><text:span text:style-name="T12">$ISTIO_LAB/scripts/test.sh customer-$APPS_NAMESPACE-istio-system.$SUBDOMAIN</text:span></text:p>
          <text:list text:continue-numbering="true" text:style-name="L8">
            <text:list-item>
              <text:p text:style-name="P8"><text:span text:style-name="T11">Set mTLS to all DestinationRules. This is only needed if we had them configured already : </text:span></text:p>
            </text:list-item>
          </text:list>
          <text:p text:style-name="P9"><text:span text:style-name="T12">cat $ISTIO_LAB/custom-istiofiles/partner-ingress_mtls.yml | APP_SUBDOMAIN=$(echo $SUBDOMAIN) NAMESPACE=$(echo $APPS_NAMESPACE) envsubst | oc apply -f - </text:span></text:p>
          <text:p text:style-name="P9"><text:span text:style-name="T12">oc apply -f $ISTIO_LAB/custom-istiofiles/preference_mtls.yml -n $APPS_NAMESPACE</text:span></text:p>
          <text:p text:style-name="P9"><text:span text:style-name="T12">oc apply -f $ISTIO_LAB/custom-istiofiles/recommendation-v1_v2_mtls.yml -n $APPS_NAMESPACE</text:span></text:p>
          <text:list text:continue-numbering="true" text:style-name="L8">
            <text:list-item>
              <text:p text:style-name="P8"><text:span text:style-name="T11">Test and observe outputs. Check ‘Kiali’. Activate ‘Security’ under ‘Display’ drop-down list.</text:span></text:p>
            </text:list-item>
          </text:list>
          <text:p text:style-name="P9"><text:span text:style-name="T12">$ISTIO_LAB/scripts/test.sh customer-$APPS_NAMESPACE-istio-system.$SUBDOMAIN</text:span></text:p>
          <text:p text:style-name="P9"><text:span text:style-name="T12"/></text:p>
          <text:p text:style-name="P8"><text:span text:style-name="T6"/></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8;p74" draw:style-name="gr7" draw:text-style-name="P6" draw:layer="layout" svg:width="20.294cm" svg:height="1.137cm" svg:x="1.464cm" svg:y="12.924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2;g582f7184e4_0_89:notes" draw:style-name="gr1" draw:layer="layout" svg:width="16.932cm" svg:height="9.524cm" svg:x="1.059cm" svg:y="1.905cm" draw:page-number="55" presentation:class="page"/>
          <draw:frame draw:name="Google Shape;663;g582f7184e4_0_89:notes" presentation:style-name="pr58" draw:text-style-name="P5" draw:layer="layout" svg:width="15.239cm" svg:height="11.429cm" svg:x="1.905cm" svg:y="12.065cm" presentation:class="notes" presentation:placeholder="true" presentation:user-transformed="true">
            <draw:text-box/>
          </draw:frame>
        </presentation:notes>
      </draw:page>
      <draw:page draw:name="Lab 13.b&#10;Security: RBAC " draw:style-name="dp1" draw:master-page-name="TITLE" presentation:presentation-page-layout-name="AL1T0">
        <draw:frame draw:name="Google Shape;673;p75" presentation:style-name="pr1" draw:text-style-name="P2" draw:layer="layout" svg:width="16.509cm" svg:height="1.904cm" svg:x="5.061cm" svg:y="6.033cm" presentation:class="title" presentation:user-transformed="true">
          <draw:text-box>
            <text:p text:style-name="P1"><text:span text:style-name="T1">Lab 13.b</text:span><text:span text:style-name="T1"><text:line-break/></text:span><text:span text:style-name="T1">Security: RBAC </text:span></text:p>
          </draw:text-box>
        </draw:frame>
        <presentation:notes draw:style-name="dp2">
          <draw:page-thumbnail draw:name="Google Shape;670;g582f7184e4_0_116:notes" draw:style-name="gr1" draw:layer="layout" svg:width="16.932cm" svg:height="9.524cm" svg:x="1.059cm" svg:y="1.905cm" draw:page-number="56" presentation:class="page"/>
          <draw:frame draw:name="Google Shape;671;g582f7184e4_0_116:notes" presentation:style-name="pr59" draw:text-style-name="P5" draw:layer="layout" svg:width="15.239cm" svg:height="11.429cm" svg:x="1.905cm" svg:y="12.065cm" presentation:class="notes" presentation:placeholder="true" presentation:user-transformed="true">
            <draw:text-box/>
          </draw:frame>
        </presentation:notes>
      </draw:page>
      <draw:page draw:name="Service-to-Service authentication &amp; RBAC  " draw:style-name="dp1" draw:master-page-name="CUSTOM_5f_1">
        <draw:frame draw:name="Google Shape;678;p76" presentation:style-name="pr4" draw:text-style-name="P6" draw:layer="layout" svg:width="20.807cm" svg:height="2.952cm" svg:x="2.296cm" svg:y="0cm" presentation:class="title" presentation:user-transformed="true">
          <draw:text-box>
            <text:p text:style-name="P3"><text:span text:style-name="T5">Service-to-Service authentication &amp; RBAC <text:s/></text:span></text:p>
          </draw:text-box>
        </draw:frame>
        <draw:custom-shape draw:name="Google Shape;679;p76"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76" draw:style-name="gr4" draw:text-style-name="P10" draw:layer="layout" svg:width="2.523cm" svg:height="1.681cm" svg:x="11.224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p76" draw:style-name="gr4" draw:text-style-name="P10" draw:layer="layout" svg:width="2.523cm" svg:height="1.681cm" svg:x="17.059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76" draw:style-name="gr27" draw:text-style-name="P11" draw:layer="layout" svg:width="3.309cm" svg:height="1.057cm" draw:transform="rotate (-3.14159265358979) translate (17.057cm 5.186cm)">
          <text:p/>
          <draw:enhanced-geometry draw:mirror-horizontal="true" draw:mirror-vertical="false" svg:viewBox="0 0 21600 21600" draw:type="mso-spt32" draw:enhanced-path="M 0 0 L 21600 21600 N"/>
        </draw:custom-shape>
        <draw:custom-shape draw:name="Google Shape;683;p76" draw:style-name="gr4" draw:text-style-name="P10" draw:layer="layout" svg:width="2.523cm" svg:height="1.681cm" svg:x="17.059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76" draw:style-name="gr27" draw:text-style-name="P11" draw:layer="layout" svg:width="3.309cm" svg:height="0.923cm" svg:x="13.749cm" svg:y="5.186cm">
          <text:p/>
          <draw:enhanced-geometry draw:mirror-horizontal="false" draw:mirror-vertical="false" svg:viewBox="0 0 21600 21600" draw:type="mso-spt32" draw:enhanced-path="M 0 0 L 21600 21600 N"/>
        </draw:custom-shape>
        <draw:custom-shape draw:name="Google Shape;685;p76" draw:style-name="gr2" draw:text-style-name="P6" draw:layer="layout" svg:width="18.773cm" svg:height="5.744cm" svg:x="2.176cm" svg:y="7.18cm">
          <text:list text:style-name="L8">
            <text:list-item>
              <text:p text:style-name="P12"><text:span text:style-name="T31">Administrator task</text:span><text:span text:style-name="T11">: set RBAC to Service Mesh:</text:span></text:p>
            </text:list-item>
          </text:list>
          <text:p text:style-name="P9"><text:span text:style-name="T12">oc apply -f $ISTIO_LAB/custom-istiofiles/projects-1-to-20-rbac-mesh.yml -n istio-system</text:span></text:p>
          <text:list text:continue-numbering="true" text:style-name="L8">
            <text:list-item>
              <text:p text:style-name="P8"><text:span text:style-name="T11">Test and see output:</text:span></text:p>
            </text:list-item>
          </text:list>
          <text:p text:style-name="P21"><text:span text:style-name="T12">$ISTIO_LAB/scripts/test.sh customer-$APPS_NAMESPACE-istio-system.$SUBDOMAIN</text:span></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76" draw:style-name="gr14" draw:text-style-name="P6" draw:layer="layout" svg:width="2.752cm" svg:height="4.13cm" svg:x="16.929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76"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76" draw:style-name="gr4" draw:text-style-name="P10" draw:layer="layout" svg:width="2.523cm" svg:height="1.681cm" svg:x="5.615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76" draw:style-name="gr27" draw:text-style-name="P11" draw:layer="layout" svg:width="3.084cm" svg:height="1.269cm" svg:x="8.139cm" svg:y="3.916cm">
          <text:p/>
          <draw:enhanced-geometry draw:mirror-horizontal="false" draw:mirror-vertical="false" svg:viewBox="0 0 21600 21600" draw:type="mso-spt32" draw:enhanced-path="M 0 0 L 21600 21600 N"/>
        </draw:custom-shape>
        <draw:custom-shape draw:name="Google Shape;690;p76" draw:style-name="gr27" draw:text-style-name="P11" draw:layer="layout" svg:width="3.084cm" svg:height="0.634cm" draw:transform="rotate (-3.14159265358979) translate (11.224cm 5.821cm)">
          <text:p/>
          <draw:enhanced-geometry draw:mirror-horizontal="true" draw:mirror-vertical="false" svg:viewBox="0 0 21600 21600" draw:type="mso-spt32" draw:enhanced-path="M 0 0 L 21600 21600 N"/>
        </draw:custom-shape>
        <presentation:notes draw:style-name="dp2">
          <draw:page-thumbnail draw:name="Google Shape;675;g582f7184e4_0_120:notes" draw:style-name="gr1" draw:layer="layout" svg:width="16.932cm" svg:height="9.524cm" svg:x="1.059cm" svg:y="1.905cm" draw:page-number="57" presentation:class="page"/>
          <draw:frame draw:name="Google Shape;676;g582f7184e4_0_120:notes" presentation:style-name="pr60" draw:text-style-name="P5" draw:layer="layout" svg:width="15.239cm" svg:height="11.429cm" svg:x="1.905cm" svg:y="12.065cm" presentation:class="notes" presentation:placeholder="true" presentation:user-transformed="true">
            <draw:text-box/>
          </draw:frame>
        </presentation:notes>
      </draw:page>
      <draw:page draw:name="Service-to-Service authentication &amp; RBAC  " draw:style-name="dp1" draw:master-page-name="CUSTOM_5f_1">
        <draw:frame draw:name="Google Shape;695;p77" presentation:style-name="pr4" draw:text-style-name="P6" draw:layer="layout" svg:width="20.807cm" svg:height="2.952cm" svg:x="2.296cm" svg:y="0cm" presentation:class="title" presentation:user-transformed="true">
          <draw:text-box>
            <text:p text:style-name="P3"><text:span text:style-name="T5">Service-to-Service authentication &amp; RBAC <text:s/></text:span></text:p>
          </draw:text-box>
        </draw:frame>
        <draw:custom-shape draw:name="Google Shape;696;p77"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77" draw:style-name="gr4" draw:text-style-name="P10" draw:layer="layout" svg:width="2.523cm" svg:height="1.681cm" svg:x="11.224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77" draw:style-name="gr4" draw:text-style-name="P10" draw:layer="layout" svg:width="2.523cm" svg:height="1.681cm" svg:x="17.059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9;p77" draw:style-name="gr28" draw:text-style-name="P11" draw:layer="layout" svg:width="3.309cm" svg:height="1.057cm" draw:transform="rotate (-3.14159265358979) translate (17.057cm 5.186cm)">
          <text:p/>
          <draw:enhanced-geometry draw:mirror-horizontal="true" draw:mirror-vertical="false" svg:viewBox="0 0 21600 21600" draw:type="mso-spt32" draw:enhanced-path="M 0 0 L 21600 21600 N"/>
        </draw:custom-shape>
        <draw:custom-shape draw:name="Google Shape;700;p77" draw:style-name="gr4" draw:text-style-name="P10" draw:layer="layout" svg:width="2.523cm" svg:height="1.681cm" svg:x="17.059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1;p77" draw:style-name="gr28" draw:text-style-name="P11" draw:layer="layout" svg:width="3.309cm" svg:height="0.923cm" svg:x="13.749cm" svg:y="5.186cm">
          <text:p/>
          <draw:enhanced-geometry draw:mirror-horizontal="false" draw:mirror-vertical="false" svg:viewBox="0 0 21600 21600" draw:type="mso-spt32" draw:enhanced-path="M 0 0 L 21600 21600 N"/>
        </draw:custom-shape>
        <draw:custom-shape draw:name="Google Shape;702;p77" draw:style-name="gr2" draw:text-style-name="P6" draw:layer="layout" svg:width="22.509cm" svg:height="5.783cm" svg:x="2.176cm" svg:y="7.141cm">
          <text:list text:style-name="L8">
            <text:list-item>
              <text:p text:style-name="P12"><text:span text:style-name="T11">Temporal access using ‘default’ service account:</text:span></text:p>
            </text:list-item>
          </text:list>
          <text:p text:style-name="P9"><text:span text:style-name="T12">cat $ISTIO_LAB/custom-istiofiles/admin-tmp-access.yml | NAMESPACE=$(echo $APPS_NAMESPACE) envsubst | oc apply -f -</text:span></text:p>
          <text:list text:continue-numbering="true" text:style-name="L8">
            <text:list-item>
              <text:p text:style-name="P8"><text:span text:style-name="T11">Test and see output:</text:span></text:p>
            </text:list-item>
          </text:list>
          <text:p text:style-name="P21"><text:span text:style-name="T12">$ISTIO_LAB/scripts/test.sh customer-$APPS_NAMESPACE-istio-system.$SUBDOMAIN</text:span></text:p>
          <text:list text:continue-numbering="true" text:style-name="L8">
            <text:list-item>
              <text:p text:style-name="P8"><text:span text:style-name="T11">Revert changes.. We will apply a fine-grained RBAC configuration in next lab</text:span></text:p>
            </text:list-item>
          </text:list>
          <text:p text:style-name="P9"><text:span text:style-name="T12">cat $ISTIO_LAB/custom-istiofiles/admin-tmp-access.yml | NAMESPACE=$(echo $APPS_NAMESPACE) envsubst | oc delete -f - </text:span></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77" draw:style-name="gr14" draw:text-style-name="P6" draw:layer="layout" svg:width="2.752cm" svg:height="4.13cm" svg:x="16.929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4;p77"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77" draw:style-name="gr4" draw:text-style-name="P10" draw:layer="layout" svg:width="2.523cm" svg:height="1.681cm" svg:x="5.615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77" draw:style-name="gr28" draw:text-style-name="P11" draw:layer="layout" svg:width="3.084cm" svg:height="1.269cm" svg:x="8.139cm" svg:y="3.916cm">
          <text:p/>
          <draw:enhanced-geometry draw:mirror-horizontal="false" draw:mirror-vertical="false" svg:viewBox="0 0 21600 21600" draw:type="mso-spt32" draw:enhanced-path="M 0 0 L 21600 21600 N"/>
        </draw:custom-shape>
        <draw:custom-shape draw:name="Google Shape;707;p77" draw:style-name="gr28" draw:text-style-name="P11" draw:layer="layout" svg:width="3.084cm" svg:height="0.634cm" draw:transform="rotate (-3.14159265358979) translate (11.224cm 5.821cm)">
          <text:p/>
          <draw:enhanced-geometry draw:mirror-horizontal="true" draw:mirror-vertical="false" svg:viewBox="0 0 21600 21600" draw:type="mso-spt32" draw:enhanced-path="M 0 0 L 21600 21600 N"/>
        </draw:custom-shape>
        <presentation:notes draw:style-name="dp2">
          <draw:page-thumbnail draw:name="Google Shape;692;g582f7184e4_0_145:notes" draw:style-name="gr1" draw:layer="layout" svg:width="16.932cm" svg:height="9.524cm" svg:x="1.059cm" svg:y="1.905cm" draw:page-number="58" presentation:class="page"/>
          <draw:frame draw:name="Google Shape;693;g582f7184e4_0_145:notes" presentation:style-name="pr61" draw:text-style-name="P5" draw:layer="layout" svg:width="15.239cm" svg:height="11.429cm" svg:x="1.905cm" svg:y="12.065cm" presentation:class="notes" presentation:placeholder="true" presentation:user-transformed="true">
            <draw:text-box/>
          </draw:frame>
        </presentation:notes>
      </draw:page>
      <draw:page draw:name="Service-to-Service authentication &amp; RBAC  " draw:style-name="dp1" draw:master-page-name="CUSTOM_5f_1">
        <draw:frame draw:name="Google Shape;712;p78" presentation:style-name="pr4" draw:text-style-name="P6" draw:layer="layout" svg:width="20.807cm" svg:height="2.952cm" svg:x="2.296cm" svg:y="0cm" presentation:class="title" presentation:user-transformed="true">
          <draw:text-box>
            <text:p text:style-name="P3"><text:span text:style-name="T5">Service-to-Service authentication &amp; RBAC <text:s/></text:span></text:p>
          </draw:text-box>
        </draw:frame>
        <draw:custom-shape draw:name="Google Shape;713;p78"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78" draw:style-name="gr4" draw:text-style-name="P10" draw:layer="layout" svg:width="2.523cm" svg:height="1.681cm" svg:x="11.224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78" draw:style-name="gr4" draw:text-style-name="P10" draw:layer="layout" svg:width="2.523cm" svg:height="1.681cm" svg:x="17.059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78" draw:style-name="gr27" draw:text-style-name="P11" draw:layer="layout" svg:width="3.309cm" svg:height="1.057cm" draw:transform="rotate (-3.14159265358979) translate (17.057cm 5.186cm)">
          <text:p/>
          <draw:enhanced-geometry draw:mirror-horizontal="true" draw:mirror-vertical="false" svg:viewBox="0 0 21600 21600" draw:type="mso-spt32" draw:enhanced-path="M 0 0 L 21600 21600 N"/>
        </draw:custom-shape>
        <draw:custom-shape draw:name="Google Shape;717;p78" draw:style-name="gr4" draw:text-style-name="P10" draw:layer="layout" svg:width="2.523cm" svg:height="1.681cm" svg:x="17.059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78" draw:style-name="gr27" draw:text-style-name="P11" draw:layer="layout" svg:width="3.309cm" svg:height="0.923cm" svg:x="13.749cm" svg:y="5.186cm">
          <text:p/>
          <draw:enhanced-geometry draw:mirror-horizontal="false" draw:mirror-vertical="false" svg:viewBox="0 0 21600 21600" draw:type="mso-spt32" draw:enhanced-path="M 0 0 L 21600 21600 N"/>
        </draw:custom-shape>
        <draw:custom-shape draw:name="Google Shape;719;p78" draw:style-name="gr2" draw:text-style-name="P6" draw:layer="layout" svg:width="22.509cm" svg:height="5.725cm" svg:x="2.176cm" svg:y="7.199cm">
          <text:list text:style-name="L8">
            <text:list-item>
              <text:p text:style-name="P12"><text:span text:style-name="T31">Administrator task</text:span><text:span text:style-name="T11">: Create ‘level1’ and ‘level2’ ServiceAccount:</text:span></text:p>
            </text:list-item>
          </text:list>
          <text:p text:style-name="P9"><text:span text:style-name="T12">for serviceAccount in level1 level2; do <text:s text:c="10"/></text:span></text:p>
          <text:p text:style-name="P9"><text:span text:style-name="T12"><text:s text:c="3"/></text:span><text:span text:style-name="T12">oc create serviceaccount ${serviceAccount} -n $APPS_NAMESPACE</text:span></text:p>
          <text:p text:style-name="P9"><text:span text:style-name="T12"><text:s text:c="3"/></text:span><text:span text:style-name="T12">oc adm policy add-scc-to-user privileged -z ${serviceAccount} -n $APPS_NAMESPACE</text:span></text:p>
          <text:p text:style-name="P9"><text:span text:style-name="T12">done</text:span><text:span text:style-name="T12"><text:tab/></text:span></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78" draw:style-name="gr14" draw:text-style-name="P6" draw:layer="layout" svg:width="2.752cm" svg:height="4.13cm" svg:x="16.929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p78"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78" draw:style-name="gr4" draw:text-style-name="P10" draw:layer="layout" svg:width="2.523cm" svg:height="1.681cm" svg:x="5.615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78" draw:style-name="gr28" draw:text-style-name="P11" draw:layer="layout" svg:width="3.084cm" svg:height="1.269cm" svg:x="8.139cm" svg:y="3.916cm">
          <text:p/>
          <draw:enhanced-geometry draw:mirror-horizontal="false" draw:mirror-vertical="false" svg:viewBox="0 0 21600 21600" draw:type="mso-spt32" draw:enhanced-path="M 0 0 L 21600 21600 N"/>
        </draw:custom-shape>
        <draw:custom-shape draw:name="Google Shape;724;p78" draw:style-name="gr28" draw:text-style-name="P11" draw:layer="layout" svg:width="3.084cm" svg:height="0.634cm" draw:transform="rotate (-3.14159265358979) translate (11.224cm 5.821cm)">
          <text:p/>
          <draw:enhanced-geometry draw:mirror-horizontal="true" draw:mirror-vertical="false" svg:viewBox="0 0 21600 21600" draw:type="mso-spt32" draw:enhanced-path="M 0 0 L 21600 21600 N"/>
        </draw:custom-shape>
        <presentation:notes draw:style-name="dp2">
          <draw:page-thumbnail draw:name="Google Shape;709;g582f7184e4_0_163:notes" draw:style-name="gr1" draw:layer="layout" svg:width="16.932cm" svg:height="9.524cm" svg:x="1.059cm" svg:y="1.905cm" draw:page-number="59" presentation:class="page"/>
          <draw:frame draw:name="Google Shape;710;g582f7184e4_0_163:notes" presentation:style-name="pr62" draw:text-style-name="P5" draw:layer="layout" svg:width="15.239cm" svg:height="11.429cm" svg:x="1.905cm" svg:y="12.065cm" presentation:class="notes" presentation:placeholder="true" presentation:user-transformed="true">
            <draw:text-box/>
          </draw:frame>
        </presentation:notes>
      </draw:page>
      <draw:page draw:name="Service-to-Service authentication &amp; RBAC  " draw:style-name="dp1" draw:master-page-name="CUSTOM_5f_1">
        <draw:frame draw:name="Google Shape;729;p79" presentation:style-name="pr4" draw:text-style-name="P6" draw:layer="layout" svg:width="20.807cm" svg:height="2.952cm" svg:x="2.296cm" svg:y="0cm" presentation:class="title" presentation:user-transformed="true">
          <draw:text-box>
            <text:p text:style-name="P3"><text:span text:style-name="T5">Service-to-Service authentication &amp; RBAC <text:s/></text:span></text:p>
          </draw:text-box>
        </draw:frame>
        <draw:custom-shape draw:name="Google Shape;730;p79"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1;p79" draw:style-name="gr4" draw:text-style-name="P10" draw:layer="layout" svg:width="2.523cm" svg:height="1.681cm" svg:x="11.224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79" draw:style-name="gr4" draw:text-style-name="P10" draw:layer="layout" svg:width="2.523cm" svg:height="1.681cm" svg:x="17.059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79" draw:style-name="gr27" draw:text-style-name="P11" draw:layer="layout" svg:width="3.309cm" svg:height="1.057cm" draw:transform="rotate (-3.14159265358979) translate (17.057cm 5.186cm)">
          <text:p/>
          <draw:enhanced-geometry draw:mirror-horizontal="true" draw:mirror-vertical="false" svg:viewBox="0 0 21600 21600" draw:type="mso-spt32" draw:enhanced-path="M 0 0 L 21600 21600 N"/>
        </draw:custom-shape>
        <draw:custom-shape draw:name="Google Shape;734;p79" draw:style-name="gr4" draw:text-style-name="P10" draw:layer="layout" svg:width="2.523cm" svg:height="1.681cm" svg:x="17.059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79" draw:style-name="gr27" draw:text-style-name="P11" draw:layer="layout" svg:width="3.309cm" svg:height="0.923cm" svg:x="13.749cm" svg:y="5.186cm">
          <text:p/>
          <draw:enhanced-geometry draw:mirror-horizontal="false" draw:mirror-vertical="false" svg:viewBox="0 0 21600 21600" draw:type="mso-spt32" draw:enhanced-path="M 0 0 L 21600 21600 N"/>
        </draw:custom-shape>
        <draw:custom-shape draw:name="Google Shape;736;p79" draw:style-name="gr2" draw:text-style-name="P6" draw:layer="layout" svg:width="22.509cm" svg:height="5.725cm" svg:x="2.176cm" svg:y="7.199cm">
          <text:list text:style-name="L8">
            <text:list-item>
              <text:p text:style-name="P12"><text:span text:style-name="T11">Set ‘level1’ ServiceAccount to Customer and Partner services:</text:span></text:p>
            </text:list-item>
          </text:list>
          <text:p text:style-name="P21"><text:span text:style-name="T12">oc patch dc/customer-v1 -p '{"spec":{"template":{"spec":{"serviceAccount":"level1"}}}}}' -n $APPS_NAMESPACE</text:span></text:p>
          <text:p text:style-name="P21"><text:span text:style-name="T12">oc patch dc/customer-v2 -p '{"spec":{"template":{"spec":{"serviceAccount":"level1"}}}}}' -n $APPS_NAMESPACE</text:span></text:p>
          <text:p text:style-name="P21"><text:span text:style-name="T12">oc patch dc/partner-v1 -p '{"spec":{"template":{"spec":{"serviceAccount":"level1"}}}}}' -n $APPS_NAMESPACE</text:span></text:p>
          <text:list text:continue-numbering="true" text:style-name="L8">
            <text:list-item>
              <text:p text:style-name="P8"><text:span text:style-name="T11">Apply fine-grained roles to ServiceAccounts:</text:span></text:p>
            </text:list-item>
          </text:list>
          <text:p text:style-name="P9"><text:span text:style-name="T12">cat $ISTIO_LAB/custom-istiofiles/fine-grained-access.yml | NAMESPACE=$(echo $APPS_NAMESPACE) envsubst | oc apply -f -</text:span></text:p>
          <text:list text:continue-numbering="true" text:style-name="L8">
            <text:list-item>
              <text:p text:style-name="P8"><text:span text:style-name="T11">Test and see where the unauthorized access is obtained now:</text:span></text:p>
            </text:list-item>
          </text:list>
          <text:p text:style-name="P9"><text:span text:style-name="T12">$ISTIO_LAB/scripts/test.sh customer-$APPS_NAMESPACE-istio-system.$SUBDOMAIN</text:span></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79" draw:style-name="gr14" draw:text-style-name="P6" draw:layer="layout" svg:width="2.752cm" svg:height="4.13cm" svg:x="16.929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8;p79"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79" draw:style-name="gr4" draw:text-style-name="P10" draw:layer="layout" svg:width="2.523cm" svg:height="1.681cm" svg:x="5.615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79" draw:style-name="gr28" draw:text-style-name="P11" draw:layer="layout" svg:width="3.084cm" svg:height="1.269cm" svg:x="8.139cm" svg:y="3.916cm">
          <text:p/>
          <draw:enhanced-geometry draw:mirror-horizontal="false" draw:mirror-vertical="false" svg:viewBox="0 0 21600 21600" draw:type="mso-spt32" draw:enhanced-path="M 0 0 L 21600 21600 N"/>
        </draw:custom-shape>
        <draw:custom-shape draw:name="Google Shape;741;p79" draw:style-name="gr28" draw:text-style-name="P11" draw:layer="layout" svg:width="3.084cm" svg:height="0.634cm" draw:transform="rotate (-3.14159265358979) translate (11.224cm 5.821cm)">
          <text:p/>
          <draw:enhanced-geometry draw:mirror-horizontal="true" draw:mirror-vertical="false" svg:viewBox="0 0 21600 21600" draw:type="mso-spt32" draw:enhanced-path="M 0 0 L 21600 21600 N"/>
        </draw:custom-shape>
        <presentation:notes draw:style-name="dp2">
          <draw:page-thumbnail draw:name="Google Shape;726;g582f7184e4_0_181:notes" draw:style-name="gr1" draw:layer="layout" svg:width="16.932cm" svg:height="9.524cm" svg:x="1.059cm" svg:y="1.905cm" draw:page-number="60" presentation:class="page"/>
          <draw:frame draw:name="Google Shape;727;g582f7184e4_0_181:notes" presentation:style-name="pr63" draw:text-style-name="P5" draw:layer="layout" svg:width="15.239cm" svg:height="11.429cm" svg:x="1.905cm" svg:y="12.065cm" presentation:class="notes" presentation:placeholder="true" presentation:user-transformed="true">
            <draw:text-box/>
          </draw:frame>
        </presentation:notes>
      </draw:page>
      <draw:page draw:name="Service-to-Service authentication &amp; RBAC  " draw:style-name="dp1" draw:master-page-name="CUSTOM_5f_1">
        <draw:frame draw:name="Google Shape;746;p80" presentation:style-name="pr4" draw:text-style-name="P6" draw:layer="layout" svg:width="20.807cm" svg:height="2.952cm" svg:x="2.296cm" svg:y="0cm" presentation:class="title" presentation:user-transformed="true">
          <draw:text-box>
            <text:p text:style-name="P3"><text:span text:style-name="T5">Service-to-Service authentication &amp; RBAC <text:s/></text:span></text:p>
          </draw:text-box>
        </draw:frame>
        <draw:custom-shape draw:name="Google Shape;747;p80"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80" draw:style-name="gr4" draw:text-style-name="P10" draw:layer="layout" svg:width="2.523cm" svg:height="1.681cm" svg:x="11.224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80" draw:style-name="gr4" draw:text-style-name="P10" draw:layer="layout" svg:width="2.523cm" svg:height="1.681cm" svg:x="17.059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80" draw:style-name="gr28" draw:text-style-name="P11" draw:layer="layout" svg:width="3.309cm" svg:height="1.057cm" draw:transform="rotate (-3.14159265358979) translate (17.057cm 5.186cm)">
          <text:p/>
          <draw:enhanced-geometry draw:mirror-horizontal="true" draw:mirror-vertical="false" svg:viewBox="0 0 21600 21600" draw:type="mso-spt32" draw:enhanced-path="M 0 0 L 21600 21600 N"/>
        </draw:custom-shape>
        <draw:custom-shape draw:name="Google Shape;751;p80" draw:style-name="gr4" draw:text-style-name="P10" draw:layer="layout" svg:width="2.523cm" svg:height="1.681cm" svg:x="17.059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2;p80" draw:style-name="gr28" draw:text-style-name="P11" draw:layer="layout" svg:width="3.309cm" svg:height="0.923cm" svg:x="13.749cm" svg:y="5.186cm">
          <text:p/>
          <draw:enhanced-geometry draw:mirror-horizontal="false" draw:mirror-vertical="false" svg:viewBox="0 0 21600 21600" draw:type="mso-spt32" draw:enhanced-path="M 0 0 L 21600 21600 N"/>
        </draw:custom-shape>
        <draw:custom-shape draw:name="Google Shape;753;p80" draw:style-name="gr2" draw:text-style-name="P6" draw:layer="layout" svg:width="22.509cm" svg:height="5.725cm" svg:x="2.176cm" svg:y="7.199cm">
          <text:list text:style-name="L8">
            <text:list-item>
              <text:p text:style-name="P12"><text:span text:style-name="T11">Set ‘level2’ ServiceAccount to Preference service:</text:span></text:p>
            </text:list-item>
          </text:list>
          <text:p text:style-name="P21"><text:span text:style-name="T12">oc patch dc/preference-v1 -p '{"spec":{"template":{"spec":{"serviceAccount":"level2"}}}}}' -n $APPS_NAMESPACE</text:span></text:p>
          <text:list text:continue-numbering="true" text:style-name="L8">
            <text:list-item>
              <text:p text:style-name="P8"><text:span text:style-name="T11">Wait for Preference pods to be redeployed and test again:</text:span></text:p>
            </text:list-item>
          </text:list>
          <text:p text:style-name="P9"><text:span text:style-name="T12">$ISTIO_LAB/scripts/test.sh customer-$APPS_NAMESPACE-istio-system.$SUBDOMAIN</text:span></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80" draw:style-name="gr14" draw:text-style-name="P6" draw:layer="layout" svg:width="2.752cm" svg:height="4.13cm" svg:x="16.929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80" draw:style-name="gr4" draw:text-style-name="P10" draw:layer="layout" svg:width="2.523cm" svg:height="1.681cm" svg:x="5.615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80" draw:style-name="gr4" draw:text-style-name="P10" draw:layer="layout" svg:width="2.523cm" svg:height="1.681cm" svg:x="5.615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80" draw:style-name="gr28" draw:text-style-name="P11" draw:layer="layout" svg:width="3.084cm" svg:height="1.269cm" svg:x="8.139cm" svg:y="3.916cm">
          <text:p/>
          <draw:enhanced-geometry draw:mirror-horizontal="false" draw:mirror-vertical="false" svg:viewBox="0 0 21600 21600" draw:type="mso-spt32" draw:enhanced-path="M 0 0 L 21600 21600 N"/>
        </draw:custom-shape>
        <draw:custom-shape draw:name="Google Shape;758;p80" draw:style-name="gr28" draw:text-style-name="P11" draw:layer="layout" svg:width="3.084cm" svg:height="0.634cm" draw:transform="rotate (-3.14159265358979) translate (11.224cm 5.821cm)">
          <text:p/>
          <draw:enhanced-geometry draw:mirror-horizontal="true" draw:mirror-vertical="false" svg:viewBox="0 0 21600 21600" draw:type="mso-spt32" draw:enhanced-path="M 0 0 L 21600 21600 N"/>
        </draw:custom-shape>
        <presentation:notes draw:style-name="dp2">
          <draw:page-thumbnail draw:name="Google Shape;743;g582f7184e4_0_199:notes" draw:style-name="gr1" draw:layer="layout" svg:width="16.932cm" svg:height="9.524cm" svg:x="1.059cm" svg:y="1.905cm" draw:page-number="61" presentation:class="page"/>
          <draw:frame draw:name="Google Shape;744;g582f7184e4_0_199:notes" presentation:style-name="pr64" draw:text-style-name="P5" draw:layer="layout" svg:width="15.239cm" svg:height="11.429cm" svg:x="1.905cm" svg:y="12.065cm" presentation:class="notes" presentation:placeholder="true" presentation:user-transformed="true">
            <draw:text-box/>
          </draw:frame>
        </presentation:notes>
      </draw:page>
      <draw:page draw:name="Origin authentication &amp; RBAC  " draw:style-name="dp1" draw:master-page-name="CUSTOM_5f_1">
        <draw:frame draw:name="Google Shape;763;p81" presentation:style-name="pr4" draw:text-style-name="P6" draw:layer="layout" svg:width="20.807cm" svg:height="2.952cm" svg:x="2.296cm" svg:y="0cm" presentation:class="title" presentation:user-transformed="true">
          <draw:text-box>
            <text:p text:style-name="P3"><text:span text:style-name="T5">Origin authentication &amp; RBAC <text:s/></text:span></text:p>
          </draw:text-box>
        </draw:frame>
        <draw:custom-shape draw:name="Google Shape;764;p81"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81" draw:style-name="gr4" draw:text-style-name="P10" draw:layer="layout" svg:width="2.523cm" svg:height="1.681cm" svg:x="13.341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81" draw:style-name="gr4" draw:text-style-name="P10" draw:layer="layout" svg:width="2.523cm" svg:height="1.681cm" svg:x="19.175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81" draw:style-name="gr28" draw:text-style-name="P11" draw:layer="layout" svg:width="3.309cm" svg:height="1.057cm" draw:transform="rotate (-3.14159265358979) translate (19.173cm 5.186cm)">
          <text:p/>
          <draw:enhanced-geometry draw:mirror-horizontal="true" draw:mirror-vertical="false" svg:viewBox="0 0 21600 21600" draw:type="mso-spt32" draw:enhanced-path="M 0 0 L 21600 21600 N"/>
        </draw:custom-shape>
        <draw:custom-shape draw:name="Google Shape;768;p81" draw:style-name="gr4" draw:text-style-name="P10" draw:layer="layout" svg:width="2.523cm" svg:height="1.681cm" svg:x="19.175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81" draw:style-name="gr28" draw:text-style-name="P11" draw:layer="layout" svg:width="3.309cm" svg:height="0.923cm" svg:x="15.865cm" svg:y="5.186cm">
          <text:p/>
          <draw:enhanced-geometry draw:mirror-horizontal="false" draw:mirror-vertical="false" svg:viewBox="0 0 21600 21600" draw:type="mso-spt32" draw:enhanced-path="M 0 0 L 21600 21600 N"/>
        </draw:custom-shape>
        <draw:custom-shape draw:name="Google Shape;770;p81" draw:style-name="gr2" draw:text-style-name="P6" draw:layer="layout" svg:width="18.773cm" svg:height="5.744cm" svg:x="2.176cm" svg:y="7.18cm">
          <text:list text:style-name="L8">
            <text:list-item>
              <text:p text:style-name="P12"><text:span text:style-name="T11">Delete role binding to ‘ingress gw’ ServiceAccount :</text:span></text:p>
            </text:list-item>
          </text:list>
          <text:p text:style-name="P9"><text:span text:style-name="T12">oc delete servicerolebinding ingress-binding -n $APPS_NAMESPACE</text:span></text:p>
          <text:list text:continue-numbering="true" text:style-name="L8">
            <text:list-item>
              <text:p text:style-name="P8"><text:span text:style-name="T11">Test and see output. Nobody can access from outside the Service Mesh:</text:span></text:p>
            </text:list-item>
          </text:list>
          <text:p text:style-name="P21"><text:span text:style-name="T12">$ISTIO_LAB/scripts/test.sh customer-$APPS_NAMESPACE-istio-system.$SUBDOMAIN</text:span></text:p>
          <text:p text:style-name="P21"><text:span text:style-name="T12">$ISTIO_LAB/scripts/test.sh partner-$APPS_NAMESPACE-istio-system.$SUBDOMAIN</text:span></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81" draw:style-name="gr14" draw:text-style-name="P6" draw:layer="layout" svg:width="2.752cm" svg:height="4.13cm" svg:x="19.045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2;p81" draw:style-name="gr4" draw:text-style-name="P10" draw:layer="layout" svg:width="2.523cm" svg:height="1.681cm" svg:x="7.732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81" draw:style-name="gr4" draw:text-style-name="P10" draw:layer="layout" svg:width="2.523cm" svg:height="1.681cm" svg:x="7.732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4;p81" draw:style-name="gr28" draw:text-style-name="P11" draw:layer="layout" svg:width="3.084cm" svg:height="1.269cm" svg:x="10.256cm" svg:y="3.916cm">
          <text:p/>
          <draw:enhanced-geometry draw:mirror-horizontal="false" draw:mirror-vertical="false" svg:viewBox="0 0 21600 21600" draw:type="mso-spt32" draw:enhanced-path="M 0 0 L 21600 21600 N"/>
        </draw:custom-shape>
        <draw:custom-shape draw:name="Google Shape;775;p81" draw:style-name="gr28" draw:text-style-name="P11" draw:layer="layout" svg:width="3.084cm" svg:height="0.634cm" draw:transform="rotate (-3.14159265358979) translate (13.341cm 5.821cm)">
          <text:p/>
          <draw:enhanced-geometry draw:mirror-horizontal="true" draw:mirror-vertical="false" svg:viewBox="0 0 21600 21600" draw:type="mso-spt32" draw:enhanced-path="M 0 0 L 21600 21600 N"/>
        </draw:custom-shape>
        <draw:custom-shape draw:name="Google Shape;776;p81" draw:style-name="gr27" draw:text-style-name="P11" draw:layer="layout" svg:width="0.972cm" svg:height="0.432cm" draw:transform="rotate (-3.14159265358979) translate (7.732cm 4.349cm)">
          <text:p/>
          <draw:enhanced-geometry draw:mirror-horizontal="true" draw:mirror-vertical="false" svg:viewBox="0 0 21600 21600" draw:type="mso-spt32" draw:enhanced-path="M 0 0 L 21600 21600 N"/>
        </draw:custom-shape>
        <draw:custom-shape draw:name="Google Shape;777;p81" draw:style-name="gr27" draw:text-style-name="P11" draw:layer="layout" svg:width="0.972cm" svg:height="0.373cm" svg:x="6.759cm" svg:y="5.447cm">
          <text:p/>
          <draw:enhanced-geometry draw:mirror-horizontal="false" draw:mirror-vertical="false" svg:viewBox="0 0 21600 21600" draw:type="mso-spt32" draw:enhanced-path="M 0 0 L 21600 21600 N"/>
        </draw:custom-shape>
        <draw:custom-shape draw:name="Google Shape;778;p81" draw:style-name="gr29" draw:text-style-name="P22" draw:layer="layout" svg:width="0.972cm" svg:height="1.269cm" svg:x="5.565cm" svg:y="4.118cm">
          <text:p text:style-name="P3"><text:span text:style-name="T6"/></text:p>
          <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10800000*atan2(logheight,logwidth))/pi"/>
            <draw:equation draw:name="f8" draw:formula="?f6 *cos(pi*(?f7 )/10800000)"/>
            <draw:equation draw:name="f9" draw:formula="?f4 *sin(pi*(?f7 )/10800000)"/>
            <draw:equation draw:name="f10" draw:formula="sqrt(?f8 *?f8 +?f9 *?f9 +0*0)"/>
            <draw:equation draw:name="f11" draw:formula="?f4 *?f6 /?f10 "/>
            <draw:equation draw:name="f12" draw:formula="?f2 *1/2"/>
            <draw:equation draw:name="f13" draw:formula="(10800000*atan2(?f12 ,?f11 ))/pi"/>
            <draw:equation draw:name="f14" draw:formula="?f13 *2/1"/>
            <draw:equation draw:name="f15" draw:formula="-10800000+?f14 -0"/>
            <draw:equation draw:name="f16" draw:formula="(10800000*atan2(logheight,logwidth))/pi"/>
            <draw:equation draw:name="f17" draw:formula="?f16 +0-?f13 "/>
            <draw:equation draw:name="f18" draw:formula="?f17 +0-10800000"/>
            <draw:equation draw:name="f19" draw:formula="?f6 *cos(pi*(?f17 )/10800000)"/>
            <draw:equation draw:name="f20" draw:formula="?f4 *sin(pi*(?f17 )/10800000)"/>
            <draw:equation draw:name="f21" draw:formula="sqrt(?f19 *?f19 +?f20 *?f20 +0*0)"/>
            <draw:equation draw:name="f22" draw:formula="?f4 *?f6 /?f21 "/>
            <draw:equation draw:name="f23" draw:formula="?f22 *cos(pi*(?f17 )/10800000)"/>
            <draw:equation draw:name="f24" draw:formula="?f22 *sin(pi*(?f17 )/10800000)"/>
            <draw:equation draw:name="f25" draw:formula="logwidth/2"/>
            <draw:equation draw:name="f26" draw:formula="?f25 +?f23 -0"/>
            <draw:equation draw:name="f27" draw:formula="logheight/2"/>
            <draw:equation draw:name="f28" draw:formula="?f27 +?f24 -0"/>
            <draw:equation draw:name="f29" draw:formula="?f25 +0-?f23 "/>
            <draw:equation draw:name="f30" draw:formula="?f27 +0-?f24 "/>
            <draw:equation draw:name="f31" draw:formula="?f3 *cos(pi*(2700000)/10800000)"/>
            <draw:equation draw:name="f32" draw:formula="?f5 *sin(pi*(2700000)/10800000)"/>
            <draw:equation draw:name="f33" draw:formula="?f25 +0-?f31 "/>
            <draw:equation draw:name="f34" draw:formula="?f25 +?f31 -0"/>
            <draw:equation draw:name="f35" draw:formula="?f27 +0-?f32 "/>
            <draw:equation draw:name="f36" draw:formula="?f27 +?f32 -0"/>
            <draw:equation draw:name="f37" draw:formula="logheight"/>
            <draw:equation draw:name="f38" draw:formula="logwidth"/>
            <draw:equation draw:name="f39" draw:formula="(10800000)/60000.0"/>
            <draw:equation draw:name="f40" draw:formula="(5400000)/60000.0"/>
            <draw:equation draw:name="f41" draw:formula="(16200000)/60000.0"/>
            <draw:equation draw:name="f42" draw:formula="(5400000)/60000.0"/>
            <draw:equation draw:name="f43" draw:formula="(0)/60000.0"/>
            <draw:equation draw:name="f44" draw:formula="(5400000)/60000.0"/>
            <draw:equation draw:name="f45" draw:formula="(5400000)/60000.0"/>
            <draw:equation draw:name="f46" draw:formula="(5400000)/60000.0"/>
            <draw:equation draw:name="f47" draw:formula="(?f17 )/60000.0"/>
            <draw:equation draw:name="f48" draw:formula="(?f15 )/60000.0"/>
            <draw:equation draw:name="f49" draw:formula="(?f18 )/60000.0"/>
            <draw:equation draw:name="f50" draw:formula="(?f15 )/60000.0"/>
            <draw:handle draw:handle-position="?f2 ?f27" draw:handle-radius-range-maximum="50000" draw:handle-radius-range-minimum="0"/>
          </draw:enhanced-geometry>
        </draw:custom-shape>
        <draw:custom-shape draw:name="Google Shape;779;p81" draw:style-name="gr30" draw:text-style-name="P23" draw:layer="layout" svg:width="3.084cm" svg:height="1.482cm" svg:x="2.325cm" svg:y="4.079cm">
          <text:p text:style-name="P1"><text:span text:style-name="T32">Clients via Ingress GW</text:span></text:p>
          <draw:enhanced-geometry draw:mirror-horizontal="false" draw:mirror-vertical="false" draw:text-areas="0 0 ?f19 ?f22" svg:viewBox="0 0 0 0" draw:type="ooxml-rightArrowCallout" draw:modifiers="25000 25000 25000 64977"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presentation:notes draw:style-name="dp2">
          <draw:page-thumbnail draw:name="Google Shape;760;g582f7184e4_0_216:notes" draw:style-name="gr1" draw:layer="layout" svg:width="16.932cm" svg:height="9.524cm" svg:x="1.059cm" svg:y="1.905cm" draw:page-number="62" presentation:class="page"/>
          <draw:frame draw:name="Google Shape;761;g582f7184e4_0_216:notes" presentation:style-name="pr65" draw:text-style-name="P5" draw:layer="layout" svg:width="15.239cm" svg:height="11.429cm" svg:x="1.905cm" svg:y="12.065cm" presentation:class="notes" presentation:placeholder="true" presentation:user-transformed="true">
            <draw:text-box/>
          </draw:frame>
        </presentation:notes>
      </draw:page>
      <draw:page draw:name="Origin authentication &amp; RBAC  " draw:style-name="dp1" draw:master-page-name="CUSTOM_5f_1">
        <draw:frame draw:name="Google Shape;784;p82" presentation:style-name="pr4" draw:text-style-name="P6" draw:layer="layout" svg:width="20.807cm" svg:height="2.952cm" svg:x="2.296cm" svg:y="0cm" presentation:class="title" presentation:user-transformed="true">
          <draw:text-box>
            <text:p text:style-name="P3"><text:span text:style-name="T5">Origin authentication &amp; RBAC <text:s/></text:span></text:p>
          </draw:text-box>
        </draw:frame>
        <draw:custom-shape draw:name="Google Shape;785;p82"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6;p82" draw:style-name="gr2" draw:text-style-name="P6" draw:layer="layout" svg:width="18.773cm" svg:height="9.672cm" svg:x="2.176cm" svg:y="3.252cm">
          <text:list text:style-name="L8">
            <text:list-item>
              <text:p text:style-name="P12"><text:span text:style-name="T11">Prerequisites* (done for you): </text:span></text:p>
            </text:list-item>
          </text:list>
          <text:list text:style-name="L14">
            <text:list-item>
              <text:list>
                <text:list-item>
                  <text:p text:style-name="P24"><text:span text:style-name="T11">Deploy Keycloak/Red Hat SSO</text:span></text:p>
                </text:list-item>
                <text:list-item>
                  <text:p text:style-name="P24"><text:span text:style-name="T11">Create a new realm</text:span></text:p>
                </text:list-item>
                <text:list-item>
                  <text:p text:style-name="P24"><text:span text:style-name="T11">Create a user and assign role</text:span></text:p>
                </text:list-item>
              </text:list>
            </text:list-item>
            <text:list-item>
              <text:p text:style-name="P24"><text:span text:style-name="T11">Get a valid token for user ‘demo’ :</text:span></text:p>
            </text:list-item>
          </text:list>
          <text:p text:style-name="P21"><text:span text:style-name="T12">token=$(curl -k https://keycloak-sso.$SUBDOMAIN/auth/realms/istio/protocol/openid-connect/token -d 'username=demo&amp;password=demo&amp;grant_type=password&amp;client_id=customer-tutorial'| python -c "import json,sys;obj=json.load(sys.stdin);print obj['access_token'];")</text:span></text:p>
          <text:p text:style-name="P21"><text:span text:style-name="T12">echo $token</text:span></text:p>
          <text:p text:style-name="P21"><text:span text:style-name="T12"/></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7;p82" draw:style-name="gr2" draw:text-style-name="P6" draw:layer="layout" svg:width="22.239cm" svg:height="1.89cm" svg:x="1.81cm" svg:y="12.687cm">
          <text:p text:style-name="P8"><text:span text:style-name="T6">*</text:span><text:span text:style-name="T18"><text:a xlink:href="https://github.com/dsanchor/istio-tutorial/blob/master/documentation/modules/ROOT/pages/8jwt.adoc#before-start" xlink:type="simple">https://github.com/dsanchor/istio-tutorial/blob/master/documentation/modules/ROOT/pages/8jwt.adoc#before-start</text:a></text:span><text:span text:style-name="T1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1;g582f7184e4_0_238:notes" draw:style-name="gr1" draw:layer="layout" svg:width="16.932cm" svg:height="9.524cm" svg:x="1.059cm" svg:y="1.905cm" draw:page-number="63" presentation:class="page"/>
          <draw:frame draw:name="Google Shape;782;g582f7184e4_0_238:notes" presentation:style-name="pr66" draw:text-style-name="P5" draw:layer="layout" svg:width="15.239cm" svg:height="11.429cm" svg:x="1.905cm" svg:y="12.065cm" presentation:class="notes" presentation:placeholder="true" presentation:user-transformed="true">
            <draw:text-box/>
          </draw:frame>
        </presentation:notes>
      </draw:page>
      <draw:page draw:name="Origin authentication &amp; RBAC  " draw:style-name="dp1" draw:master-page-name="CUSTOM_5f_1">
        <draw:frame draw:name="Google Shape;792;p83" presentation:style-name="pr4" draw:text-style-name="P6" draw:layer="layout" svg:width="20.807cm" svg:height="2.952cm" svg:x="2.296cm" svg:y="0cm" presentation:class="title" presentation:user-transformed="true">
          <draw:text-box>
            <text:p text:style-name="P3"><text:span text:style-name="T5">Origin authentication &amp; RBAC <text:s/></text:span></text:p>
          </draw:text-box>
        </draw:frame>
        <draw:custom-shape draw:name="Google Shape;793;p83" draw:style-name="gr3" draw:text-style-name="P6" draw:layer="layout" svg:width="16.878cm" svg:height="0.863cm" svg:x="2.594cm" svg:y="12.0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4;p83" draw:style-name="gr4" draw:text-style-name="P10" draw:layer="layout" svg:width="2.523cm" svg:height="1.681cm" svg:x="13.341cm" svg:y="4.345cm">
          <text:p text:style-name="P1"><text:span text:style-name="T10">Preference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5;p83" draw:style-name="gr4" draw:text-style-name="P10" draw:layer="layout" svg:width="2.523cm" svg:height="1.681cm" svg:x="19.175cm" svg:y="3.287cm">
          <text:p text:style-name="P1"><text:span text:style-name="T10">Recommendation v1</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83" draw:style-name="gr28" draw:text-style-name="P11" draw:layer="layout" svg:width="3.309cm" svg:height="1.057cm" draw:transform="rotate (-3.14159265358979) translate (19.173cm 5.186cm)">
          <text:p/>
          <draw:enhanced-geometry draw:mirror-horizontal="true" draw:mirror-vertical="false" svg:viewBox="0 0 21600 21600" draw:type="mso-spt32" draw:enhanced-path="M 0 0 L 21600 21600 N"/>
        </draw:custom-shape>
        <draw:custom-shape draw:name="Google Shape;797;p83" draw:style-name="gr4" draw:text-style-name="P10" draw:layer="layout" svg:width="2.523cm" svg:height="1.681cm" svg:x="19.175cm" svg:y="5.269cm">
          <text:p text:style-name="P1"><text:span text:style-name="T10">Recommendation v2</text:span></text:p>
          <text:p text:style-name="P1"><text:span text:style-name="T10">(Ver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8;p83" draw:style-name="gr28" draw:text-style-name="P11" draw:layer="layout" svg:width="3.309cm" svg:height="0.923cm" svg:x="15.865cm" svg:y="5.186cm">
          <text:p/>
          <draw:enhanced-geometry draw:mirror-horizontal="false" draw:mirror-vertical="false" svg:viewBox="0 0 21600 21600" draw:type="mso-spt32" draw:enhanced-path="M 0 0 L 21600 21600 N"/>
        </draw:custom-shape>
        <draw:custom-shape draw:name="Google Shape;799;p83" draw:style-name="gr2" draw:text-style-name="P6" draw:layer="layout" svg:width="18.773cm" svg:height="5.744cm" svg:x="2.176cm" svg:y="7.18cm">
          <text:list text:style-name="L8">
            <text:list-item>
              <text:p text:style-name="P12"><text:span text:style-name="T11">Create Policy for target services =&gt; Customer and Partner:</text:span></text:p>
            </text:list-item>
          </text:list>
          <text:p text:style-name="P9"><text:span text:style-name="T12">cat $ISTIO_LAB/custom-istiofiles/level1jwt-policy-https.yml | SUBDOMAIN=$SUBDOMAIN envsubst | oc apply -f - -n $APPS_NAMESPACE</text:span></text:p>
          <text:list text:continue-numbering="true" text:style-name="L8">
            <text:list-item>
              <text:p text:style-name="P8"><text:span text:style-name="T11">Bind user to role:</text:span></text:p>
            </text:list-item>
          </text:list>
          <text:p text:style-name="P9"><text:span text:style-name="T12">oc apply -f $ISTIO_LAB/custom-istiofiles/level1jwt-binding.yml -n $APPS_NAMESPACE</text:span></text:p>
          <text:list text:continue-numbering="true" text:style-name="L8">
            <text:list-item>
              <text:p text:style-name="P8"><text:span text:style-name="T11">Test services providing a valid ‘token’:</text:span></text:p>
            </text:list-item>
          </text:list>
          <text:p text:style-name="P21"><text:span text:style-name="T12">curl -H "Authorization: Bearer ${token}" customer-$APPS_NAMESPACE-istio-system.$SUBDOMAIN</text:span></text:p>
          <text:p text:style-name="P21"><text:span text:style-name="T12">curl -H "Authorization: Bearer ${token}" partner-$APPS_NAMESPACE-istio-system.$SUBDOMAIN</text:span></text:p>
          <text:p text:style-name="P21"><text:span text:style-name="T12"/></text:p>
          <text:p text:style-name="P9"><text:span text:style-name="T12"/></text:p>
          <text:p text:style-name="P9"><text:span text:style-name="T12"/></text:p>
          <text:p text:style-name="P9"><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83" draw:style-name="gr14" draw:text-style-name="P6" draw:layer="layout" svg:width="2.752cm" svg:height="4.13cm" svg:x="19.045cm" svg:y="3.039cm">
          <text:p text:style-name="P3"><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83" draw:style-name="gr4" draw:text-style-name="P10" draw:layer="layout" svg:width="2.523cm" svg:height="1.681cm" svg:x="7.732cm" svg:y="3.075cm">
          <text:p text:style-name="P1"><text:span text:style-name="T10">Custom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83" draw:style-name="gr4" draw:text-style-name="P10" draw:layer="layout" svg:width="2.523cm" svg:height="1.681cm" svg:x="7.732cm" svg:y="4.98cm">
          <text:p text:style-name="P1"><text:span text:style-name="T10">Partner v1</text:span></text:p>
          <text:p text:style-name="P1"><text:span text:style-name="T10">(SpringB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83" draw:style-name="gr28" draw:text-style-name="P11" draw:layer="layout" svg:width="3.084cm" svg:height="1.269cm" svg:x="10.256cm" svg:y="3.916cm">
          <text:p/>
          <draw:enhanced-geometry draw:mirror-horizontal="false" draw:mirror-vertical="false" svg:viewBox="0 0 21600 21600" draw:type="mso-spt32" draw:enhanced-path="M 0 0 L 21600 21600 N"/>
        </draw:custom-shape>
        <draw:custom-shape draw:name="Google Shape;804;p83" draw:style-name="gr28" draw:text-style-name="P11" draw:layer="layout" svg:width="3.084cm" svg:height="0.634cm" draw:transform="rotate (-3.14159265358979) translate (13.341cm 5.821cm)">
          <text:p/>
          <draw:enhanced-geometry draw:mirror-horizontal="true" draw:mirror-vertical="false" svg:viewBox="0 0 21600 21600" draw:type="mso-spt32" draw:enhanced-path="M 0 0 L 21600 21600 N"/>
        </draw:custom-shape>
        <draw:custom-shape draw:name="Google Shape;805;p83" draw:style-name="gr28" draw:text-style-name="P11" draw:layer="layout" svg:width="0.972cm" svg:height="0.432cm" draw:transform="rotate (-3.14159265358979) translate (7.732cm 4.349cm)">
          <text:p/>
          <draw:enhanced-geometry draw:mirror-horizontal="true" draw:mirror-vertical="false" svg:viewBox="0 0 21600 21600" draw:type="mso-spt32" draw:enhanced-path="M 0 0 L 21600 21600 N"/>
        </draw:custom-shape>
        <draw:custom-shape draw:name="Google Shape;806;p83" draw:style-name="gr28" draw:text-style-name="P11" draw:layer="layout" svg:width="0.972cm" svg:height="0.373cm" svg:x="6.759cm" svg:y="5.447cm">
          <text:p/>
          <draw:enhanced-geometry draw:mirror-horizontal="false" draw:mirror-vertical="false" svg:viewBox="0 0 21600 21600" draw:type="mso-spt32" draw:enhanced-path="M 0 0 L 21600 21600 N"/>
        </draw:custom-shape>
        <draw:custom-shape draw:name="Google Shape;807;p83" draw:style-name="gr30" draw:text-style-name="P23" draw:layer="layout" svg:width="3.084cm" svg:height="1.482cm" svg:x="2.325cm" svg:y="4.079cm">
          <text:p text:style-name="P1"><text:span text:style-name="T32">Clients via Ingress GW</text:span></text:p>
          <draw:enhanced-geometry draw:mirror-horizontal="false" draw:mirror-vertical="false" draw:text-areas="0 0 ?f19 ?f22" svg:viewBox="0 0 0 0" draw:type="ooxml-rightArrowCallout" draw:modifiers="25000 25000 25000 64977"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Google Shape;808;p83" draw:style-name="gr31" draw:text-style-name="P17" draw:layer="layout" svg:width="0.972cm" svg:height="1.681cm" svg:x="5.584cm" svg:y="4.041cm">
          <text:p text:style-name="P3"><text:span text:style-name="T29">TOKEN</text:span></text:p>
          <draw:enhanced-geometry draw:mirror-horizontal="false" draw:mirror-vertical="false" draw:text-areas="?f2 ?f2 ?f7 ?f11" svg:viewBox="0 0 0 0"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presentation:notes draw:style-name="dp2">
          <draw:page-thumbnail draw:name="Google Shape;789;g582f7184e4_0_282:notes" draw:style-name="gr1" draw:layer="layout" svg:width="16.932cm" svg:height="9.524cm" svg:x="1.059cm" svg:y="1.905cm" draw:page-number="64" presentation:class="page"/>
          <draw:frame draw:name="Google Shape;790;g582f7184e4_0_282:notes" presentation:style-name="pr6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verpass" svg:font-family="Overpa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9C40000057EBA553E8AF74FE868.png" xlink:type="simple" xlink:show="embed" xlink:actuate="onLoad"/>
    <draw:fill-image draw:name="msFillBitmap_20_2" draw:display-name="msFillBitmap 2" xlink:href="Pictures/1000000000000780000004381355AAB658229456.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35cm" draw:distance="0.105cm"/>
    <draw:stroke-dash draw:name="Dashed_20__28_var_29__20_5" draw:display-name="Dashed (var) 5" draw:style="rect" draw:dots2="1" draw:dots2-length="0.14cm" draw:distance="0.105cm"/>
    <draw:stroke-dash draw:name="Dashed_20__28_var_29__20_6" draw:display-name="Dashed (var) 6" draw:style="rect" draw:dots2="1" draw:dots2-length="0.28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bitmap" draw:fill-image-name="msFillBitmap_20_2" style:repeat="stretch"/>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1-backgroundobjects">
      <style:graphic-properties draw:stroke="none" draw:fill="none" draw:fill-color="#ffffff" draw:auto-grow-height="false" fo:min-height="1.27cm"/>
    </style:style>
    <style:style style:name="Mpr4" style:family="presentation" style:parent-style-name="CUSTOM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7;p2" presentation:style-name="TITLE-title" draw:layer="backgroundobjects" svg:width="16.509cm" svg:height="1.904cm" svg:x="5.061cm" svg:y="6.0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1" style:display-name="CUSTOM_1" style:page-layout-name="PM1" draw:style-name="Mdp2">
      <draw:frame draw:name="Google Shape;15;p5" presentation:style-name="CUSTOM_5f_1-outline1" draw:layer="backgroundobjects" svg:width="20.807cm" svg:height="9.416cm" svg:x="2.296cm" svg:y="3.163cm" presentation:class="outline" presentation:placeholder="true" presentation:user-transformed="true">
        <draw:text-box/>
      </draw:frame>
      <draw:frame draw:name="Google Shape;16;p5" presentation:style-name="CUSTOM_5f_1-title" draw:layer="backgroundobjects" svg:width="20.807cm" svg:height="2.952cm" svg:x="2.296cm" svg:y="0cm" presentation:class="title" presentation:placeholder="true" presentation:user-transformed="true">
        <draw:text-box/>
      </draw:frame>
      <presentation:notes style:page-layout-name="PM2">
        <draw:page-thumbnail presentation:style-name="CUSTOM_5f_1-title" draw:layer="backgroundobjects" svg:width="16.931cm" svg:height="9.524cm" svg:x="1.059cm" svg:y="1.93cm" presentation:class="page"/>
        <draw:frame presentation:style-name="CUSTOM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37"/>
    <meta:generator>LibreOfficeDev/6.0.5.2$Linux_X86_64 LibreOffice_project/</meta:generator>
  </office:meta>
</office:document-meta>
</file>